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8445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0.6335in"/>
    </style:style>
    <style:style style:name="co15" style:family="table-column">
      <style:table-column-properties fo:break-before="auto" style:column-width="0.5346in"/>
    </style:style>
    <style:style style:name="co16" style:family="table-column">
      <style:table-column-properties fo:break-before="auto" style:column-width="0.4783in"/>
    </style:style>
    <style:style style:name="co17" style:family="table-column">
      <style:table-column-properties fo:break-before="auto" style:column-width="0.1634in"/>
    </style:style>
    <style:style style:name="co18" style:family="table-column">
      <style:table-column-properties fo:break-before="auto" style:column-width="1.6602in"/>
    </style:style>
    <style:style style:name="co19" style:family="table-column">
      <style:table-column-properties fo:break-before="auto" style:column-width="0.4583in"/>
    </style:style>
    <style:style style:name="co20" style:family="table-column">
      <style:table-column-properties fo:break-before="auto" style:column-width="0.4366in"/>
    </style:style>
    <style:style style:name="co21" style:family="table-column">
      <style:table-column-properties fo:break-before="auto" style:column-width="0.4862in"/>
    </style:style>
    <style:style style:name="co22" style:family="table-column">
      <style:table-column-properties fo:break-before="auto" style:column-width="0.502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8457in"/>
    </style:style>
    <style:style style:name="co28" style:family="table-column">
      <style:table-column-properties fo:break-before="auto" style:column-width="0.7874in"/>
    </style:style>
    <style:style style:name="co29" style:family="table-column">
      <style:table-column-properties fo:break-before="auto" style:column-width="1.7701in"/>
    </style:style>
    <style:style style:name="co30" style:family="table-column">
      <style:table-column-properties fo:break-before="auto" style:column-width="0.5917in"/>
    </style:style>
    <style:style style:name="co31" style:family="table-column">
      <style:table-column-properties fo:break-before="auto" style:column-width="0.5827in"/>
    </style:style>
    <style:style style:name="co32" style:family="table-column">
      <style:table-column-properties fo:break-before="auto" style:column-width="0.7299in"/>
    </style:style>
    <style:style style:name="co33" style:family="table-column">
      <style:table-column-properties fo:break-before="auto" style:column-width="0.7201in"/>
    </style:style>
    <style:style style:name="co34" style:family="table-column">
      <style:table-column-properties fo:break-before="auto" style:column-width="0.6173in"/>
    </style:style>
    <style:style style:name="co35" style:family="table-column">
      <style:table-column-properties fo:break-before="auto" style:column-width="0.7165in"/>
    </style:style>
    <style:style style:name="co36" style:family="table-column">
      <style:table-column-properties fo:break-before="auto" style:column-width="0.6535in"/>
    </style:style>
    <style:style style:name="co37" style:family="table-column">
      <style:table-column-properties fo:break-before="auto" style:column-width="0.5146in"/>
    </style:style>
    <style:style style:name="co38" style:family="table-column">
      <style:table-column-properties fo:break-before="auto" style:column-width="0.4744in"/>
    </style:style>
    <style:style style:name="co39" style:family="table-column">
      <style:table-column-properties fo:break-before="auto" style:column-width="0.5063in"/>
    </style:style>
    <style:style style:name="co40" style:family="table-column">
      <style:table-column-properties fo:break-before="auto" style:column-width="0.5134in"/>
    </style:style>
    <style:style style:name="co41" style:family="table-column">
      <style:table-column-properties fo:break-before="auto" style:column-width="0.3165in"/>
    </style:style>
    <style:style style:name="co42" style:family="table-column">
      <style:table-column-properties fo:break-before="auto" style:column-width="0.6638in"/>
    </style:style>
    <style:style style:name="co43" style:family="table-column">
      <style:table-column-properties fo:break-before="auto" style:column-width="0.622in"/>
    </style:style>
    <style:style style:name="co44" style:family="table-column">
      <style:table-column-properties fo:break-before="auto" style:column-width="0.4638in"/>
    </style:style>
    <style:style style:name="co45" style:family="table-column">
      <style:table-column-properties fo:break-before="auto" style:column-width="0.4256in"/>
    </style:style>
    <style:style style:name="co46" style:family="table-column">
      <style:table-column-properties fo:break-before="auto" style:column-width="1.5756in"/>
    </style:style>
    <style:style style:name="co47" style:family="table-column">
      <style:table-column-properties fo:break-before="auto" style:column-width="1.628in"/>
    </style:style>
    <style:style style:name="co48" style:family="table-column">
      <style:table-column-properties fo:break-before="auto" style:column-width="0.3728in"/>
    </style:style>
    <style:style style:name="co49" style:family="table-column">
      <style:table-column-properties fo:break-before="auto" style:column-width="0.5693in"/>
    </style:style>
    <style:style style:name="co50" style:family="table-column">
      <style:table-column-properties fo:break-before="auto" style:column-width="5.9764in"/>
    </style:style>
    <style:style style:name="co51" style:family="table-column">
      <style:table-column-properties fo:break-before="auto" style:column-width="1.6417in"/>
    </style:style>
    <style:style style:name="co52" style:family="table-column">
      <style:table-column-properties fo:break-before="auto" style:column-width="1.7189in"/>
    </style:style>
    <style:style style:name="co53" style:family="table-column">
      <style:table-column-properties fo:break-before="auto" style:column-width="0.4717in"/>
    </style:style>
    <style:style style:name="co54" style:family="table-column">
      <style:table-column-properties fo:break-before="auto" style:column-width="0.2465in"/>
    </style:style>
    <style:style style:name="co55" style:family="table-column">
      <style:table-column-properties fo:break-before="auto" style:column-width="1.5118in"/>
    </style:style>
    <style:style style:name="co56" style:family="table-column">
      <style:table-column-properties fo:break-before="auto" style:column-width="1.211in"/>
    </style:style>
    <style:style style:name="co57" style:family="table-column">
      <style:table-column-properties fo:break-before="auto" style:column-width="1.5689in"/>
    </style:style>
    <style:style style:name="co58" style:family="table-column">
      <style:table-column-properties fo:break-before="auto" style:column-width="0.3752in"/>
    </style:style>
    <style:style style:name="co59" style:family="table-column">
      <style:table-column-properties fo:break-before="auto" style:column-width="1.2256in"/>
    </style:style>
    <style:style style:name="co60" style:family="table-column">
      <style:table-column-properties fo:break-before="auto" style:column-width="2.4126in"/>
    </style:style>
    <style:style style:name="co61" style:family="table-column">
      <style:table-column-properties fo:break-before="auto" style:column-width="0.75in"/>
    </style:style>
    <style:style style:name="co62" style:family="table-column">
      <style:table-column-properties fo:break-before="auto" style:column-width="2.3945in"/>
    </style:style>
    <style:style style:name="co63" style:family="table-column">
      <style:table-column-properties fo:break-before="auto" style:column-width="0.9701in"/>
    </style:style>
    <style:style style:name="co64" style:family="table-column">
      <style:table-column-properties fo:break-before="auto" style:column-width="10.4953in"/>
    </style:style>
    <style:style style:name="co65" style:family="table-column">
      <style:table-column-properties fo:break-before="auto" style:column-width="10.839in"/>
    </style:style>
    <style:style style:name="co66" style:family="table-column">
      <style:table-column-properties fo:break-before="auto" style:column-width="0.6118in"/>
    </style:style>
    <style:style style:name="co67" style:family="table-column">
      <style:table-column-properties fo:break-before="auto" style:column-width="0.8189in"/>
    </style:style>
    <style:style style:name="co68" style:family="table-column">
      <style:table-column-properties fo:break-before="auto" style:column-width="0.7693in"/>
    </style:style>
    <style:style style:name="co69" style:family="table-column">
      <style:table-column-properties fo:break-before="auto" style:column-width="0.5457in"/>
    </style:style>
    <style:style style:name="co70" style:family="table-column">
      <style:table-column-properties fo:break-before="auto" style:column-width="0.7591in"/>
    </style:style>
    <style:style style:name="co71" style:family="table-column">
      <style:table-column-properties fo:break-before="auto" style:column-width="0.5374in"/>
    </style:style>
    <style:style style:name="co72" style:family="table-column">
      <style:table-column-properties fo:break-before="auto" style:column-width="0.3819in"/>
    </style:style>
    <style:style style:name="co73" style:family="table-column">
      <style:table-column-properties fo:break-before="auto" style:column-width="2.0083in"/>
    </style:style>
    <style:style style:name="co74" style:family="table-column">
      <style:table-column-properties fo:break-before="auto" style:column-width="1.3008in"/>
    </style:style>
    <style:style style:name="co75" style:family="table-column">
      <style:table-column-properties fo:break-before="auto" style:column-width="0.5055in"/>
    </style:style>
    <style:style style:name="co76" style:family="table-column">
      <style:table-column-properties fo:break-before="auto" style:column-width="0.7209in"/>
    </style:style>
    <style:style style:name="co77" style:family="table-column">
      <style:table-column-properties fo:break-before="auto" style:column-width="0.6744in"/>
    </style:style>
    <style:style style:name="co78" style:family="table-column">
      <style:table-column-properties fo:break-before="auto" style:column-width="0.9in"/>
    </style:style>
    <style:style style:name="co79" style:family="table-column">
      <style:table-column-properties fo:break-before="auto" style:column-width="1.2016in"/>
    </style:style>
    <style:style style:name="co80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11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1346in" fo:break-before="auto" style:use-optimal-row-height="false"/>
    </style:style>
    <style:style style:name="ro10" style:family="table-row">
      <style:table-row-properties style:row-height="0.207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1.1811in" fo:break-before="auto" style:use-optimal-row-height="true"/>
    </style:style>
    <style:style style:name="ro21" style:family="table-row">
      <style:table-row-properties style:row-height="0.3925in" fo:break-before="auto" style:use-optimal-row-height="true"/>
    </style:style>
    <style:style style:name="ro22" style:family="table-row">
      <style:table-row-properties style:row-height="0.6425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5799in" fo:break-before="auto" style:use-optimal-row-height="true"/>
    </style:style>
    <style:style style:name="ro26" style:family="table-row">
      <style:table-row-properties style:row-height="0.1244in" fo:break-before="auto" style:use-optimal-row-height="fals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 table:tab-color="#c9211e"/>
    </style:style>
    <style:style style:name="ta5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3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weight="bold"/>
    </style:style>
    <style:style style:name="ce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style="normal" fo:font-weight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order-left="2.49pt solid #000000" fo:border-right="2.49pt solid #000000" fo:border-top="none" style:vertical-align="middle"/>
      <style:text-properties style:font-name="Avenir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737" style:family="table-cell" style:parent-style-name="Default"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"/>
    </style:style>
    <style:style style:name="ce15" style:family="table-cell" style:parent-style-name="Default">
      <style:table-cell-properties style:vertical-align="middle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07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10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7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125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8pt" fo:font-style="normal" fo:font-weight="normal" style:font-style-asian="normal" style:font-style-complex="normal"/>
    </style:style>
    <style:style style:name="ce129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KP_tablazat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3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" fo:font-size="9pt" fo:font-weight="bold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49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0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8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1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22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23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25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3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2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ccccc" fo:border="0.06pt solid #000000" style:vertical-align="middle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" fo:font-size="9pt" style:font-size-asian="9pt" style:font-size-complex="9pt"/>
    </style:style>
    <style:style style:name="ce223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0" style:family="table-cell" style:parent-style-name="Default" style:data-style-name="N158">
      <style:table-cell-properties fo:background-color="#ffff6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158">
      <style:table-cell-properties fo:border-bottom="2.24pt solid #000000" fo:background-color="#ff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26" style:family="table-cell" style:parent-style-name="Default">
      <style:table-cell-properties fo:border="none" style:vertical-align="middle"/>
      <style:text-properties style:font-name="Avenir"/>
    </style:style>
    <style:style style:name="ce2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30"/>
    </style:style>
    <style:style style:name="ce23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5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306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48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250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25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2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5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33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33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65" style:family="table-cell" style:parent-style-name="Default">
      <style:table-cell-properties fo:background-color="transparent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2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6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7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3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286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" fo:font-size="9pt" fo:font-weight="normal" style:font-size-asian="9pt" style:font-size-complex="9pt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" fo:font-weight="bold"/>
    </style:style>
    <style:style style:name="ce288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28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normal" style:font-size-asian="9pt" style:font-weight-asian="normal" style:font-size-complex="9pt" style:font-weight-complex="normal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93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$Tartalék.$E9]&gt;[$Tartalék.$D9])" style:apply-style-name="Warning_5f_Fortély" style:base-cell-address="Tartalék.F9"/>
    </style:style>
    <style:style style:name="ce30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02" style:family="table-cell" style:parent-style-name="Default">
      <style:table-cell-properties fo:wrap-option="wrap" style:vertical-align="middle"/>
      <style:text-properties style:font-name="Avenir"/>
    </style:style>
    <style:style style:name="ce355" style:family="table-cell" style:parent-style-name="Default">
      <style:table-cell-properties style:vertical-align="middle"/>
      <style:text-properties style:font-name="Avenir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24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3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3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34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"/>
    </style:style>
    <style:style style:name="ce370" style:family="table-cell" style:parent-style-name="Default">
      <style:table-cell-properties fo:background-color="#cccccc" fo:border="none" style:vertical-align="middle"/>
      <style:text-properties style:font-name="Avenir" fo:font-weight="bold"/>
    </style:style>
    <style:style style:name="ce380" style:family="table-cell" style:parent-style-name="Default">
      <style:table-cell-properties fo:background-color="#e6e6e6" fo:border="none" style:vertical-align="middle"/>
      <style:text-properties style:font-name="Avenir" fo:font-weight="bold"/>
    </style:style>
    <style:style style:name="ce382" style:family="table-cell" style:parent-style-name="Default">
      <style:table-cell-properties fo:background-color="#cccccc" fo:border="0.06pt solid #000000" style:vertical-align="middle"/>
      <style:text-properties style:font-name="Avenir" fo:font-weight="bold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16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1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1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42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5"/>
    </style:style>
    <style:style style:name="ce399" style:family="table-cell" style:parent-style-name="Default">
      <style:table-cell-properties fo:background-color="#cccccc" fo:border="0.06pt solid #000000" style:vertical-align="middle"/>
      <style:text-properties style:font-name="Avenir" fo:font-weight="bold"/>
      <style:map style:condition="cell-content()&gt;[$Alapértékek.$J$8]" style:apply-style-name="Warning_5f_szinttúlépés" style:base-cell-address="Tartalék.K5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  <style:map style:condition="cell-content()&gt;[$Alapértékek.$J$8]" style:apply-style-name="Warning_5f_szinttúlépés" style:base-cell-address="Tartalék.K5"/>
    </style:style>
    <style:style style:name="ce424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Tartalék.K22"/>
    </style:style>
    <style:style style:name="ce407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"/>
    </style:style>
    <style:style style:name="ce410" style:family="table-cell" style:parent-style-name="Default">
      <style:table-cell-properties fo:border-bottom="none" fo:background-color="#e6e6e6" fo:border-left="none" fo:border-right="2.49pt solid #000000" fo:border-top="none" style:vertical-align="middle"/>
      <style:text-properties style:font-name="Avenir"/>
    </style:style>
    <style:style style:name="ce412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  <style:text-properties style:font-name="Avenir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427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440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4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3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9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46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8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8pt" fo:font-style="normal" style:font-style-asian="normal" style:font-style-complex="normal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505" style:family="table-cell" style:parent-style-name="Default">
      <style:text-properties style:font-name="Avenir2" fo:font-style="normal" style:font-style-asian="normal" style:font-style-complex="normal"/>
    </style:style>
    <style:style style:name="ce5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4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KP_tablazat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KP_tablazat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7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5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9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5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56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6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7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7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9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5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4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42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1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63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9pt" fo:font-style="normal" style:font-size-asian="9pt" style:font-style-asian="normal" style:font-size-complex="9pt" style:font-style-complex="normal"/>
    </style:style>
    <style:style style:name="ce674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747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5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5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2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7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791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81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3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6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8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8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KP_tablazat.$K$68])                            AND ([$Alapértékek.C18]&lt;[$KP_tablazat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843" style:family="table-cell" style:parent-style-name="Default">
      <style:table-cell-properties fo:background-color="transparent" style:vertical-align="middle"/>
      <style:text-properties style:font-name="Avenir2" fo:font-style="normal" style:font-style-asian="normal" style:font-style-complex="normal"/>
    </style:style>
    <style:style style:name="ce846" style:family="table-cell" style:parent-style-name="Default">
      <style:table-cell-properties fo:background-color="transparent" style:vertical-align="middle"/>
      <style:text-properties fo:color="#ff0000" style:font-name="Avenir2" fo:font-style="normal" style:font-style-asian="normal" style:font-style-complex="normal"/>
    </style:style>
    <style:style style:name="ce848" style:family="table-cell" style:parent-style-name="Default">
      <style:table-cell-properties style:vertical-align="middle"/>
      <style:text-properties fo:color="#ff0000" style:font-name="Avenir2" fo:font-style="normal" style:font-style-asian="normal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851" style:family="table-cell" style:parent-style-name="Default">
      <style:text-properties style:font-name="Avenir2" fo:font-size="8pt" fo:font-style="normal" style:font-style-asian="normal" style:font-weight-asian="bold" style:font-style-complex="normal" style:font-weight-complex="bold"/>
    </style:style>
    <style:style style:name="ce85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55" style:family="table-cell" style:parent-style-name="Default"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4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weight-asian="bold" style:font-size-complex="10pt" style:font-style-complex="normal" style:font-weight-complex="bold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5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6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913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003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3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15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939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ize="9pt"/>
    </style:style>
    <style:style style:name="ce94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" fo:font-size="10pt" fo:font-weight="normal" style:font-size-asian="10pt" style:font-size-complex="10pt"/>
    </style:style>
    <style:style style:name="ce949" style:family="table-cell" style:parent-style-name="Default">
      <style:table-cell-properties fo:border-bottom="2.49pt solid #000000" fo:border-left="none" fo:border-right="2.49pt solid #000000" fo:border-top="2.49pt solid #000000" style:vertical-align="middle"/>
      <style:text-properties style:font-name="Avenir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"/>
    </style:style>
    <style:style style:name="ce9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9]" style:apply-style-name="Warning_5f_szinttúlépés" style:base-cell-address="Misztikus.E7"/>
    </style:style>
    <style:style style:name="ce9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97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13]&gt;[.$D$13])" style:apply-style-name="Warning_5f_Fortély" style:base-cell-address="Misztikus.F13"/>
      <style:map style:condition="cell-content()&lt;0" style:apply-style-name="Warning_5f_negativ" style:base-cell-address="Misztikus.F13"/>
    </style:style>
    <style:style style:name="ce97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0]&gt;[.$D$20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9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1]&gt;[.$D$21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9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2]&gt;[.$D$22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98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3]&gt;[.$D$23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98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4]&gt;[.$D$24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99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E$25]&gt;[.$D$25])" style:apply-style-name="Warning_5f_Fortély" style:base-cell-address="Misztikus.F25"/>
      <style:map style:condition="cell-content()&lt;0" style:apply-style-name="Warning_5f_negativ" style:base-cell-address="Misztikus.F25"/>
    </style:style>
    <style:style style:name="ce99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994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 style:vertical-align="middle"/>
      <style:paragraph-properties fo:text-align="center" fo:margin-left="0in"/>
      <style:text-properties fo:color="#ffffff" style:font-name="Avenir"/>
    </style:style>
    <style:style style:name="ce995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" fo:font-size="9pt" fo:font-weight="bold"/>
    </style:style>
    <style:style style:name="ce99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size="9pt" fo:font-weight="bold"/>
      <style:map style:condition="cell-content()&lt;0" style:apply-style-name="Warning_5f_maradt" style:base-cell-address="Misztikus.L3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  <style:map style:condition="is-true-formula([.$L$20]&gt;[.$K$20])" style:apply-style-name="Warning_5f_Fortély" style:base-cell-address="Misztikus.M20"/>
      <style:map style:condition="cell-content()&lt;0" style:apply-style-name="Warning_5f_negativ" style:base-cell-address="Misztikus.M20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2]&gt;[.$K$22])" style:apply-style-name="Warning_5f_negativ" style:base-cell-address="Misztikus.M22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10" style:family="table-cell" style:parent-style-name="Default">
      <style:table-cell-properties fo:wrap-option="wrap" style:vertical-align="middle"/>
      <style:text-properties style:font-name="Avenir" fo:font-size="10pt" style:font-size-asian="10pt" style:font-size-complex="10pt"/>
    </style:style>
    <style:style style:name="ce1011" style:family="table-cell" style:parent-style-name="Default">
      <style:table-cell-properties fo:background-color="#81d41a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94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17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01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0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0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7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7pt" fo:font-weight="bold" style:font-size-asian="7pt" style:font-weight-asian="bold" style:font-size-complex="7pt" style:font-weight-complex="bold"/>
    </style:style>
    <style:style style:name="ce10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0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/>
    </style:style>
    <style:style style:name="ce10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fo:border="0.06pt solid #000000" style:vertical-align="middle"/>
      <style:text-properties style:font-name="Avenir" fo:font-size="9pt" style:font-size-asian="9pt" style:font-size-complex="9pt"/>
    </style:style>
    <style:style style:name="ce108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1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1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1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1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5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43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"/>
    </style:style>
    <style:style style:name="ce11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15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152" style:family="table-cell" style:parent-style-name="Default">
      <style:table-cell-properties fo:background-color="transparent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3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777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7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0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2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94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3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318" style:family="table-cell" style:parent-style-name="Default">
      <style:table-cell-properties fo:background-color="transparent" style:vertical-align="middle"/>
    </style:style>
    <style:style style:name="ce1784" style:family="table-cell" style:parent-style-name="Default">
      <style:table-cell-properties fo:wrap-option="wrap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85" style:family="table-cell" style:parent-style-name="Default">
      <style:table-cell-properties fo:border-bottom="none" fo:background-color="#cccccc" fo:border-left="0.74pt solid #000000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795" style:family="table-cell" style:parent-style-name="Default">
      <style:table-cell-properties fo:border-bottom="0.74pt solid #000000" fo:wrap-option="wrap" fo:border-left="0.74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88" style:family="table-cell" style:parent-style-name="Default">
      <style:table-cell-properties fo:wrap-option="wrap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89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1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7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7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7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9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800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181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/>
    </style:style>
    <style:style style:name="ce1803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border-bottom="none" fo:border-left="none" fo:border-right="0.74pt solid #000000" fo:border-top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807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8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80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10pt" fo:font-weight="normal" style:font-name-asian="Tahoma" style:font-size-asian="10pt" style:font-weight-asian="normal" style:font-name-complex="Tahoma" style:font-size-complex="10pt" style:font-weight-complex="normal"/>
    </style:style>
    <style:style style:name="ce119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10" style:family="table-cell" style:parent-style-name="Default">
      <style:table-cell-properties fo:background-color="#cccccc" fo:wrap-option="wrap" style:vertical-align="middle"/>
      <style:text-properties style:font-name="Avenir" fo:font-weight="bold" style:font-weight-asian="bold" style:font-weight-complex="bold"/>
    </style:style>
    <style:style style:name="ce1811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1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212" style:family="table-cell" style:parent-style-name="Default">
      <style:table-cell-properties fo:wrap-option="no-wrap" style:vertical-align="middle"/>
    </style:style>
    <style:style style:name="ce1189" style:family="table-cell" style:parent-style-name="Default">
      <style:table-cell-properties style:vertical-align="middle"/>
    </style:style>
    <style:style style:name="ce1214" style:family="table-cell" style:parent-style-name="Default">
      <style:table-cell-properties fo:wrap-option="wrap" style:vertical-align="middle"/>
    </style:style>
    <style:style style:name="ce1215" style:family="table-cell" style:parent-style-name="Default" style:data-style-name="N100">
      <style:table-cell-properties fo:wrap-option="wrap"/>
      <style:text-properties style:font-name="Avenir" fo:font-weight="bold"/>
    </style:style>
    <style:style style:name="ce1217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1219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1220" style:family="table-cell" style:parent-style-name="Default" style:data-style-name="N100">
      <style:text-properties style:font-name="Avenir" fo:font-weight="bold"/>
    </style:style>
    <style:style style:name="ce1221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1222" style:family="table-cell" style:parent-style-name="Default" style:data-style-name="N100">
      <style:text-properties style:font-name="Avenir" fo:font-weight="normal"/>
    </style:style>
    <style:style style:name="ce1223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1228" style:family="table-cell" style:parent-style-name="Default" style:data-style-name="N100">
      <style:text-properties fo:color="#ff0000" style:font-name="Avenir" fo:font-weight="bold"/>
    </style:style>
    <style:style style:name="ce1229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1230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1231" style:family="table-cell" style:parent-style-name="Default">
      <style:text-properties style:font-name="Avenir" fo:font-weight="normal"/>
    </style:style>
    <style:style style:name="ce1422" style:family="table-cell" style:parent-style-name="Default">
      <style:text-properties style:font-name="Avenir" fo:font-weight="normal" style:font-weight-asian="normal" style:font-weight-complex="normal"/>
    </style:style>
    <style:style style:name="ce1423" style:family="table-cell" style:parent-style-name="Default">
      <style:table-cell-properties style:vertical-align="middle"/>
      <style:text-properties style:font-name="Avenir2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4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7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3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4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4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4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4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45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26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934" style:family="table-cell" style:parent-style-name="Default">
      <style:table-cell-properties style:vertical-align="middle"/>
      <style:text-properties style:use-window-font-color="true" style:font-name="Avenir2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459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46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7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46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6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4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2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4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4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2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4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2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4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3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8pt"/>
    </style:style>
    <style:style style:name="ce1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30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3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5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3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5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5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36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style:font-style-asian="normal" style:font-style-complex="normal" fo:color="#ff0000"/>
    </style:style>
    <style:style style:name="T9" style:family="text">
      <style:text-properties fo:font-style="normal" style:font-style-asian="normal" style:font-style-complex="normal" fo:color="#000000"/>
    </style:style>
    <style:style style:name="T1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13" style:family="text">
      <style:text-properties fo:color="#ff0000"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size="7pt" style:font-size-asian="7pt" style:font-size-complex="7pt"/>
    </style:style>
    <style:style style:name="T15" style:family="text">
      <style:text-properties fo:font-size="7pt"/>
    </style:style>
    <style:style style:name="T1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21" style:family="text">
      <style:text-properties style:font-name="Avenir"/>
    </style:style>
    <style:style style:name="T2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4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5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fo:color="#bf00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fo:font-weight="bold" style:font-weight-asian="bold" style:font-weight-complex="bold"/>
    </style:style>
    <style:style style:name="T3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4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1">
          <table:help-message table:title="Írástudó" table:display="true">
            <text:p>Az írást és olvasást fedi egyben.</text:p>
          </table:help-message>
        </table:content-validation>
        <table:content-validation table:name="val9" table:condition="of:cell-content-is-in-list(fortelyok_altalanos)" table:allow-empty-cell="true" table:display-list="unsorted" table:base-cell-address="Alapértékek.A45">
          <table:error-message table:message-type="stop" table:display="true"/>
        </table:content-validation>
        <table:content-validation table:name="val10" table:condition="of:cell-content-is-in-list(fortelyok_altalanos)" table:allow-empty-cell="true" table:display-list="sort-ascending" table:base-cell-address="Alapértékek.A46">
          <table:error-message table:message-type="stop" table:display="true"/>
        </table:content-validation>
        <table:content-validation table:name="val11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Tartalék.C22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Tartalék.C24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4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9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0" table:condition="of:cell-content-is-whole-number() and cell-content()&gt;0" table:allow-empty-cell="true" table:base-cell-address="Tartalék.D25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45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2" table:condition="of:cell-content-is-whole-number() and cell-content()=SUM([Misztikus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3" table:condition="of:cell-content-is-whole-number() and cell-content-is-between(1,3)" table:allow-empty-cell="true" table:base-cell-address="Tartalék.C35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Tartalék.D2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Alapérték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Tartalék.D26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Tartalék.D26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Alapérték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Alapértékek.D66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8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9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0" table:base-cell-address="Tartalék.E28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1" table:condition="of:cell-content-is-whole-number() and cell-content-is-between(1,10)" table:allow-empty-cell="true" table:base-cell-address="Alapérték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2" table:base-cell-address="Alapértékek.G30">
          <table:error-message table:message-type="stop" table:display="true"/>
        </table:content-validation>
        <table:content-validation table:name="val53" table:condition="of:cell-content-is-in-list(szekunder_atlagos)" table:allow-empty-cell="true" table:display-list="unsorted" table:base-cell-address="Alapértékek.G43">
          <table:error-message table:message-type="stop" table:display="true"/>
        </table:content-validation>
        <table:content-validation table:name="val54" table:base-cell-address="Tartalék.H28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5" table:base-cell-address="Tartalék.H29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6" table:base-cell-address="Alapértékek.G64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Alapértékek.G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8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Misztikus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12)" table:allow-empty-cell="true" table:base-cell-address="Alapértékek.H61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2" table:condition="of:cell-content-is-whole-number() and cell-content-is-between(0,12)" table:allow-empty-cell="true" table:base-cell-address="Tartalék.H33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3" table:condition="of:cell-content-is-decimal-number() and cell-content-is-between(0,9)" table:allow-empty-cell="true" table:base-cell-address="Alapértékek.H65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4" table:condition="of:cell-content-is-decimal-number() and cell-content-is-between(0,12)" table:allow-empty-cell="true" table:base-cell-address="Alapértékek.H66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5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6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Tartalék.A9">
          <table:error-message table:message-type="stop" table:display="true"/>
        </table:content-validation>
        <table:content-validation table:name="val69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base-cell-address="Alapérték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2" table:base-cell-address="Tartalé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Alapérték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Misztikus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7" table:condition="of:cell-content-is-in-list(szekunder_atlagos)" table:allow-empty-cell="true" table:display-list="unsorted" table:base-cell-address="Tartalék.H13">
          <table:error-message table:message-type="stop" table:display="true"/>
        </table:content-validation>
        <table:content-validation table:name="val78" table:condition="of:cell-content-is-in-list(szekunder_konnyu)" table:allow-empty-cell="true" table:display-list="unsorted" table:base-cell-address="Tartalék.H20">
          <table:error-message table:message-type="stop" table:display="true"/>
        </table:content-validation>
        <table:content-validation table:name="val79" table:condition="of:cell-content-is-in-list(szekunder_konnyu)" table:allow-empty-cell="true" table:display-list="unsorted" table:base-cell-address="Tartalék.H25">
          <table:error-message table:message-type="stop" table:display="true"/>
        </table:content-validation>
        <table:content-validation table:name="val80" table:base-cell-address="Misztikus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82" table:condition="of:cell-content-is-in-list(kezifegyverek_nev)" table:allow-empty-cell="true" table:display-list="sort-ascending" table:base-cell-address="Misztikus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3" table:base-cell-address="Tartalék.A25">
          <table:help-message table:display="true"/>
          <table:error-message table:message-type="stop" table:display="true"/>
        </table:content-validation>
        <table:content-validation table:name="val84" table:condition="of:cell-content-is-in-list(tavolsagi_fegyverek_nev)" table:allow-empty-cell="true" table:display-list="sort-ascending" table:base-cell-address="Misztikus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5" table:condition="of:cell-content-is-in-list(tavolsagi_fegyverek_nev)" table:allow-empty-cell="true" table:display-list="sort-ascending" table:base-cell-address="Misztikus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6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7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8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9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0" table:base-cell-address="Tartalék.E26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9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2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93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4" table:base-cell-address="Tartalék.B23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5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7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8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9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0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101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0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0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6" table:condition="of:cell-content-is-decimal-number() and cell-content-is-between(0,3)" table:allow-empty-cell="true" table:base-cell-address="Tartalék.C2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7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8" table:base-cell-address="Tartalék.C31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10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1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1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7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2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4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5" table:base-cell-address="Tartalék.E24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3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3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3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4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5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6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7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9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40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4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42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43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4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5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6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7" table:base-cell-address="Misztikus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8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9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50" table:base-cell-address="Fortélylista.K28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51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52" table:base-cell-address="KP_tablazat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737"/>
        <table:table-column table:style-name="co2" table:default-cell-style-name="ce737"/>
        <table:table-column table:style-name="co3" table:number-columns-repeated="2" table:default-cell-style-name="ce737"/>
        <table:table-column table:style-name="co4" table:default-cell-style-name="ce737"/>
        <table:table-column table:style-name="co5" table:default-cell-style-name="ce737"/>
        <table:table-column table:style-name="co6" table:default-cell-style-name="ce737"/>
        <table:table-column table:style-name="co7" table:number-columns-repeated="2" table:default-cell-style-name="ce737"/>
        <table:table-column table:style-name="co8" table:default-cell-style-name="ce737"/>
        <table:table-column table:style-name="co4" table:default-cell-style-name="ce737"/>
        <table:table-column table:style-name="co9" table:default-cell-style-name="ce737"/>
        <table:table-column table:style-name="co10" table:default-cell-style-name="ce737"/>
        <table:table-column table:style-name="co11" table:default-cell-style-name="ce737"/>
        <table:table-column table:style-name="co12" table:number-columns-repeated="16370" table:default-cell-style-name="ce737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265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261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6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261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6" table:formula="of:=[.$E$11]-([.$K$11]+[.$D$55]+[Harcértékek.E10]+[Misztikus.E3])" office:value-type="float" office:value="850" calcext:value-type="float">
            <text:p>8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109"/>
          <table:table-cell table:style-name="ce147" table:content-validation-name="val47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6" table:formula="of:=SUM([.$K$16:.$K$24])+SUM([.$K$28:.$K$35])+SUM([.$K$38:.$K$58])+SUM([.K61:.K66])+SUM([Tartalék.L5:.L10])+SUM([Tartalék.L10:.L14])+SUM([Tartalék.L17:.L22])" office:value-type="float" office:value="0" calcext:value-type="float">
            <text:p>0</text:p>
          </table:table-cell>
          <table:table-cell table:style-name="ce261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261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29])+SUM([.$E32:.$E42])+[.$E$53]+SUM([.K38:.K42])+[Harcértékek.$E$10]+[Misztikus.$E$3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51" table:content-validation-name="val48" table:formula="of:=([$KP_tablazat.$K$7]+([.$D$8]*((2*[.$C22])+[$KP_tablazat.$K8])))" office:value-type="float" office:value="650" calcext:value-type="float">
            <text:p>65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2">Harcmodor képzettségek (Átfogó) </text:span><text:span text:style-name="T3">🅿️</text:span></text:p>
          </table:table-cell>
          <table:covered-table-cell table:style-name="ce201"/>
          <table:covered-table-cell table:style-name="ce219"/>
          <table:covered-table-cell table:style-name="ce226"/>
          <table:covered-table-cell table:style-name="ce155"/>
          <table:table-cell table:style-name="ce261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39"/>
          <table:table-cell table:style-name="ce143" office:value-type="string" calcext:value-type="string">
            <text:p>MP</text:p>
          </table:table-cell>
          <table:table-cell table:style-name="ce239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52" table:content-validation-name="val58"/>
          <table:table-cell table:style-name="ce220" table:content-validation-name="val65" table:formula="of:=[.$J16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6]&gt;0;VLOOKUP([.$J16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52" table:content-validation-name="val58"/>
          <table:table-cell table:style-name="ce220" table:content-validation-name="val65" table:formula="of:=[.$J17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7]&gt;0;VLOOKUP([.$J17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267"/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6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Pusztítás</text:p>
          </table:table-cell>
          <table:covered-table-cell table:style-name="ce252" table:content-validation-name="val58"/>
          <table:table-cell table:style-name="ce220" table:content-validation-name="val65" table:formula="of:=[.$J18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8]&gt;0;VLOOKUP([.$J18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6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52" table:content-validation-name="val58"/>
          <table:table-cell table:style-name="ce220" table:content-validation-name="val65" table:formula="of:=[.$J19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19]&gt;0;VLOOKUP([.$J19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6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52" table:content-validation-name="val59"/>
          <table:table-cell table:style-name="ce220" table:content-validation-name="val65" table:formula="of:=[.$J20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0]&gt;0;VLOOKUP([.$J20];KP_táblázat;MATCH(&quot;Átfogó&quot;;KP_fejléc;0);0);0)" office:value-type="float" office:value="0" calcext:value-type="float">
            <text:p>0</text:p>
          </table:table-cell>
          <table:table-cell table:style-name="ce261" table:number-columns-repeated="2"/>
          <table:table-cell table:style-name="ce5" table:number-columns-repeated="16371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6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52" table:content-validation-name="val59"/>
          <table:table-cell table:style-name="ce220" table:content-validation-name="val65" table:formula="of:=[.$J21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6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52" table:content-validation-name="val59"/>
          <table:table-cell table:style-name="ce220" table:content-validation-name="val65" table:formula="of:=[.$J22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261" table:formula="of:=([.$M22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6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52" table:content-validation-name="val59"/>
          <table:table-cell table:style-name="ce220" table:content-validation-name="val65" table:formula="of:=[.$J23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3]&gt;0;VLOOKUP([.$J23];KP_táblázat;MATCH(&quot;Átfogó&quot;;KP_fejléc;0);0);0)" office:value-type="float" office:value="0" calcext:value-type="float">
            <text:p>0</text:p>
          </table:table-cell>
          <table:table-cell table:style-name="ce261" office:value-type="string" calcext:value-type="string">
            <text:p>Össz harcmodor</text:p>
          </table:table-cell>
          <table:table-cell table:style-name="ce261" table:formula="of:=SUM([.K16:.K23])" office:value-type="float" office:value="0" calcext:value-type="float">
            <text:p>0</text:p>
          </table:table-cell>
          <table:table-cell table:style-name="ce261" table:formula="of:=([.$M23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62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52" table:content-validation-name="val59"/>
          <table:table-cell table:style-name="ce220" table:content-validation-name="val65" table:formula="of:=[.$J24]+ROUNDDOWN([$Harcértékek.$I$3]/10)" office:value-type="float" office:value="0" calcext:value-type="float">
            <text:p>0</text:p>
          </table:table-cell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4]&gt;0;VLOOKUP([.$J24];KP_táblázat;MATCH(&quot;Átfogó&quot;;KP_fejléc;0);0);0)" office:value-type="float" office:value="0" calcext:value-type="float">
            <text:p>0</text:p>
          </table:table-cell>
          <table:table-cell table:style-name="ce261" table:content-validation-name="val67" office:value-type="string" calcext:value-type="string">
            <text:p>Primer képzettség</text:p>
          </table:table-cell>
          <table:table-cell table:style-name="ce261" table:formula="of:=SUM([.K28:.K29])+SUM([.K38:.K41])" office:value-type="float" office:value="0" calcext:value-type="float">
            <text:p>0</text:p>
          </table:table-cell>
          <table:table-cell table:style-name="ce261" table:formula="of:=([.$M24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62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2"/>
          <table:table-cell table:style-name="ce154" table:content-validation-name="val49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261" office:value-type="string" calcext:value-type="string">
            <text:p>Mesterfegyver</text:p>
          </table:table-cell>
          <table:table-cell table:style-name="ce261" table:formula="of:=[.E53]" office:value-type="float" office:value="0" calcext:value-type="float">
            <text:p>0</text:p>
          </table:table-cell>
          <table:table-cell table:style-name="ce261" table:formula="of:=([.$M25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68" table:number-columns-spanned="2" table:number-rows-spanned="1"/>
          <table:covered-table-cell/>
          <table:table-cell table:style-name="ce115" table:content-validation-name="val20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06"/>
          <table:covered-table-cell table:style-name="ce245"/>
          <table:table-cell table:style-name="ce261" office:value-type="string" calcext:value-type="string">
            <text:p>Primer Fortélyok</text:p>
          </table:table-cell>
          <table:table-cell table:style-name="ce261" table:formula="of:=SUM([.E33:.E42])" office:value-type="float" office:value="0" calcext:value-type="float">
            <text:p>0</text:p>
          </table:table-cell>
          <table:table-cell table:style-name="ce261" table:formula="of:=([.$M26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2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261" office:value-type="string" calcext:value-type="string">
            <text:p>Pszí + Mágia</text:p>
          </table:table-cell>
          <table:table-cell table:style-name="ce261" table:formula="of:=[$Misztikus.E3]" office:value-type="float" office:value="0" calcext:value-type="float">
            <text:p>0</text:p>
          </table:table-cell>
          <table:table-cell table:style-name="ce261" table:formula="of:=([.$M27]/[.$E$13])*100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2"/>
          <table:table-cell table:style-name="ce149"/>
          <table:table-cell table:style-name="ce5"/>
          <table:table-cell table:style-name="ce181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16370"/>
        </table:table-row>
        <table:table-row table:style-name="ro1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54" table:content-validation-name="val59"/>
          <table:table-cell table:style-name="ce227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264" office:value-type="string" calcext:value-type="string">
            <text:p>SUM</text:p>
          </table:table-cell>
          <table:table-cell table:style-name="ce264" table:formula="of:=SUM([.M22:.M28])" office:value-type="float" office:value="0" calcext:value-type="float">
            <text:p>0</text:p>
          </table:table-cell>
          <table:table-cell table:style-name="ce264" table:formula="of:=SUM([.N22:.N28])" office:value-type="string" office:string-value="" calcext:value-type="error">
            <text:p>#DIV/0!</text:p>
          </table:table-cell>
          <table:table-cell table:style-name="ce5" table:number-columns-repeated="16370"/>
        </table:table-row>
        <table:table-row table:style-name="ro1">
          <table:table-cell table:style-name="ce74" office:value-type="string" calcext:value-type="string" table:number-columns-spanned="5" table:number-rows-spanned="1">
            <text:p>Primer fortélyok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209" table:content-validation-name="val52" office:value-type="string" calcext:value-type="string" table:number-columns-spanned="3" table:number-rows-spanned="1">
            <text:p><text:span text:style-name="T4"><text:a xlink:href="https://github.com/kaktusztea/km100/blob/master/md/kepzettsegek/elettan.md" xlink:type="simple">Élettan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0]&gt;0;VLOOKUP([.$J30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chanika.md" xlink:type="simple">Mechanika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1]&gt;0;VLOOKUP([.$J31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office:value-type="string" calcext:value-type="string" table:number-columns-spanned="2" table:number-rows-spanned="1">
            <text:p>Vértviselet</text:p>
          </table:table-cell>
          <table:covered-table-cell/>
          <table:table-cell table:style-name="ce70" table:content-validation-name="val23" office:value-type="float" office:value="3" calcext:value-type="float">
            <text:p>3</text:p>
          </table:table-cell>
          <table:table-cell table:style-name="ce99" table:content-validation-name="val34"/>
          <table:table-cell table:style-name="ce159" table:content-validation-name="val46" table:formula="of:=[.$D32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meregkeveres.md" xlink:type="simple">Méregkeverés</text:a>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2]&gt;0;VLOOKUP([.$J32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70" table:content-validation-name="val24" office:value-type="float" office:value="4" calcext:value-type="float">
            <text:p>4</text:p>
          </table:table-cell>
          <table:table-cell table:style-name="ce99" table:content-validation-name="val35"/>
          <table:table-cell table:style-name="ce159" table:content-validation-name="val46" table:formula="of:=[.$D33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rvoslas.md" xlink:type="simple">Orvoslás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3]&gt;0;VLOOKUP([.$J33];KP_táblázat;MATCH(&quot;Átfogó&quot;;KP_fejléc;0);0);0)" office:value-type="float" office:value="0" calcext:value-type="float">
            <text:p>0</text:p>
          </table:table-cell>
          <table:table-cell table:number-columns-repeated="6"/>
          <table:table-cell table:style-name="ce5" table:number-columns-repeated="16367"/>
        </table:table-row>
        <table:table-row table:style-name="ro1">
          <table:table-cell table:style-name="ce32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70" table:content-validation-name="val25" office:value-type="float" office:value="1" calcext:value-type="float">
            <text:p>1</text:p>
          </table:table-cell>
          <table:table-cell table:style-name="ce99" table:content-validation-name="val36"/>
          <table:table-cell table:style-name="ce159" table:content-validation-name="val46" table:formula="of:=[.$D34]*[$KP_tablazat.$K$14]" office:value-type="float" office:value="0" calcext:value-type="float">
            <text:p>0</text:p>
          </table:table-cell>
          <table:table-cell table:style-name="ce5"/>
          <table:table-cell table:style-name="ce209" office:value-type="string" calcext:value-type="string" table:number-columns-spanned="3" table:number-rows-spanned="1">
            <text:p><text:span text:style-name="T4"><text:a xlink:href="https://github.com/kaktusztea/km100/blob/master/md/kepzettsegek/osi_nyelv_ismerete.md" xlink:type="simple">Ősi nyelv ismerete</text:a></text:span><text:span text:style-name="T4"> </text:span></text:p>
          </table:table-cell>
          <table:covered-table-cell table:number-columns-repeated="2" table:style-name="ce254" table:content-validation-name="val59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4]&gt;0;VLOOKUP([.$J34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70" table:content-validation-name="val26" office:value-type="float" office:value="2" calcext:value-type="float">
            <text:p>2</text:p>
          </table:table-cell>
          <table:table-cell table:style-name="ce99" table:content-validation-name="val37"/>
          <table:table-cell table:style-name="ce159" table:content-validation-name="val46" table:formula="of:=[.$D3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2" table:number-columns-spanned="3" table:number-rows-spanned="1"/>
          <table:covered-table-cell table:number-columns-repeated="2" table:style-name="ce210" table:content-validation-name="val52"/>
          <table:table-cell table:style-name="ce229" table:content-validation-name="val66" office:value-type="float" office:value="0" calcext:value-type="float">
            <text:p>0</text:p>
          </table:table-cell>
          <table:table-cell table:style-name="ce244" table:content-validation-name="val46" table:formula="of:=IF([.$J35]&gt;0;VLOOKUP([.$J35];KP_táblázat;MATCH(&quot;Átfogó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2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70" table:content-validation-name="val27" office:value-type="float" office:value="2" calcext:value-type="float">
            <text:p>2</text:p>
          </table:table-cell>
          <table:table-cell table:style-name="ce99" table:content-validation-name="val38"/>
          <table:table-cell table:style-name="ce159" table:content-validation-name="val46" table:formula="of:=[.$D36]*[$KP_tablazat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13"/>
          <table:covered-table-cell table:style-name="ce248"/>
          <table:table-cell table:number-columns-repeated="16373"/>
        </table:table-row>
        <table:table-row table:style-name="ro2">
          <table:table-cell table:style-name="ce32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70" table:content-validation-name="val28" office:value-type="float" office:value="3" calcext:value-type="float">
            <text:p>3</text:p>
          </table:table-cell>
          <table:table-cell table:style-name="ce99" table:content-validation-name="val39"/>
          <table:table-cell table:style-name="ce159" table:content-validation-name="val46" table:formula="of:=[.$D37]*[$KP_tablazat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32" office:value-type="string" calcext:value-type="string" table:number-columns-spanned="2" table:number-rows-spanned="1">
            <text:p>Kétkezesség</text:p>
          </table:table-cell>
          <table:covered-table-cell/>
          <table:table-cell table:style-name="ce70" table:content-validation-name="val29" office:value-type="float" office:value="1" calcext:value-type="float">
            <text:p>1</text:p>
          </table:table-cell>
          <table:table-cell table:style-name="ce99" table:content-validation-name="val40"/>
          <table:table-cell table:style-name="ce159" table:content-validation-name="val46" table:formula="of:=[.$D38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8]&gt;0;VLOOKUP([.$J3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39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39]&gt;0;VLOOKUP([.$J3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0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1]*[$KP_tablazat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234" table:content-validation-name="val60"/>
          <table:table-cell table:style-name="ce230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1]&gt;0;VLOOKUP([.$J4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number-columns-spanned="2" table:number-rows-spanned="1"/>
          <table:covered-table-cell/>
          <table:table-cell table:style-name="ce120" table:content-validation-name="val30"/>
          <table:table-cell table:style-name="ce99" table:content-validation-name="val30"/>
          <table:table-cell table:style-name="ce159" table:content-validation-name="val46" table:formula="of:=[.$D42]*[$KP_tablazat.$K$14]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3" table:number-rows-spanned="1">
            <text:p><text:span text:style-name="T5">Nyomolvasás </text:span><text:span text:style-name="T6">🅿️</text:span>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2]&gt;0;VLOOKUP([.$J4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8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2" table:style-name="ce15"/>
          <table:covered-table-cell table:style-name="ce15" table:formula="of:=[.$D43]*[$KP_tablazat.$K$14]" office:value-type="float" office:value="0" calcext:value-type="float">
            <text:p>0</text:p>
          </table:covered-table-cell>
          <table:table-cell table:style-name="ce5"/>
          <table:table-cell table:style-name="ce189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3]&gt;0;VLOOKUP([.$J4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8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1" office:value-type="float" office:value="1" calcext:value-type="float">
            <text:p>1</text:p>
          </table:table-cell>
          <table:table-cell table:style-name="ce99" table:content-validation-name="val41"/>
          <table:table-cell table:style-name="ce159" table:content-validation-name="val46" table:formula="of:=IF(([Misztikus.E7]&gt;2);0;[.$D44]*[$KP_tablazat.$K$14])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5]) ;&quot;&quot;;VLOOKUP([.$A45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5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10" table:number-columns-spanned="2" table:number-rows-spanned="1"/>
          <table:covered-table-cell/>
          <table:table-cell table:style-name="ce123" table:content-validation-name="val31" table:formula="of:=IF(ISBLANK([.$A46]) ;&quot;&quot;;VLOOKUP([.$A46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6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7]) ;&quot;&quot;;VLOOKUP([.$A47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7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8]) ;&quot;&quot;;VLOOKUP([.$A48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8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49]) ;&quot;&quot;;VLOOKUP([.$A49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49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0]) ;&quot;&quot;;VLOOKUP([.$A50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0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32" table:content-validation-name="val9" table:number-columns-spanned="2" table:number-rows-spanned="1"/>
          <table:covered-table-cell/>
          <table:table-cell table:style-name="ce123" table:content-validation-name="val31" table:formula="of:=IF(ISBLANK([.$A51]) ;&quot;&quot;;VLOOKUP([.$A51];fortelyok_altalanos_full;2;0))">
            <text:p/>
          </table:table-cell>
          <table:table-cell table:style-name="ce99" table:content-validation-name="val30"/>
          <table:table-cell table:style-name="ce159" table:content-validation-name="val46" table:formula="of:=[.$D51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1]&gt;0;VLOOKUP([.$J5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79" office:value-type="string" calcext:value-type="string" table:number-columns-spanned="5" table:number-rows-spanned="1">
            <text:p>Mesterfegyver fortélyokra költve</text:p>
          </table:table-cell>
          <table:covered-table-cell/>
          <table:covered-table-cell table:number-columns-repeated="2" table:style-name="ce15"/>
          <table:covered-table-cell table:style-name="ce15" table:formula="of:=[.$D52]*[$KP_tablazat.$K$14]" office:value-type="float" office:value="0" calcext:value-type="float">
            <text:p>0</text:p>
          </table:covered-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2]&gt;0;VLOOKUP([.$J5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0" office:value-type="string" calcext:value-type="string" table:number-columns-spanned="2" table:number-rows-spanned="1">
            <text:p>Összesen MF</text:p>
          </table:table-cell>
          <table:covered-table-cell/>
          <table:table-cell table:style-name="ce125" table:content-validation-name="val32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38" table:content-validation-name="val42"/>
          <table:table-cell table:style-name="ce160" table:content-validation-name="val50" table:formula="of:=[.$C$53]*[$KP_tablazat.$K$14]" office:value-type="float" office:value="0" calcext:value-type="float">
            <text:p>0</text:p>
          </table:table-cell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3]&gt;0;VLOOKUP([.$J53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5" table:number-columns-spanned="5" table:number-rows-spanned="1"/>
          <table:covered-table-cell/>
          <table:covered-table-cell table:number-columns-repeated="2" table:style-name="ce15"/>
          <table:covered-table-cell table:style-name="ce155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4]&gt;0;VLOOKUP([.$J54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3" table:formula="of:=SUM([.$E$32:.$E$42])+SUM([.E44:.E51])+SUM([.E53])+SUM([Tartalék.F9:.F22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5]&gt;0;VLOOKUP([.$J55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7" table:number-columns-spanned="3" table:number-rows-spanned="1"/>
          <table:covered-table-cell/>
          <table:covered-table-cell table:style-name="ce109"/>
          <table:table-cell table:style-name="ce14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49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6]&gt;0;VLOOKUP([.$J56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7]&gt;0;VLOOKUP([.$J57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4" table:formula="of:=(ROUNDDOWN(SUM([.J16:.J19])/[KP_tablazat.K16]))-SUM([.C60:.C66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189" table:content-validation-name="val53" table:number-columns-spanned="3" table:number-rows-spanned="1"/>
          <table:covered-table-cell table:number-columns-repeated="2" table:style-name="ce234" table:content-validation-name="val60"/>
          <table:table-cell table:style-name="ce231" table:content-validation-name="val66" office:value-type="float" office:value="0" calcext:value-type="float">
            <text:p>0</text:p>
          </table:table-cell>
          <table:table-cell table:style-name="ce249" table:content-validation-name="val46" table:formula="of:=IF([.$J58]&gt;0;VLOOKUP([.$J58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29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14"/>
          <table:covered-table-cell table:style-name="ce250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2" office:value-type="string" calcext:value-type="string">
            <text:p>Név</text:p>
          </table:table-cell>
          <table:table-cell table:style-name="ce59" office:value-type="string" calcext:value-type="string">
            <text:p>Szint</text:p>
          </table:table-cell>
          <table:table-cell table:style-name="ce221" office:value-type="string" calcext:value-type="string">
            <text:p>Bónusz</text:p>
          </table:table-cell>
          <table:table-cell table:style-name="ce221" office:value-type="string" calcext:value-type="string">
            <text:p>Összesen</text:p>
          </table:table-cell>
          <table:table-cell table:style-name="ce251" office:value-type="string" calcext:value-type="string">
            <text:p>KP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4" office:value-type="string" calcext:value-type="string">
            <text:p><text:span text:style-name="T7">Történelemism:[</text:span><text:span text:style-name="T8">saját régió</text:span><text:span text:style-name="T9">]</text:span></text:p>
          </table:table-cell>
          <table:table-cell table:style-name="ce273" table:content-validation-name="val61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1]+[.I61]" office:value-type="float" office:value="3" calcext:value-type="float">
            <text:p>3</text:p>
          </table:table-cell>
          <table:table-cell table:style-name="ce255" table:content-validation-name="val46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5" office:value-type="string" calcext:value-type="string">
            <text:p><text:span text:style-name="T7">Vallásism – [</text:span><text:span text:style-name="T8">saját pantheon</text:span><text:span text:style-name="T9">]</text:span></text:p>
          </table:table-cell>
          <table:table-cell table:style-name="ce273" table:content-validation-name="val62" office:value-type="float" office:value="0" calcext:value-type="float">
            <text:p>0</text:p>
          </table:table-cell>
          <table:table-cell table:style-name="ce223" table:content-validation-name="val60" office:value-type="float" office:value="3" calcext:value-type="float">
            <text:p>+3</text:p>
          </table:table-cell>
          <table:table-cell table:style-name="ce233" table:content-validation-name="val46" table:formula="of:=[.H62]+[.I62]" office:value-type="float" office:value="3" calcext:value-type="float">
            <text:p>3</text:p>
          </table:table-cell>
          <table:table-cell table:style-name="ce255" table:content-validation-name="val46" table:formula="of:=-IF([.$I62]&gt;0;VLOOKUP([.$I62];KP_táblázat;MATCH(&quot;Átlagos&quot;;KP_fejléc;0);0);0)+IF([.$J62];VLOOKUP([.$J62];KP_táblázat;MATCH(&quot;Átlagos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192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16"/>
          <table:covered-table-cell table:style-name="ce256"/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2" table:content-validation-name="val56" office:value-type="string" calcext:value-type="string">
            <text:p><text:span text:style-name="T7">Nyelvismeret – [</text:span><text:span text:style-name="T8">1. nyelv</text:span><text:span text:style-name="T9">]</text:span></text:p>
          </table:table-cell>
          <table:table-cell table:style-name="ce273" table:content-validation-name="val63" office:value-type="float" office:value="0" calcext:value-type="float">
            <text:p>0</text:p>
          </table:table-cell>
          <table:table-cell table:style-name="ce223" table:content-validation-name="val60" office:value-type="float" office:value="6" calcext:value-type="float">
            <text:p>+6</text:p>
          </table:table-cell>
          <table:table-cell table:style-name="ce233" table:content-validation-name="val46" table:formula="of:=[.H64]+[.I64]" office:value-type="float" office:value="6" calcext:value-type="float">
            <text:p>6</text:p>
          </table:table-cell>
          <table:table-cell table:style-name="ce255" table:content-validation-name="val46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3" table:number-columns-spanned="2" table:number-rows-spanned="1"/>
          <table:covered-table-cell/>
          <table:table-cell table:style-name="ce84" table:content-validation-name="val33"/>
          <table:table-cell table:style-name="ce84" table:content-validation-name="val45"/>
          <table:table-cell table:style-name="ce165" table:content-validation-name="val51"/>
          <table:table-cell table:style-name="ce5"/>
          <table:table-cell table:style-name="ce218" table:content-validation-name="val57" office:value-type="string" calcext:value-type="string">
            <text:p><text:span text:style-name="T10">Nyelvismeret – [</text:span><text:span text:style-name="T11">2. nyelv</text:span><text:span text:style-name="T12">]</text:span></text:p>
          </table:table-cell>
          <table:table-cell table:style-name="ce278" table:content-validation-name="val64" office:value-type="float" office:value="0" calcext:value-type="float">
            <text:p>0</text:p>
          </table:table-cell>
          <table:table-cell table:style-name="ce290" table:content-validation-name="val60" office:value-type="float" office:value="3" calcext:value-type="float">
            <text:p>+3</text:p>
          </table:table-cell>
          <table:table-cell table:style-name="ce305" table:content-validation-name="val46" table:formula="of:=[.H65]+[.I65]" office:value-type="float" office:value="3" calcext:value-type="float">
            <text:p>3</text:p>
          </table:table-cell>
          <table:table-cell table:style-name="ce334" table:content-validation-name="val46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97" table:number-columns-spanned="2" table:number-rows-spanned="1"/>
          <table:covered-table-cell/>
          <table:table-cell table:style-name="ce91" table:content-validation-name="val33"/>
          <table:table-cell table:style-name="ce91" table:content-validation-name="val45"/>
          <table:table-cell table:style-name="ce166" table:content-validation-name="val51"/>
          <table:table-cell table:style-name="ce5"/>
          <table:table-cell table:style-name="ce222" table:content-validation-name="val57" office:value-type="string" calcext:value-type="string">
            <text:p><text:span text:style-name="T10">Nyelvismeret – [</text:span><text:span text:style-name="T11">x. nyelv</text:span><text:span text:style-name="T12">]</text:span></text:p>
          </table:table-cell>
          <table:table-cell table:style-name="ce279" table:content-validation-name="val64" office:value-type="float" office:value="0" calcext:value-type="float">
            <text:p>0</text:p>
          </table:table-cell>
          <table:table-cell table:style-name="ce294" table:content-validation-name="val52" office:value-type="float" office:value="0" calcext:value-type="float">
            <text:p>+0</text:p>
          </table:table-cell>
          <table:table-cell table:style-name="ce306" table:content-validation-name="val46" table:formula="of:=[.H66]+[.I66]" office:value-type="float" office:value="0" calcext:value-type="float">
            <text:p>0</text:p>
          </table:table-cell>
          <table:table-cell table:style-name="ce335" table:content-validation-name="val46" table:formula="of:=-IF([.$I66]&gt;0;VLOOKUP([.$I66];KP_táblázat;MATCH(&quot;Spec.&quot;;KP_fejléc;0);0);0)+IF([.$J66];VLOOKUP([.$J66];KP_táblázat;MATCH(&quot;Spec.&quot;;KP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KP_tablazat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28:Alapértékek.J29 Alapértékek.J38:Alapértékek.J41 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30:Alapértékek.J35 Alapértékek.J42:Alapértékek.J58">
            <calcext:condition calcext:apply-style-name="Warning_szinttúlépés" calcext:value="&gt;[$Alapértékek.$J$8]" calcext:base-cell-address="Alapértékek.J30"/>
          </calcext:conditional-format>
        </calcext:conditional-formats>
      </table:table>
      <table:table table:name="Tartalék" table:style-name="ta1" table:print="false">
        <table:table-column table:style-name="co13" table:default-cell-style-name="ce195"/>
        <table:table-column table:style-name="co14" table:default-cell-style-name="ce195"/>
        <table:table-column table:style-name="co15" table:default-cell-style-name="ce195"/>
        <table:table-column table:style-name="co16" table:default-cell-style-name="ce195"/>
        <table:table-column table:style-name="co4" table:default-cell-style-name="ce195"/>
        <table:table-column table:style-name="co15" table:default-cell-style-name="ce195"/>
        <table:table-column table:style-name="co17" table:default-cell-style-name="ce195"/>
        <table:table-column table:style-name="co18" table:default-cell-style-name="ce369"/>
        <table:table-column table:style-name="co19" table:default-cell-style-name="ce369"/>
        <table:table-column table:style-name="co20" table:default-cell-style-name="ce369"/>
        <table:table-column table:style-name="co21" table:default-cell-style-name="ce369"/>
        <table:table-column table:style-name="co22" table:default-cell-style-name="ce369"/>
        <table:table-row table:style-name="ro3">
          <table:table-cell table:style-name="ce268" table:content-validation-name="val52" office:value-type="string" calcext:value-type="string" table:number-columns-spanned="12" table:number-rows-spanned="1">
            <text:p>Tartalék lap képzettségek, fortélyok számára, Hátterek</text:p>
          </table:table-cell>
          <table:covered-table-cell table:style-name="ce6"/>
          <table:covered-table-cell table:number-columns-repeated="10" table:style-name="ce6" table:content-validation-name="val5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6" table:formula="of:=[Alapértékek.K11]" office:value-type="float" office:value="0" calcext:value-type="float">
            <text:p>0</text:p>
          </table:table-cell>
          <table:table-cell table:style-name="ce302" table:content-validation-name="val52"/>
          <table:table-cell table:style-name="ce319" table:content-validation-name="val52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370" table:content-validation-name="val52"/>
          <table:covered-table-cell table:style-name="ce407" table:content-validation-name="val5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314" table:content-validation-name="val52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2"/>
          <table:covered-table-cell table:style-name="ce325"/>
          <table:covered-table-cell table:style-name="ce6"/>
          <table:table-cell table:style-name="ce350" table:content-validation-name="val76" table:formula="of:=[Alapértékek.D55]" office:value-type="float" office:value="0" calcext:value-type="float">
            <text:p>0</text:p>
          </table:table-cell>
          <table:table-cell table:style-name="ce355" table:content-validation-name="val52"/>
          <table:table-cell table:style-name="ce322" table:content-validation-name="val52" table:number-columns-spanned="3" table:number-rows-spanned="1"/>
          <table:covered-table-cell table:number-columns-repeated="2" table:style-name="ce288"/>
          <table:table-cell table:style-name="ce417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5]&gt;0;VLOOKUP([.$K5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6" table:content-validation-name="val52" table:number-columns-spanned="6" table:number-rows-spanned="1"/>
          <table:covered-table-cell table:number-columns-repeated="5" table:style-name="ce6" table:content-validation-name="val52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6]&gt;0;VLOOKUP([.$K6];KP_táblázat;MATCH(&quot;Átfogó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15" table:content-validation-name="val52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2"/>
          <table:covered-table-cell table:style-name="ce339" table:content-validation-name="val52"/>
          <table:covered-table-cell table:style-name="ce329" table:content-validation-name="val52"/>
          <table:covered-table-cell table:style-name="ce346" table:content-validation-name="val52"/>
          <table:covered-table-cell table:style-name="ce6"/>
          <table:table-cell table:style-name="ce355" table:content-validation-name="val52"/>
          <table:table-cell table:style-name="ce189" table:content-validation-name="val52" table:number-columns-spanned="3" table:number-rows-spanned="1"/>
          <table:covered-table-cell table:number-columns-repeated="2" table:style-name="ce288"/>
          <table:table-cell table:style-name="ce418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IF([.$K7]&gt;0;VLOOKUP([.$K7];KP_táblázat;MATCH(&quot;Átfogó&quot;;KP_fejléc;0);0);0)" office:value-type="float" office:value="0" calcext:value-type="float">
            <text:p>0</text:p>
          </table:table-cell>
        </table:table-row>
        <table:table-row table:style-name="ro3"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2"/>
          <table:covered-table-cell table:style-name="ce288"/>
          <table:table-cell table:style-name="ce59" table:content-validation-name="val52" office:value-type="string" calcext:value-type="string">
            <text:p>Max</text:p>
          </table:table-cell>
          <table:table-cell table:style-name="ce59" table:content-validation-name="val52" office:value-type="string" calcext:value-type="string">
            <text:p>Fok</text:p>
          </table:table-cell>
          <table:table-cell table:style-name="ce158" table:content-validation-name="val52" office:value-type="string" calcext:value-type="string">
            <text:p>KP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380" table:content-validation-name="val52"/>
          <table:covered-table-cell table:style-name="ce410" table:content-validation-name="val5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9]) ;&quot;&quot;;VLOOKUP([.$A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180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257" table:content-validation-name="val52"/>
          <table:table-cell table:style-name="ce257" table:content-validation-name="val52" office:value-type="string" calcext:value-type="string">
            <text:p>Szint</text:p>
          </table:table-cell>
          <table:table-cell table:style-name="ce247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0]) ;&quot;&quot;;VLOOKUP([.$A10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0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0]&gt;0;VLOOKUP([.$J10];KP_táblázat;MATCH(&quot;Átlagos&quot;;KP_fejléc;0);0);0)+IF([.$K10];VLOOKUP([.$K10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1]) ;&quot;&quot;;VLOOKUP([.$A11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1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1]&gt;0;VLOOKUP([.$J11];KP_táblázat;MATCH(&quot;Átlagos&quot;;KP_fejléc;0);0);0)+IF([.$K11];VLOOKUP([.$K11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2]) ;&quot;&quot;;VLOOKUP([.$A12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2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2]&gt;0;VLOOKUP([.$J12];KP_táblázat;MATCH(&quot;Átlagos&quot;;KP_fejléc;0);0);0)+IF([.$K12];VLOOKUP([.$K12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3]) ;&quot;&quot;;VLOOKUP([.$A13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3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4]) ;&quot;&quot;;VLOOKUP([.$A14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4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6" table:content-validation-name="val77" table:number-columns-spanned="3" table:number-rows-spanned="1"/>
          <table:covered-table-cell table:number-columns-repeated="2" table:style-name="ce254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9" table:content-validation-name="val80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5]) ;&quot;&quot;;VLOOKUP([.$A15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5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24" table:content-validation-name="val52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382" table:content-validation-name="val52"/>
          <table:covered-table-cell table:style-name="ce399" table:content-validation-name="val52"/>
          <table:covered-table-cell table:style-name="ce412" table:content-validation-name="val52"/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6]) ;&quot;&quot;;VLOOKUP([.$A16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6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65" table:content-validation-name="val52" office:value-type="string" calcext:value-type="string" table:number-columns-spanned="3" table:number-rows-spanned="1">
            <text:p>Név</text:p>
          </table:table-cell>
          <table:covered-table-cell table:number-columns-repeated="2" table:style-name="ce59" table:content-validation-name="val52"/>
          <table:table-cell table:style-name="ce423" table:content-validation-name="val52" office:value-type="string" calcext:value-type="string">
            <text:p>Szint</text:p>
          </table:table-cell>
          <table:table-cell table:style-name="ce251" table:content-validation-name="val52" office:value-type="string" calcext:value-type="string">
            <text:p>KP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7]) ;&quot;&quot;;VLOOKUP([.$A17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7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7]&gt;0;VLOOKUP([.$J17];KP_táblázat;MATCH(&quot;Spec.&quot;;KP_fejléc;0);0);0)+IF([.$K17];VLOOKUP([.$K17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8]) ;&quot;&quot;;VLOOKUP([.$A18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8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office:value-type="float" office:value="0" calcext:value-type="float">
            <text:p>0</text:p>
          </table:table-cell>
          <table:table-cell table:style-name="ce244" table:content-validation-name="val80" table:formula="of:=-IF([.$J18]&gt;0;VLOOKUP([.$J18];KP_táblázat;MATCH(&quot;Spec.&quot;;KP_fejléc;0);0);0)+IF([.$K18];VLOOKUP([.$K18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76" table:content-validation-name="val68" table:number-columns-spanned="3" table:number-rows-spanned="1"/>
          <table:covered-table-cell table:style-name="ce283" table:content-validation-name="val52"/>
          <table:covered-table-cell table:style-name="ce288"/>
          <table:table-cell table:style-name="ce291" table:content-validation-name="val72" table:formula="of:=IF(ISBLANK([.$A19]) ;&quot;&quot;;VLOOKUP([.$A19];fortelyok_altalanos_full;2;0))">
            <text:p/>
          </table:table-cell>
          <table:table-cell table:style-name="ce99" table:content-validation-name="val52"/>
          <table:table-cell table:style-name="ce299" table:content-validation-name="val46" table:formula="of:=[.$E19]*[$KP_tablazat.$K$14]" office:value-type="float" office:value="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19]+[.J19]" office:value-type="float" office:value="0" calcext:value-type="float">
            <text:p>0</text:p>
          </table:table-cell>
          <table:table-cell table:style-name="ce244" table:content-validation-name="val80" table:formula="of:=-IF([.$J19]&gt;0;VLOOKUP([.$J19];KP_táblázat;MATCH(&quot;Spec.&quot;;KP_fejléc;0);0);0)+IF([.$K19];VLOOKUP([.$K19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288"/>
          <table:table-cell table:style-name="ce121" table:content-validation-name="val72" office:value-type="float" office:value="5" calcext:value-type="float">
            <text:p>5</text:p>
          </table:table-cell>
          <table:table-cell table:style-name="ce99" table:content-validation-name="val73"/>
          <table:table-cell table:style-name="ce300" table:content-validation-name="val46" table:formula="of:=-[.$E20]*[$KP_tablazat.$K$30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0]+[.J20]" office:value-type="float" office:value="0" calcext:value-type="float">
            <text:p>0</text:p>
          </table:table-cell>
          <table:table-cell table:style-name="ce244" table:content-validation-name="val80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4"/>
          <table:table-cell table:style-name="ce300" table:content-validation-name="val46" table:formula="of:=-[.$E21]*[$KP_tablazat.$K$28]" office:value-type="float" office:value="-0" calcext:value-type="float">
            <text:p>0</text:p>
          </table:table-cell>
          <table:table-cell table:style-name="ce355" table:content-validation-name="val52"/>
          <table:table-cell table:style-name="ce338" table:content-validation-name="val78" table:number-columns-spanned="3" table:number-rows-spanned="1"/>
          <table:covered-table-cell table:style-name="ce405" table:content-validation-name="val52"/>
          <table:covered-table-cell table:style-name="ce416" table:content-validation-name="val52"/>
          <table:table-cell table:style-name="ce420" table:content-validation-name="val66" table:formula="of:=[.I21]+[.J21]" office:value-type="float" office:value="0" calcext:value-type="float">
            <text:p>0</text:p>
          </table:table-cell>
          <table:table-cell table:style-name="ce244" table:content-validation-name="val80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</table:table-row>
        <table:table-row table:style-name="ro1">
          <table:table-cell table:style-name="ce363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1"/>
          <table:covered-table-cell table:style-name="ce288"/>
          <table:table-cell table:style-name="ce121" table:content-validation-name="val72" office:value-type="float" office:value="1" calcext:value-type="float">
            <text:p>1</text:p>
          </table:table-cell>
          <table:table-cell table:style-name="ce99" table:content-validation-name="val75"/>
          <table:table-cell table:style-name="ce300" table:content-validation-name="val46" table:formula="of:=-[.$E22]*[$KP_tablazat.$K$29]" office:value-type="float" office:value="-0" calcext:value-type="float">
            <text:p>0</text:p>
          </table:table-cell>
          <table:table-cell table:style-name="ce355" table:content-validation-name="val52"/>
          <table:table-cell table:style-name="ce342" table:content-validation-name="val79" table:number-columns-spanned="3" table:number-rows-spanned="1"/>
          <table:covered-table-cell table:number-columns-repeated="2" table:style-name="ce415" table:content-validation-name="val52"/>
          <table:table-cell table:style-name="ce424" table:content-validation-name="val66" office:value-type="float" office:value="0" calcext:value-type="float">
            <text:p>0</text:p>
          </table:table-cell>
          <table:table-cell table:style-name="ce428" table:content-validation-name="val80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</table:table-row>
        <table:table-row table:style-name="ro2">
          <table:table-cell table:style-name="ce274" table:content-validation-name="val52" table:number-columns-spanned="12" table:number-rows-spanned="1"/>
          <table:covered-table-cell table:style-name="ce286" table:content-validation-name="val52"/>
          <table:covered-table-cell table:style-name="ce289" table:content-validation-name="val52"/>
          <table:covered-table-cell table:style-name="ce293" table:content-validation-name="val52"/>
          <table:covered-table-cell table:style-name="ce286" table:content-validation-name="val52"/>
          <table:covered-table-cell table:style-name="ce289" table:content-validation-name="val52"/>
          <table:covered-table-cell table:number-columns-repeated="6" table:style-name="ce265"/>
        </table:table-row>
        <table:table-row table:style-name="ro2">
          <table:table-cell table:style-name="ce276" office:value-type="string" calcext:value-type="string" table:number-columns-spanned="12" table:number-rows-spanned="1">
            <text:p>Hátterek (ingyenes)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277" office:value-type="string" calcext:value-type="string" table:number-columns-spanned="12" table:number-rows-spanned="1">
            <text:p>Típusok: 1.Faj, <text:s/>2.Bónusz, 3.Karma, 4.Nüansz/művészeti, 5.Származás, 6.Jellem, 7.Küllem</text:p>
          </table:table-cell>
          <table:covered-table-cell table:number-columns-repeated="5" table:style-name="ce6"/>
          <table:covered-table-cell table:number-columns-repeated="6" table:style-name="ce107"/>
        </table:table-row>
        <table:table-row table:style-name="ro2">
          <table:table-cell table:style-name="ce367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367"/>
          <table:table-cell table:style-name="ce367" office:value-type="string" calcext:value-type="string" table:number-columns-spanned="3" table:number-rows-spanned="1">
            <text:p>Típusa</text:p>
          </table:table-cell>
          <table:covered-table-cell table:number-columns-repeated="2" table:style-name="ce367"/>
          <table:table-cell table:style-name="ce367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367"/>
        </table:table-row>
        <table:table-row table:style-name="ro1">
          <table:table-cell office:value-type="string" calcext:value-type="string" table:number-columns-spanned="3" table:number-rows-spanned="1">
            <text:p>Helyismeret</text:p>
          </table:table-cell>
          <table:covered-table-cell table:number-columns-repeated="2"/>
          <table:table-cell office:value-type="string" calcext:value-type="string" table:number-columns-spanned="3" table:number-rows-spanned="1">
            <text:p>Bónusz</text:p>
          </table:table-cell>
          <table:covered-table-cell table:number-columns-repeated="2"/>
          <table:table-cell office:value-type="string" calcext:value-type="string" table:number-columns-spanned="6" table:number-rows-spanned="1">
            <text:p><text:span text:style-name="T13">saját város</text:span>: 3.fok<text:span text:style-name="T14"> (szétosztható több városra is)</text:span></text:p>
          </table:table-cell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table:table-row table:style-name="ro2"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spanned="6" table:number-rows-spanned="1"/>
          <table:covered-table-cell table:number-columns-repeated="5"/>
        </table:table-row>
        <calcext:conditional-formats>
          <calcext:conditional-format calcext:target-range-address="Tartalék.F9:Tartalék.F19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10:Tartalék.K21 Tartalék.K5:Tartalék.K7">
            <calcext:condition calcext:apply-style-name="Warning_szinttúlépés" calcext:value="&gt;[$Alapérték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Alapértékek.$J$9]" calcext:base-cell-address="Tartalék.K5"/>
          </calcext:conditional-format>
          <calcext:conditional-format calcext:target-range-address="Tartalék.K22:Tartalék.K22">
            <calcext:condition calcext:apply-style-name="Warning_szinttúlépés" calcext:value="&gt;[$Alapértékek.$J$8]" calcext:base-cell-address="Tartalék.K22"/>
          </calcext:conditional-format>
        </calcext:conditional-formats>
      </table:table>
      <table:table table:name="Harcértékek" table:style-name="ta2" table:print-ranges="Harcértékek.D54:Harcértékek.D54">
        <table:table-column table:style-name="co23" table:default-cell-style-name="ce505"/>
        <table:table-column table:style-name="co24" table:default-cell-style-name="ce505"/>
        <table:table-column table:style-name="co25" table:default-cell-style-name="ce505"/>
        <table:table-column table:style-name="co26" table:default-cell-style-name="ce505"/>
        <table:table-column table:style-name="co27" table:number-columns-repeated="2" table:default-cell-style-name="ce505"/>
        <table:table-column table:style-name="co28" table:number-columns-repeated="3" table:default-cell-style-name="ce505"/>
        <table:table-column table:style-name="co29" table:default-cell-style-name="ce505"/>
        <table:table-column table:style-name="co30" table:default-cell-style-name="ce505"/>
        <table:table-column table:style-name="co31" table:default-cell-style-name="ce505"/>
        <table:table-column table:style-name="co30" table:default-cell-style-name="ce505"/>
        <table:table-column table:style-name="co31" table:default-cell-style-name="ce505"/>
        <table:table-column table:style-name="co32" table:default-cell-style-name="ce505"/>
        <table:table-column table:style-name="co33" table:default-cell-style-name="ce894"/>
        <table:table-column table:style-name="co34" table:default-cell-style-name="ce909"/>
        <table:table-column table:style-name="co13" table:number-columns-repeated="239" table:default-cell-style-name="ce505"/>
        <table:table-column table:style-name="co12" table:number-columns-repeated="16128" table:default-cell-style-name="ce505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427"/>
          <table:covered-table-cell table:number-columns-repeated="5" table:style-name="ce515"/>
          <table:covered-table-cell table:number-columns-repeated="2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4">
          <table:table-cell table:style-name="ce427"/>
          <table:table-cell table:style-name="ce427" table:number-columns-spanned="6" table:number-rows-spanned="1"/>
          <table:covered-table-cell table:number-columns-repeated="5" table:style-name="ce427"/>
          <table:table-cell table:style-name="ce427" table:number-columns-repeated="8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5">
          <table:table-cell table:style-name="ce431"/>
          <table:table-cell table:style-name="ce509" table:content-validation-name="val9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9" table:content-validation-name="val111" office:value-type="string" calcext:value-type="string">
            <text:p>Módosítók</text:p>
          </table:table-cell>
          <table:table-cell table:style-name="ce509" table:content-validation-name="val118" office:value-type="string" calcext:value-type="string">
            <text:p>Összesen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Összesen felvett HM:</text:p>
          </table:table-cell>
          <table:covered-table-cell table:style-name="ce427"/>
          <table:table-cell table:style-name="ce790" table:content-validation-name="val138" table:formula="of:=SUM([.B5:.B6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563" table:content-validation-name="val102" office:value-type="float" office:value="10" calcext:value-type="float">
            <text:p>10</text:p>
          </table:table-cell>
          <table:table-cell table:style-name="ce563" table:content-validation-name="val11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16" table:content-validation-name="val119" table:formula="of:=[.C4]+[.D4]" office:value-type="float" office:value="15" calcext:value-type="float">
            <text:p>15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HM:</text:p>
          </table:table-cell>
          <table:covered-table-cell table:style-name="ce427"/>
          <table:table-cell table:style-name="ce791" table:content-validation-name="val139" table:formula="of:=[KP_tablazat.K20]*[Alapértékek.D8]" office:value-type="float" office:value="30" calcext:value-type="float">
            <text:p>3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485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20" calcext:value-type="float">
            <text:p>20</text:p>
          </table:table-cell>
          <table:table-cell table:style-name="ce563" table:content-validation-name="val113" table:formula="of:=2*([Alapértékek.$C$18]+[Alapértékek.$C$20]+[Alapértékek.$C$21])" office:value-type="float" office:value="0" calcext:value-type="float">
            <text:p>0</text:p>
          </table:table-cell>
          <table:table-cell table:style-name="ce616" table:content-validation-name="val120" table:formula="of:=[.C5]+[.B5]+[.D5]" office:value-type="float" office:value="20" calcext:value-type="float">
            <text:p>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92" office:value-type="float" office:value="0" calcext:value-type="float">
            <text:p>0</text:p>
          </table:table-cell>
          <table:table-cell table:style-name="ce563" table:content-validation-name="val102" office:value-type="float" office:value="120" calcext:value-type="float">
            <text:p>120</text:p>
          </table:table-cell>
          <table:table-cell table:style-name="ce563" table:content-validation-name="val114" table:formula="of:=2*([Alapértékek.$C$20]+[Alapértékek.$C$21])" office:value-type="float" office:value="0" calcext:value-type="float">
            <text:p>0</text:p>
          </table:table-cell>
          <table:table-cell table:style-name="ce616" table:content-validation-name="val121" table:formula="of:=[.C6]+[.B6]+[.D6]" office:value-type="float" office:value="120" calcext:value-type="float">
            <text:p>120</text:p>
          </table:table-cell>
          <table:table-cell table:style-name="ce427" table:number-columns-repeated="5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27" table:number-columns-repeated="6"/>
          <table:table-cell table:style-name="ce590" office:value-type="string" calcext:value-type="string" table:number-columns-spanned="2" table:number-rows-spanned="1">
            <text:p>Össz felvett CM:</text:p>
          </table:table-cell>
          <table:covered-table-cell table:style-name="ce427"/>
          <table:table-cell table:style-name="ce792" table:content-validation-name="val43" table:formula="of:=[.B8]" office:value-type="float" office:value="0" calcext:value-type="float">
            <text:p>0 HM</text:p>
          </table:table-cell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93" office:value-type="float" office:value="0" calcext:value-type="float">
            <text:p>0</text:p>
          </table:table-cell>
          <table:table-cell table:style-name="ce563" table:content-validation-name="val103" table:formula="of:=[KP_tablazat.K17]" office:value-type="float" office:value="-30" calcext:value-type="float">
            <text:p>-30</text:p>
          </table:table-cell>
          <table:table-cell table:style-name="ce507" table:content-validation-name="val115" table:formula="of:=2*[Alapértékek.C24]" office:value-type="float" office:value="0" calcext:value-type="float">
            <text:p>0</text:p>
          </table:table-cell>
          <table:table-cell table:style-name="ce616" table:content-validation-name="val122" table:formula="of:=[.C8]+[.B8]+[.D8]" office:value-type="float" office:value="-30" calcext:value-type="float">
            <text:p>-30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Max felvehető CM:</text:p>
          </table:table-cell>
          <table:covered-table-cell table:style-name="ce427"/>
          <table:table-cell table:style-name="ce791" table:content-validation-name="val140" table:formula="of:=[KP_tablazat.K23]*[Alapértékek.$D$8]" office:value-type="float" office:value="20" calcext:value-type="float">
            <text:p>2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 table:number-columns-spanned="9" table:number-rows-spanned="1"/>
          <table:covered-table-cell table:number-columns-repeated="5" table:style-name="ce515"/>
          <table:covered-table-cell table:number-columns-repeated="3" table:style-name="ce427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06" table:content-validation-name="val43" table:formula="of:=[Alapértékek.E10]" office:value-type="float" office:value="850" calcext:value-type="float">
            <text:p>850</text:p>
          </table:table-cell>
          <table:table-cell table:style-name="ce427"/>
          <table:table-cell table:style-name="ce590" office:value-type="string" calcext:value-type="string">
            <text:p>KP HM-re:</text:p>
          </table:table-cell>
          <table:table-cell table:style-name="ce658" table:content-validation-name="val123" table:formula="of:=[.I3]*[KP_tablazat.K19]+[.I7]*[KP_tablazat.K22]" office:value-type="float" office:value="0" calcext:value-type="float">
            <text:p>0 KP</text:p>
          </table:table-cell>
          <table:table-cell table:style-name="ce427"/>
          <table:table-cell table:style-name="ce590" office:value-type="string" calcext:value-type="string" table:number-columns-spanned="2" table:number-rows-spanned="1">
            <text:p>Átlag HM</text:p>
          </table:table-cell>
          <table:covered-table-cell table:style-name="ce427"/>
          <table:table-cell table:style-name="ce793" table:content-validation-name="val141" table:formula="of:=(([.I3]+[.I7])/[Alapértékek.D8])" office:value-type="float" office:value="0" calcext:value-type="float">
            <text:p>0 HM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0"/>
          <table:table-cell table:style-name="ce440" table:number-columns-spanned="6" table:number-rows-spanned="1"/>
          <table:covered-table-cell table:number-columns-repeated="5" table:style-name="ce440"/>
          <table:table-cell table:style-name="ce440" table:number-columns-repeated="8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27"/>
          <table:table-cell/>
          <table:table-cell table:style-name="ce427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64" table:content-validation-name="val104" office:value-type="string" calcext:value-type="string">
            <text:p>Szint</text:p>
          </table:table-cell>
          <table:table-cell table:style-name="ce564" office:value-type="string" calcext:value-type="string">
            <text:p>KÉ</text:p>
          </table:table-cell>
          <table:table-cell table:style-name="ce564" office:value-type="string" calcext:value-type="string">
            <text:p>TÉ/CÉ</text:p>
          </table:table-cell>
          <table:table-cell table:style-name="ce564" office:value-type="string" calcext:value-type="string">
            <text:p>VÉ</text:p>
          </table:table-cell>
          <table:table-cell table:style-name="ce564" table:content-validation-name="val127" office:value-type="string" calcext:value-type="string">
            <text:p>Sebesség</text:p>
          </table:table-cell>
          <table:table-cell table:style-name="ce56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04" table:formula="of:=[Alapértékek.$J16]" office:value-type="float" office:value="0" calcext:value-type="float">
            <text:p>0</text:p>
          </table:table-cell>
          <table:table-cell table:style-name="ce618" table:content-validation-name="val4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27" table:formula="of:=[.C14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04" table:formula="of:=[Alapértékek.$J17]" office:value-type="float" office:value="0" calcext:value-type="float">
            <text:p>0</text:p>
          </table:table-cell>
          <table:table-cell table:style-name="ce618" table:content-validation-name="val4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27" table:formula="of:=[.C15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Pusztítás</text:p>
          </table:table-cell>
          <table:covered-table-cell table:style-name="ce508"/>
          <table:table-cell table:style-name="ce579" table:content-validation-name="val104" table:formula="of:=[Alapértékek.$J18]" office:value-type="float" office:value="0" calcext:value-type="float">
            <text:p>0</text:p>
          </table:table-cell>
          <table:table-cell table:style-name="ce618" table:content-validation-name="val4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27" table:formula="of:=[.C16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04" table:formula="of:=[Alapértékek.$J19]" office:value-type="float" office:value="0" calcext:value-type="float">
            <text:p>0</text:p>
          </table:table-cell>
          <table:table-cell table:style-name="ce618" table:content-validation-name="val4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27" table:formula="of:=[.C17]+[Alapértékek.$C$21]" office:value-type="float" office:value="0" calcext:value-type="float">
            <text:p>0</text:p>
          </table:table-cell>
          <table:table-cell table:style-name="ce759" table:content-validation-name="val43" office:value-type="string" calcext:value-type="string" table:number-columns-spanned="2" table:number-rows-spanned="1">
            <text:p>-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04" table:formula="of:=[Alapértékek.$J20]" office:value-type="float" office:value="0" calcext:value-type="float">
            <text:p>0</text:p>
          </table:table-cell>
          <table:table-cell table:style-name="ce618" table:content-validation-name="val4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8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04" table:formula="of:=[Alapértékek.$J21]" office:value-type="float" office:value="0" calcext:value-type="float">
            <text:p>0</text:p>
          </table:table-cell>
          <table:table-cell table:style-name="ce618" table:content-validation-name="val4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19]+[Alapértékek.$C$21]" office:value-type="float" office:value="0" calcext:value-type="float">
            <text:p>0</text:p>
          </table:table-cell>
          <table:table-cell table:style-name="ce759" table:content-validation-name="val4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04" table:formula="of:=[Alapértékek.$J22]" office:value-type="float" office:value="0" calcext:value-type="float">
            <text:p>0</text:p>
          </table:table-cell>
          <table:table-cell table:style-name="ce618" table:content-validation-name="val4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0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04" table:formula="of:=[Alapértékek.$J24]" office:value-type="float" office:value="0" calcext:value-type="float">
            <text:p>0</text:p>
          </table:table-cell>
          <table:table-cell table:style-name="ce618" table:content-validation-name="val4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3" office:value-type="string" calcext:value-type="string">
            <text:p>-</text:p>
          </table:table-cell>
          <table:table-cell table:style-name="ce618" table:content-validation-name="val127" table:formula="of:=[.C21]+[Alapértékek.$C$21]" office:value-type="float" office:value="0" calcext:value-type="float">
            <text:p>0</text:p>
          </table:table-cell>
          <table:table-cell table:style-name="ce759" table:content-validation-name="val4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3"/>
          <table:table-cell table:style-name="ce427" table:number-columns-repeated="2"/>
          <table:table-cell table:number-columns-repeated="2"/>
          <table:table-cell table:style-name="ce427" table:number-columns-repeated="2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9">
          <table:table-cell table:style-name="ce440" table:number-columns-spanned="9" table:number-rows-spanned="1"/>
          <table:covered-table-cell table:number-columns-repeated="7" table:style-name="ce440"/>
          <table:covered-table-cell table:style-name="ce798"/>
          <table:table-cell table:style-name="ce440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0"/>
          <table:covered-table-cell table:number-columns-repeated="5" table:style-name="ce580"/>
          <table:covered-table-cell table:style-name="ce520"/>
          <table:covered-table-cell table:style-name="ce70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52" office:value-type="string" calcext:value-type="string">
            <text:p>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Komment</text:p>
          </table:table-cell>
          <table:covered-table-cell table:style-name="ce527"/>
          <table:table-cell table:style-name="ce440"/>
          <table:table-cell table:style-name="ce840"/>
          <table:table-cell table:number-columns-repeated="2"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42" table:content-validation-name="val81" office:value-type="string" calcext:value-type="string">
            <text:p>Puszta kéz</text:p>
          </table:table-cell>
          <table:table-cell table:style-name="ce512" table:content-validation-name="val94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70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70" table:content-validation-name="val128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515"/>
          <table:table-cell table:style-name="ce515" table:number-columns-repeated="4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content-validation-name="val52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832" office:value-type="float" office:value="1" calcext:value-type="float" table:number-columns-spanned="4" table:number-rows-spanned="1">
            <text:p>1</text:p>
          </table:table-cell>
          <table:covered-table-cell table:style-name="ce926"/>
          <table:covered-table-cell table:number-columns-repeated="2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833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2" office:value-type="string" calcext:value-type="string">
            <text:p><text:s/>__</text:p>
          </table:table-cell>
          <table:table-cell table:style-name="ce512" table:content-validation-name="val94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751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834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69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30" table:formula="of:=[$KP_tablazat.$K$36]" office:value-type="float" office:value="0" calcext:value-type="float">
            <text:p>0</text:p>
          </table:table-cell>
          <table:table-cell table:style-name="ce469" table:number-columns-spanned="2" table:number-rows-spanned="1"/>
          <table:covered-table-cell table:style-name="ce469"/>
          <table:table-cell table:style-name="ce835"/>
          <table:table-cell table:style-name="ce926"/>
          <table:table-cell table:style-name="ce849"/>
          <table:table-cell table:number-columns-repeated="2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7"/>
          <table:table-cell table:style-name="ce440"/>
          <table:table-cell table:style-name="ce840"/>
          <table:table-cell table:style-name="ce427"/>
          <table:table-cell/>
          <table:table-cell table:style-name="ce840"/>
          <table:table-cell table:style-name="ce515" table:number-columns-repeated="2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6" table:content-validation-name="val83" office:value-type="string" calcext:value-type="string">
            <text:p>Távolsági fegyver</text:p>
          </table:table-cell>
          <table:table-cell table:style-name="ce521" table:content-validation-name="val52" office:value-type="string" calcext:value-type="string">
            <text:p>Sebesség</text:p>
          </table:table-cell>
          <table:table-cell table:style-name="ce567" table:content-validation-name="val10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67" office:value-type="string" calcext:value-type="string">
            <text:p>SP</text:p>
          </table:table-cell>
          <table:table-cell table:style-name="ce567" office:value-type="string" calcext:value-type="string" table:number-columns-spanned="2" table:number-rows-spanned="1">
            <text:p>Hatótáv + Komment</text:p>
          </table:table-cell>
          <table:covered-table-cell table:style-name="ce527"/>
          <table:table-cell table:style-name="ce440"/>
          <table:table-cell table:style-name="ce840"/>
          <table:table-cell table:style-name="ce851"/>
          <table:table-cell/>
          <table:table-cell table:style-name="ce840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1" table:content-validation-name="val84" office:value-type="string" calcext:value-type="string">
            <text:p><text:s/>__</text:p>
          </table:table-cell>
          <table:table-cell table:style-name="ce512" table:content-validation-name="val94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0">
          <table:table-cell table:style-name="ce463" table:content-validation-name="val85" office:value-type="string" calcext:value-type="string">
            <text:p><text:s/>__</text:p>
          </table:table-cell>
          <table:table-cell table:style-name="ce512" table:content-validation-name="val94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582" table:content-validation-name="val106" office:value-type="float" office:value="0" calcext:value-type="float">
            <text:p>0</text:p>
          </table:table-cell>
          <table:table-cell table:style-name="ce57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70" table:content-validation-name="val43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7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70" table:content-validation-name="val13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number-columns-repeated="4"/>
          <table:table-cell table:style-name="ce427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27"/>
          <table:covered-table-cell table:style-name="ce794"/>
          <table:table-cell table:style-name="ce427" table:number-columns-repeated="2"/>
          <table:table-cell table:style-name="ce853"/>
          <table:table-cell table:style-name="ce427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427"/>
          <table:table-cell table:style-name="ce515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2">
          <table:table-cell table:style-name="ce451" table:content-validation-name="val86" office:value-type="string" calcext:value-type="string" table:number-columns-spanned="2" table:number-rows-spanned="1">
            <text:p>Fegyver<text:span text:style-name="T15"> (harcmodor)</text:span></text:p>
          </table:table-cell>
          <table:covered-table-cell table:style-name="ce520" table:content-validation-name="val95"/>
          <table:table-cell table:style-name="ce521" table:content-validation-name="val10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0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427"/>
          <table:table-cell table:style-name="ce427"/>
          <table:table-cell table:style-name="ce515" table:content-validation-name="val52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2" table:content-validation-name="val87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95"/>
          <table:table-cell table:style-name="ce570" table:content-validation-name="val108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622" table:content-validation-name="val11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622" table:content-validation-name="val11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691" table:content-validation-name="val11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732" table:content-validation-name="val132" table:formula="of:=[.G25]" office:value-type="string" office:string-value="-5 Z" calcext:value-type="string">
            <text:p>-5 Z</text:p>
          </table:table-cell>
          <table:table-cell table:style-name="ce754" table:content-validation-name="val87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427"/>
          <table:table-cell table:style-name="ce843"/>
          <table:table-cell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524" table:content-validation-name="val88"/>
          <table:table-cell table:style-name="ce570" table:content-validation-name="val108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55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7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7"/>
          <table:table-cell table:style-name="ce846"/>
          <table:table-cell table:style-name="ce849"/>
          <table:table-cell table:style-name="ce427" table:number-columns-repeated="2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8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7"/>
          <table:table-cell table:style-name="ce843"/>
          <table:table-cell table:number-columns-repeated="3"/>
          <table:table-cell table:style-name="ce849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70" table:content-validation-name="val129" table:formula="of:=[.G29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799"/>
          <table:table-cell table:style-name="ce427"/>
          <table:table-cell table:style-name="ce846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3" table:content-validation-name="val88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525" table:content-validation-name="val88"/>
          <table:table-cell table:style-name="ce570" table:content-validation-name="val10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622" table:content-validation-name="val11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691" table:content-validation-name="val11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09" table:content-validation-name="val129" table:formula="of:=[.G30]" office:value-type="string" office:string-value="N/A" calcext:value-type="string">
            <text:p>N/A</text:p>
          </table:table-cell>
          <table:table-cell table:style-name="ce754" table:number-columns-spanned="2" table:number-rows-spanned="1"/>
          <table:covered-table-cell table:style-name="ce803"/>
          <table:table-cell table:style-name="ce427"/>
          <table:table-cell table:style-name="ce848"/>
          <table:table-cell/>
          <table:table-cell table:style-name="ce849" table:number-columns-repeated="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4" table:content-validation-name="val88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526" table:content-validation-name="val88"/>
          <table:table-cell table:style-name="ce586" table:content-validation-name="val108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623" table:content-validation-name="val11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659" table:content-validation-name="val11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692" table:content-validation-name="val11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735" table:content-validation-name="val129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804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5" table:content-validation-name="val88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537" table:content-validation-name="val88"/>
          <table:table-cell table:style-name="ce587" table:content-validation-name="val108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624" table:content-validation-name="val11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660" table:content-validation-name="val11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693" table:content-validation-name="val11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738" table:content-validation-name="val129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805"/>
          <table:table-cell table:style-name="ce427" table:number-columns-repeated="2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24" table:formula="of:=ROUNDDOWN([Alapértékek.$J$29]*[Alapértékek.$D$35]*0.5)" office:value-type="float" office:value="0" calcext:value-type="float">
            <text:p>0</text:p>
          </table:table-cell>
          <table:table-cell table:style-name="ce713" table:number-columns-spanned="3" table:number-rows-spanned="1"/>
          <table:covered-table-cell table:number-columns-repeated="2" table:style-name="ce754"/>
          <table:table-cell table:style-name="ce427"/>
          <table:table-cell table:style-name="ce515"/>
          <table:table-cell table:style-name="ce849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713" table:content-validation-name="val133"/>
          <table:covered-table-cell table:style-name="ce754"/>
          <table:covered-table-cell table:style-name="ce427"/>
          <table:table-cell table:style-name="ce427"/>
          <table:table-cell table:style-name="ce515"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style-name="ce427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96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09"/>
          <table:table-cell table:style-name="ce628" office:value-type="float" office:value="0" calcext:value-type="float">
            <text:p>0</text:p>
          </table:table-cell>
          <table:table-cell table:style-name="ce667" table:content-validation-name="val125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6" table:formula="of:=VLOOKUP([.$B$49];pajzsok;3;0)" office:value-type="float" office:value="0" calcext:value-type="float">
            <text:p>0</text:p>
          </table:table-cell>
          <table:table-cell table:style-name="ce70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527"/>
          <table:table-cell table:style-name="ce427"/>
          <table:table-cell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27"/>
          <table:table-cell/>
          <table:table-cell table:style-name="ce941" office:value-type="string" calcext:value-type="string">
            <text:p>KÉ</text:p>
          </table:table-cell>
          <table:table-cell table:style-name="ce957" office:value-type="string" calcext:value-type="string">
            <text:p>TÉ</text:p>
          </table:table-cell>
          <table:table-cell table:style-name="ce95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440"/>
          <table:table-cell/>
          <table:table-cell table:style-name="ce861" table:content-validation-name="val146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871" table:content-validation-name="val146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884" table:content-validation-name="val146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427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0" office:value-type="string" calcext:value-type="string">
            <text:p>Kétkezes harc</text:p>
          </table:table-cell>
          <table:table-cell table:style-name="ce542" table:content-validation-name="val97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546"/>
          <table:table-cell table:style-name="ce635" table:content-validation-name="val107" office:value-type="string" calcext:value-type="string">
            <text:p>Tám/kör</text:p>
          </table:table-cell>
          <table:table-cell table:style-name="ce635" office:value-type="string" calcext:value-type="string">
            <text:p>KÉ</text:p>
          </table:table-cell>
          <table:table-cell table:style-name="ce635" office:value-type="string" calcext:value-type="string">
            <text:p>TÉ</text:p>
          </table:table-cell>
          <table:table-cell table:style-name="ce635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440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Elsődleges fegyver</text:p>
          </table:table-cell>
          <table:table-cell table:style-name="ce543" table:content-validation-name="val98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10"/>
          <table:table-cell table:style-name="ce629"/>
          <table:table-cell table:style-name="ce671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08" table:content-validation-name="val142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41" office:value-type="string" calcext:value-type="string">
            <text:p>KÉ</text:p>
          </table:table-cell>
          <table:table-cell table:style-name="ce957" office:value-type="string" calcext:value-type="string">
            <text:p>TÉ</text:p>
          </table:table-cell>
          <table:table-cell table:style-name="ce95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2" table:content-validation-name="val89" office:value-type="string" calcext:value-type="string">
            <text:p>Másodlagos fegyver</text:p>
          </table:table-cell>
          <table:table-cell table:style-name="ce543" table:content-validation-name="val99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10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941" table:content-validation-name="val146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57" table:content-validation-name="val146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57" table:content-validation-name="val146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883" table:content-validation-name="val146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527" table:number-columns-repeated="2"/>
          <table:table-cell table:style-name="ce633"/>
          <table:table-cell table:style-name="ce527"/>
          <table:table-cell table:style-name="ce633" table:number-columns-repeated="3"/>
          <table:table-cell table:style-name="ce810"/>
          <table:table-cell table:style-name="ce440"/>
          <table:table-cell/>
          <table:table-cell table:style-name="ce866" table:content-validation-name="val146" table:formula="of:=IF([.$B$53]&gt;0;[.L$55];[$KP_tablazat.$L$53])" office:value-type="float" office:value="-10" calcext:value-type="float">
            <text:p>-10</text:p>
          </table:table-cell>
          <table:table-cell table:style-name="ce961" table:content-validation-name="val146" table:formula="of:=IF([.$B$53]&gt;0;[.M$55];[$KP_tablazat.$L$53])" office:value-type="float" office:value="-10" calcext:value-type="float">
            <text:p>-10</text:p>
          </table:table-cell>
          <table:table-cell table:style-name="ce961" table:content-validation-name="val146" table:formula="of:=IF([.$B$53]&gt;0;[.N$55];[$KP_tablazat.$L$53])" office:value-type="float" office:value="-10" calcext:value-type="float">
            <text:p>-10</text:p>
          </table:table-cell>
          <table:table-cell table:style-name="ce961" table:content-validation-name="val146" table:formula="of:=IF([.$B$53]&gt;0;[.O$55];0)" office:value-type="float" office:value="0" calcext:value-type="float">
            <text:p>0</text:p>
          </table:table-cell>
          <table:table-cell table:style-name="ce961" table:formula="of:=[.P55]" office:value-type="float" office:value="0" calcext:value-type="float">
            <text:p>0</text:p>
          </table:table-cell>
          <table:table-cell table:style-name="ce907"/>
          <table:table-cell table:number-columns-repeated="5"/>
          <table:table-cell table:style-name="ce440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5" table:content-validation-name="val100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673" office:value-type="string" calcext:value-type="string">
            <text:p>HM Sebesség</text:p>
          </table:table-cell>
          <table:table-cell table:style-name="ce662" table:content-validation-name="val80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662"/>
          <table:table-cell table:style-name="ce811" table:content-validation-name="val80" table:formula="of:=[.P51]+[.P56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427"/>
          <table:table-cell table:style-name="ce633" table:number-columns-repeated="4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40"/>
          <table:table-cell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9"/>
          <table:table-cell table:number-columns-repeated="16128"/>
        </table:table-row>
        <table:table-row table:style-name="ro2">
          <table:table-cell table:style-name="ce468" table:content-validation-name="val90" office:value-type="string" calcext:value-type="string">
            <text:p><text:s/>Páncél, vértezet</text:p>
          </table:table-cell>
          <table:table-cell table:style-name="ce546" table:number-columns-spanned="2" table:number-rows-spanned="1"/>
          <table:covered-table-cell table:style-name="ce546"/>
          <table:table-cell table:style-name="ce634" table:content-validation-name="val117" office:value-type="string" calcext:value-type="string">
            <text:p>Akt MGT</text:p>
          </table:table-cell>
          <table:table-cell table:style-name="ce674"/>
          <table:table-cell table:style-name="ce703"/>
          <table:table-cell table:style-name="ce742" table:content-validation-name="val134" office:value-type="string" calcext:value-type="string" table:number-columns-spanned="3" table:number-rows-spanned="1">
            <text:p>SFÉ</text:p>
          </table:table-cell>
          <table:covered-table-cell table:style-name="ce772"/>
          <table:covered-table-cell table:style-name="ce812"/>
          <table:table-cell table:number-columns-repeated="2"/>
          <table:table-cell table:style-name="ce867"/>
          <table:table-cell table:style-name="ce633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Név</text:p>
          </table:table-cell>
          <table:table-cell table:style-name="ce547" table:number-columns-spanned="2" table:number-rows-spanned="1"/>
          <table:covered-table-cell table:style-name="ce585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585" office:value-type="string" calcext:value-type="string">
            <text:p>Szúró</text:p>
          </table:table-cell>
          <table:table-cell table:style-name="ce585" office:value-type="string" calcext:value-type="string">
            <text:p>Vágó</text:p>
          </table:table-cell>
          <table:table-cell table:style-name="ce813" office:value-type="string" calcext:value-type="string">
            <text:p>Zúzó</text:p>
          </table:table-cell>
          <table:table-cell table:number-columns-repeated="2"/>
          <table:table-cell table:style-name="ce633" table:number-columns-repeated="4"/>
          <table:table-cell table:style-name="ce840"/>
          <table:table-cell table:style-name="ce633"/>
          <table:table-cell table:style-name="ce440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Struktúra anyag</text:p>
          </table:table-cell>
          <table:table-cell table:style-name="ce547" table:content-validation-name="val101" table:number-columns-spanned="2" table:number-rows-spanned="1"/>
          <table:covered-table-cell table:style-name="ce585"/>
          <table:table-cell table:style-name="ce637" office:value-type="string" calcext:value-type="string">
            <text:p>MGT csökk</text:p>
          </table:table-cell>
          <table:table-cell table:style-name="ce683"/>
          <table:table-cell table:style-name="ce633"/>
          <table:table-cell table:style-name="ce743" table:number-columns-repeated="2"/>
          <table:table-cell table:style-name="ce814"/>
          <table:table-cell table:style-name="ce838" office:value-type="string" calcext:value-type="string">
            <text:p>TODO: MGT csökk.</text:p>
          </table:table-cell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nyagminőség</text:p>
          </table:table-cell>
          <table:table-cell table:style-name="ce547" table:number-columns-spanned="2" table:number-rows-spanned="1"/>
          <table:covered-table-cell table:style-name="ce547"/>
          <table:table-cell table:style-name="ce638" office:value-type="string" calcext:value-type="string">
            <text:p>2x Erő</text:p>
          </table:table-cell>
          <table:table-cell table:style-name="ce685" table:content-validation-name="val80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810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Alapanyag típus</text:p>
          </table:table-cell>
          <table:table-cell table:style-name="ce547" table:number-columns-spanned="2" table:number-rows-spanned="1"/>
          <table:covered-table-cell table:style-name="ce547"/>
          <table:table-cell table:style-name="ce527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815" table:content-validation-name="val143" table:formula="of:=[$Alapértékek.D32]" office:value-type="float" office:value="0" calcext:value-type="float">
            <text:p>0. fok</text:p>
          </table:table-cell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1" office:value-type="string" calcext:value-type="string">
            <text:p><text:s text:c="3"/>Kidolgozottság</text:p>
          </table:table-cell>
          <table:table-cell table:style-name="ce547" table:number-columns-spanned="2" table:number-rows-spanned="1"/>
          <table:covered-table-cell table:style-name="ce547"/>
          <table:table-cell table:style-name="ce642" office:value-type="string" calcext:value-type="string">
            <text:p>Lefedettség %</text:p>
          </table:table-cell>
          <table:table-cell table:style-name="ce686" office:value-type="float" office:value="0" calcext:value-type="float">
            <text:p>0 %</text:p>
          </table:table-cell>
          <table:table-cell table:style-name="ce680"/>
          <table:table-cell table:style-name="ce745" office:value-type="string" calcext:value-type="string" table:number-columns-spanned="2" table:number-rows-spanned="1">
            <text:p>Páncél viselve</text:p>
          </table:table-cell>
          <table:covered-table-cell table:style-name="ce680"/>
          <table:table-cell table:style-name="ce816" table:content-validation-name="val144" office:value-type="float" office:value="1" calcext:value-type="float">
            <text:p>1</text:p>
          </table:table-cell>
          <table:table-cell table:style-name="ce838"/>
          <table:table-cell table:style-name="ce427" table:number-columns-repeated="2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2" table:number-columns-spanned="9" table:number-rows-spanned="1"/>
          <table:covered-table-cell table:style-name="ce549"/>
          <table:covered-table-cell table:number-columns-repeated="2" table:style-name="ce440"/>
          <table:covered-table-cell table:number-columns-repeated="3"/>
          <table:covered-table-cell table:style-name="ce440"/>
          <table:covered-table-cell table:style-name="ce798"/>
          <table:table-cell table:style-name="ce427" table:number-columns-repeated="3"/>
          <table:table-cell table:style-name="ce589" table:number-columns-repeated="3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27"/>
          <table:table-cell table:style-name="ce664" office:value-type="string" calcext:value-type="string">
            <text:p>ÉP</text:p>
          </table:table-cell>
          <table:table-cell table:style-name="ce746" table:content-validation-name="val135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4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5" office:value-type="string" calcext:value-type="string">
            <text:p>S1</text:p>
            <text:p>(ÉP/4)</text:p>
          </table:table-cell>
          <table:table-cell table:style-name="ce747" office:value-type="string" calcext:value-type="string">
            <text:p>S2</text:p>
            <text:p>(ÉP/4)</text:p>
          </table:table-cell>
          <table:table-cell table:style-name="ce708" office:value-type="string" calcext:value-type="string">
            <text:p>S3</text:p>
            <text:p>(ÉP/4)</text:p>
          </table:table-cell>
          <table:table-cell table:style-name="ce901" office:value-type="string" calcext:value-type="string">
            <text:p>S4</text:p>
            <text:p>(ÉP/4)</text:p>
          </table:table-cell>
          <table:table-cell table:style-name="ce589" table:number-columns-repeated="6"/>
          <table:table-cell table:style-name="ce893"/>
          <table:table-cell table:style-name="ce633"/>
          <table:table-cell table:style-name="ce589" table:number-columns-repeated="238"/>
          <table:table-cell table:style-name="ce427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6"/>
          <table:table-cell table:style-name="ce710"/>
          <table:table-cell table:style-name="ce773"/>
          <table:table-cell table:style-name="ce90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68"/>
          <table:table-cell table:style-name="ce716"/>
          <table:table-cell table:style-name="ce777"/>
          <table:table-cell table:style-name="ce903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5"/>
          <table:table-cell table:style-name="ce719"/>
          <table:table-cell table:style-name="ce778"/>
          <table:table-cell table:style-name="ce904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6"/>
          <table:table-cell table:style-name="ce725"/>
          <table:table-cell table:style-name="ce780"/>
          <table:table-cell table:style-name="ce911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7"/>
          <table:table-cell table:style-name="ce727"/>
          <table:table-cell table:style-name="ce781"/>
          <table:table-cell table:style-name="ce912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27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89"/>
          <table:covered-table-cell table:style-name="ce825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26" office:value-type="string" calcext:value-type="string">
            <text:p>-</text:p>
          </table:table-cell>
          <table:table-cell table:style-name="ce757" table:content-validation-name="val136" table:formula="of:=IF(([KP_tablazat.N18]+([Alapértékek.H38]+[Alapértékek.C24]+[Alapértékek.D33]))&gt;0;0;[KP_tablazat.N18]+([Alapértékek.H38]+[Alapértékek.C24]+[Alapértékek.D33]))" office:value-type="float" office:value="-10" calcext:value-type="float">
            <text:p>-10</text:p>
          </table:table-cell>
          <table:table-cell table:style-name="ce789" table:content-validation-name="val137" table:formula="of:=IF(([KP_tablazat.O18]+([Alapértékek.H38]+[Alapértékek.C24]+[Alapértékek.D33]))&gt;0;0;[KP_tablazat.O18]+([Alapértékek.H38]+[Alapértékek.C24]+[Alapértékek.D33]))" office:value-type="float" office:value="-20" calcext:value-type="float">
            <text:p>-20</text:p>
          </table:table-cell>
          <table:table-cell table:style-name="ce826" table:content-validation-name="val145" table:formula="of:=IF(([KP_tablazat.P18]+([Alapértékek.H38]+[Alapértékek.C24]+[Alapértékek.D33]))&gt;0;0;[KP_tablazat.P18]+([Alapértékek.H38]+[Alapértékek.C24]+[Alapértékek.D33]))" office:value-type="float" office:value="-30" calcext:value-type="float">
            <text:p>-30</text:p>
          </table:table-cell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589"/>
          <table:table-cell table:style-name="ce427" table:number-columns-repeated="6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>
          <table:table-cell table:style-name="ce427"/>
          <table:table-cell table:style-name="ce556"/>
          <table:table-cell table:style-name="ce427" table:number-columns-repeated="13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65465">
          <table:table-cell table:style-name="ce427" table:number-columns-repeated="15"/>
          <table:table-cell table:style-name="ce515"/>
          <table:table-cell table:style-name="ce633"/>
          <table:table-cell table:style-name="ce427" table:number-columns-repeated="239"/>
          <table:table-cell table:number-columns-repeated="16128"/>
        </table:table-row>
        <table:table-row table:style-name="ro2" table:number-rows-repeated="9">
          <table:table-cell table:style-name="ce427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                  AND ([$Alapértékek.C18]&lt;[$KP_tablazat.K69]))" calcext:base-cell-address="Harcértékek.J57"/>
          </calcext:conditional-format>
        </calcext:conditional-formats>
      </table:table>
      <table:table table:name="Misztikus" table:style-name="ta3" table:print="false">
        <table:table-column table:style-name="co35" table:default-cell-style-name="ce6"/>
        <table:table-column table:style-name="co36" table:default-cell-style-name="ce6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21" table:number-columns-repeated="2" table:default-cell-style-name="ce6"/>
        <table:table-column table:style-name="co13" table:number-columns-repeated="243" table:default-cell-style-name="ce6"/>
        <table:table-column table:style-name="co12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6">
          <table:table-cell table:style-name="ce913" office:value-type="string" calcext:value-type="string" table:number-columns-spanned="4" table:number-rows-spanned="1">
            <text:p>KP költve: Tradíció, Mágia, Pszi</text:p>
          </table:table-cell>
          <table:covered-table-cell table:style-name="ce939"/>
          <table:covered-table-cell table:style-name="ce196"/>
          <table:covered-table-cell table:style-name="ce949"/>
          <table:table-cell table:style-name="ce963" table:content-validation-name="val43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/>
          <table:table-cell/>
          <table:table-cell table:style-name="ce993" office:value-type="string" calcext:value-type="string">
            <text:p>Aura</text:p>
          </table:table-cell>
          <table:table-cell table:style-name="ce994" table:content-validation-name="val149" table:formula="of:=[$Alapértékek.$D$8]*(3+[$Alapértékek.$J$28])" office:value-type="float" office:value="15" calcext:value-type="float">
            <text:p>15</text:p>
          </table:table-cell>
          <table:table-cell table:style-name="ce995" office:value-type="string" calcext:value-type="string" table:number-columns-spanned="2" table:number-rows-spanned="1">
            <text:p>Maradt KP:</text:p>
          </table:table-cell>
          <table:covered-table-cell table:style-name="ce196"/>
          <table:table-cell table:style-name="ce997" table:content-validation-name="val43" table:formula="of:=[Alapértékek.E10]" office:value-type="float" office:value="850" calcext:value-type="float" table:number-columns-spanned="2" table:number-rows-spanned="1">
            <text:p>850</text:p>
          </table:table-cell>
          <table:covered-table-cell table:style-name="ce196"/>
          <table:table-cell table:number-columns-repeated="16371"/>
        </table:table-row>
        <table:table-row table:style-name="ro2">
          <table:table-cell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15">
          <table:table-cell table:style-name="ce319" office:value-type="string" calcext:value-type="string" table:number-columns-spanned="6" table:number-rows-spanned="1">
            <text:p><text:span text:style-name="T16">Tradíció képzettségek </text:span><text:span text:style-name="T17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16">Mágiaiskolák (Átfogó) </text:span><text:span text:style-name="T17">🅿️</text:span>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2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288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925" office:value-type="string" calcext:value-type="string" table:number-columns-spanned="4" table:number-rows-spanned="1">
            <text:p><text:span text:style-name="T18">[</text:span><text:span text:style-name="T19">Tradíció neve</text:span><text:span text:style-name="T20">]</text:span></text:p>
          </table:table-cell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3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319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10"/>
          <table:covered-table-cell table:style-name="ce152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table:content-validation-name="val147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30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288"/>
          <table:table-cell table:style-name="ce952" table:content-validation-name="val43" office:value-type="float" office:value="4" calcext:value-type="float">
            <text:p>4</text:p>
          </table:table-cell>
          <table:table-cell table:style-name="ce971" table:content-validation-name="val148" office:value-type="float" office:value="0" calcext:value-type="float">
            <text:p>0</text:p>
          </table:table-cell>
          <table:table-cell table:style-name="ce978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5">
          <table:table-cell table:style-name="ce324" office:value-type="string" calcext:value-type="string" table:number-columns-spanned="6" table:number-rows-spanned="1">
            <text:p><text:span text:style-name="T16">Pszi iskola (képzettség) </text:span><text:span text:style-name="T17">🅿️</text:span></text:p>
          </table:table-cell>
          <table:covered-table-cell table:number-columns-repeated="4"/>
          <table:covered-table-cell table:style-name="ce130"/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288"/>
          <table:covered-table-cell table:number-columns-repeated="2" table:style-name="ce257"/>
          <table:table-cell table:style-name="ce257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925" table:number-columns-spanned="4" table:number-rows-spanned="1"/>
          <table:covered-table-cell table:style-name="ce288"/>
          <table:covered-table-cell table:style-name="ce254" table:content-validation-name="val60"/>
          <table:covered-table-cell table:style-name="ce204" table:content-validation-name="val60"/>
          <table:table-cell table:style-name="ce967" table:content-validation-name="val66" office:value-type="float" office:value="0" calcext:value-type="float">
            <text:p>0</text:p>
          </table:table-cell>
          <table:table-cell table:style-name="ce244" table:content-validation-name="val43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003" table:number-columns-spanned="4" table:number-rows-spanned="1"/>
          <table:covered-table-cell table:style-name="ce942"/>
          <table:covered-table-cell table:style-name="ce415" table:content-validation-name="val60"/>
          <table:covered-table-cell table:style-name="ce950" table:content-validation-name="val60"/>
          <table:table-cell table:style-name="ce970" table:content-validation-name="val66" office:value-type="float" office:value="0" calcext:value-type="float">
            <text:p>0</text:p>
          </table:table-cell>
          <table:table-cell table:style-name="ce428" table:content-validation-name="val43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6371"/>
        </table:table-row>
        <table:table-row table:style-name="ro3">
          <table:table-cell table:style-name="ce324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/>
          <table:covered-table-cell table:style-name="ce130"/>
          <table:table-cell/>
          <table:table-cell table:number-columns-spanned="6" table:number-rows-spanned="1"/>
          <table:covered-table-cell table:number-columns-repeated="5"/>
          <table:table-cell table:number-columns-repeated="16371"/>
        </table:table-row>
        <table:table-row table:style-name="ro3"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79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288"/>
          <table:table-cell table:style-name="ce59" office:value-type="string" calcext:value-type="string">
            <text:p>Max</text:p>
          </table:table-cell>
          <table:table-cell table:style-name="ce59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5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5" table:content-validation-name="val43" table:formula="of:=[.$L21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6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6" table:content-validation-name="val43" table:formula="of:=[.$L22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7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7" table:content-validation-name="val43" table:formula="of:=[.$L23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98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288"/>
          <table:table-cell table:style-name="ce953"/>
          <table:table-cell table:style-name="ce405"/>
          <table:table-cell table:style-name="ce1008" table:content-validation-name="val43" table:formula="of:=[.$L24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1">
          <table:table-cell table:style-name="ce1003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99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003" table:number-columns-spanned="3" table:number-rows-spanned="1"/>
          <table:covered-table-cell table:number-columns-repeated="2" table:style-name="ce942"/>
          <table:table-cell table:style-name="ce954"/>
          <table:table-cell table:style-name="ce972"/>
          <table:table-cell table:style-name="ce1009" table:content-validation-name="val43" table:formula="of:=[.$L25]*[$KP_tablazat.$K$14]" office:value-type="float" office:value="0" calcext:value-type="float">
            <text:p>0</text:p>
          </table:table-cell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16371"/>
        </table:table-row>
        <table:table-row table:style-name="ro1">
          <table:table-cell table:style-name="ce367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367"/>
          <table:table-cell table:style-name="ce367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367"/>
          <table:table-cell table:style-name="ce367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7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8" table:number-columns-spanned="4" table:number-rows-spanned="1"/>
          <table:covered-table-cell table:number-columns-repeated="3" table:style-name="ce1028"/>
          <table:table-cell table:style-name="ce369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028" table:number-columns-spanned="4" table:number-rows-spanned="1"/>
          <table:covered-table-cell table:number-columns-repeated="3" table:style-name="ce1028"/>
          <table:table-cell table:style-name="ce369" office:value-type="string" calcext:value-type="string" table:number-columns-spanned="6" table:number-rows-spanned="1">
            <text:p>Hatása, leírása, <text:span text:style-name="T21">±</text:span>% kedvezmény</text:p>
          </table:table-cell>
          <table:covered-table-cell table:number-columns-repeated="5" table:style-name="ce369"/>
          <table:table-cell table:number-columns-repeated="1637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2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5"/>
          <table:table-cell table:style-name="ce170"/>
          <table:table-cell table:number-columns-repeated="16365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style-name="ce170" table:number-columns-repeated="5"/>
          <table:table-cell/>
          <table:table-cell table:style-name="ce170" table:number-columns-repeated="1005"/>
          <table:table-cell table:number-columns-repeated="15360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16">
          <table:table-cell table:style-name="ce1015" table:content-validation-name="val52" table:number-columns-spanned="13" table:number-rows-spanned="1"/>
          <table:covered-table-cell table:number-columns-repeated="11" table:style-name="ce1015" table:content-validation-name="val52"/>
          <table:covered-table-cell/>
          <table:table-cell table:number-columns-repeated="16371"/>
        </table:table-row>
        <table:table-row table:style-name="ro2" table:number-rows-repeated="1048531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3:Misztikus.L3">
            <calcext:condition calcext:apply-style-name="Warning_maradt" calcext:value="&lt;0" calcext:base-cell-address="Misztikus.L3"/>
          </calcext:conditional-format>
          <calcext:conditional-format calcext:target-range-address="Misztikus.L7:Misztikus.L17 Misztikus.E7:Misztikus.E9 Misztikus.E16:Misztikus.E17">
            <calcext:condition calcext:apply-style-name="Warning_szinttúlépés" calcext:value="&gt;[$Alapértékek.$J$9]" calcext:base-cell-address="Misztikus.E7"/>
          </calcext:conditional-format>
          <calcext:conditional-format calcext:target-range-address="Misztikus.F20:Misztikus.F20">
            <calcext:condition calcext:apply-style-name="Warning_Fortély" calcext:value="formula-is([.$E$20]&gt;[.$D$20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1]&gt;[.$D$21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2]&gt;[.$D$22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3]&gt;[.$D$23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">
            <calcext:condition calcext:apply-style-name="Warning_Fortély" calcext:value="formula-is([.$E$24]&gt;[.$D$24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F25:Misztikus.F25">
            <calcext:condition calcext:apply-style-name="Warning_Fortély" calcext:value="formula-is([.$E$25]&gt;[.$D$25])" calcext:base-cell-address="Misztikus.F25"/>
            <calcext:condition calcext:apply-style-name="Warning_negativ" calcext:value="&lt;0" calcext:base-cell-address="Misztikus.F25"/>
          </calcext:conditional-format>
          <calcext:conditional-format calcext:target-range-address="Misztikus.M20:Misztikus.M20">
            <calcext:condition calcext:apply-style-name="Warning_Fortély" calcext:value="formula-is([.$L$20]&gt;[.$K$20])" calcext:base-cell-address="Misztikus.M20"/>
            <calcext:condition calcext:apply-style-name="Warning_negativ" calcext:value="&lt;0" calcext:base-cell-address="Misztikus.M20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M22:Misztikus.M22">
            <calcext:condition calcext:apply-style-name="Warning_negativ" calcext:value="formula-is([.$L$22]&gt;[.$K$22])" calcext:base-cell-address="Misztikus.M22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F13:Misztikus.F13">
            <calcext:condition calcext:apply-style-name="Warning_Fortély" calcext:value="formula-is([.$E$13]&gt;[.$D$13])" calcext:base-cell-address="Misztikus.F13"/>
            <calcext:condition calcext:apply-style-name="Warning_negativ" calcext:value="&lt;0" calcext:base-cell-address="Misztikus.F13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</calcext:conditional-formats>
      </table:table>
      <table:table table:name="Fegyverek" table:style-name="ta4" table:print="false">
        <table:table-column table:style-name="co46" table:default-cell-style-name="ce288"/>
        <table:table-column table:style-name="co47" table:default-cell-style-name="ce6"/>
        <table:table-column table:style-name="co13" table:number-columns-repeated="4" table:default-cell-style-name="ce6"/>
        <table:table-column table:style-name="co48" table:default-cell-style-name="ce6"/>
        <table:table-column table:style-name="co49" table:default-cell-style-name="ce6"/>
        <table:table-column table:style-name="co13" table:number-columns-repeated="6" table:default-cell-style-name="ce6"/>
        <table:table-column table:style-name="co50" table:default-cell-style-name="ce6"/>
        <table:table-column table:style-name="co13" table:number-columns-repeated="241" table:default-cell-style-name="ce6"/>
        <table:table-column table:style-name="co12" table:number-columns-repeated="16128" table:default-cell-style-name="ce6"/>
        <table:table-row table:style-name="ro2">
          <table:table-cell table:style-name="ce1010"/>
          <table:table-cell table:style-name="ce1051" office:value-type="string" calcext:value-type="string">
            <text:p>Fegyver</text:p>
          </table:table-cell>
          <table:table-cell table:style-name="ce1069" office:value-type="string" calcext:value-type="string">
            <text:p>Típus</text:p>
          </table:table-cell>
          <table:table-cell table:style-name="ce1051" office:value-type="string" calcext:value-type="string">
            <text:p>SP</text:p>
          </table:table-cell>
          <table:table-cell table:style-name="ce1094" office:value-type="string" calcext:value-type="string">
            <text:p>Sebzés módja</text:p>
          </table:table-cell>
          <table:table-cell table:style-name="ce1099" office:value-type="string" calcext:value-type="string">
            <text:p>Átütés</text:p>
          </table:table-cell>
          <table:table-cell table:style-name="ce1099" office:value-type="string" calcext:value-type="string">
            <text:p>Íves</text:p>
          </table:table-cell>
          <table:table-cell table:style-name="ce1106" office:value-type="string" calcext:value-type="string">
            <text:p>1,5 kezes</text:p>
          </table:table-cell>
          <table:table-cell table:style-name="ce1099" office:value-type="string" calcext:value-type="string">
            <text:p>Pengehossz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</text:p>
          </table:table-cell>
          <table:table-cell table:style-name="ce1099" office:value-type="string" calcext:value-type="string">
            <text:p>VÉ</text:p>
          </table:table-cell>
          <table:table-cell table:style-name="ce1099" office:value-type="string" calcext:value-type="string">
            <text:p>Sebesség</text:p>
          </table:table-cell>
          <table:table-cell table:style-name="ce1069" office:value-type="string" calcext:value-type="string">
            <text:p>Harcmodor</text:p>
          </table:table-cell>
          <table:table-cell table:style-name="ce1131" office:value-type="string" calcext:value-type="string">
            <text:p>Megjegyzés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Közelharci fegyverek</text:p>
          </table:table-cell>
          <table:table-cell table:style-name="ce1052" office:value-type="string" calcext:value-type="string">
            <text:p><text:s/>__</text:p>
          </table:table-cell>
          <table:table-cell table:style-name="ce1070"/>
          <table:table-cell table:style-name="ce1070" office:value-type="string" calcext:value-type="string">
            <text:p>x</text:p>
          </table:table-cell>
          <table:table-cell table:number-columns-repeated="2" table:style-name="ce1052" office:value-type="string" calcext:value-type="string">
            <text:p>x</text:p>
          </table:table-cell>
          <table:table-cell table:style-name="ce1052"/>
          <table:table-cell table:style-name="ce1107"/>
          <table:table-cell table:number-columns-repeated="3" table:style-name="ce1052" office:value-type="string" calcext:value-type="string">
            <text:p>x</text:p>
          </table:table-cell>
          <table:table-cell table:number-columns-repeated="2" table:style-name="ce1115" office:value-type="string" calcext:value-type="string">
            <text:p>x</text:p>
          </table:table-cell>
          <table:table-cell table:style-name="ce1052" table:number-columns-repeated="2"/>
          <table:table-cell table:style-name="ce1152" table:number-columns-repeated="241"/>
          <table:table-cell table:number-columns-repeated="16128"/>
        </table:table-row>
        <table:table-row table:style-name="ro17">
          <table:table-cell/>
          <table:table-cell table:style-name="ce1053" office:value-type="string" calcext:value-type="string">
            <text:p>Puszta kéz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-5" calcext:value-type="float">
            <text:p>-5</text:p>
          </table:table-cell>
          <table:table-cell table:style-name="ce1071" office:value-type="string" calcext:value-type="string">
            <text:p>Z</text:p>
          </table:table-cell>
          <table:table-cell table:number-columns-repeated="2" table:style-name="ce1071" office:value-type="float" office:value="0" calcext:value-type="float">
            <text:p>0</text:p>
          </table:table-cell>
          <table:table-cell table:style-name="ce1108"/>
          <table:table-cell table:style-name="ce1113" office:value-type="float" office:value="0" calcext:value-type="float">
            <text:p>0</text:p>
          </table:table-cell>
          <table:table-cell table:number-columns-repeated="3" table:style-name="ce1071" office:value-type="float" office:value="-10" calcext:value-type="float">
            <text:p>-10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010"/>
          <table:table-cell table:style-name="ce1054" office:value-type="string" calcext:value-type="string">
            <text:p>Béltépő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Dzsambi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Garott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string" calcext:value-type="string">
            <text:p>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string" calcext:value-type="string">
            <text:p>spec.</text:p>
          </table:table-cell>
          <table:table-cell table:number-columns-repeated="3"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-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riszké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Levéltőr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1" calcext:value-type="float">
            <text:p>1</text:p>
          </table:table-cell>
          <table:table-cell table:style-name="ce1084" office:value-type="string" calcext:value-type="string">
            <text:p>S/V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2" calcext:value-type="float">
            <text:p>2</text:p>
          </table:table-cell>
          <table:table-cell table:style-name="ce1084" office:value-type="float" office:value="4" calcext:value-type="float">
            <text:p>4</text:p>
          </table:table-cell>
          <table:table-cell table:number-columns-repeated="2"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kolatgomb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Z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84" office:value-type="float" office:value="0" calcext:value-type="float">
            <text:p>0</text:p>
          </table:table-cell>
          <table:table-cell table:number-columns-repeated="3" table:style-name="ce1084" office:value-type="float" office:value="-7" calcext:value-type="float">
            <text:p>-7</text:p>
          </table:table-cell>
          <table:table-cell table:style-name="ce1084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éregfog</text:p>
          </table:table-cell>
          <table:table-cell table:style-name="ce1072" office:value-type="string" calcext:value-type="string">
            <text:p>egykezes</text:p>
          </table:table-cell>
          <table:table-cell table:style-name="ce1084" office:value-type="float" office:value="0" calcext:value-type="float">
            <text:p>0</text:p>
          </table:table-cell>
          <table:table-cell table:style-name="ce1084" office:value-type="string" calcext:value-type="string">
            <text:p>S</text:p>
          </table:table-cell>
          <table:table-cell table:number-columns-repeated="2" table:style-name="ce1084" office:value-type="float" office:value="0" calcext:value-type="float">
            <text:p>0</text:p>
          </table:table-cell>
          <table:table-cell table:style-name="ce1110"/>
          <table:table-cell table:style-name="ce1072" office:value-type="float" office:value="0" calcext:value-type="float">
            <text:p>0</text:p>
          </table:table-cell>
          <table:table-cell table:style-name="ce1084" office:value-type="float" office:value="1" calcext:value-type="float">
            <text:p>1</text:p>
          </table:table-cell>
          <table:table-cell table:number-columns-repeated="2" table:style-name="ce1084" office:value-type="float" office:value="3" calcext:value-type="float">
            <text:p>3</text:p>
          </table:table-cell>
          <table:table-cell table:style-name="ce1084"/>
          <table:table-cell table:style-name="ce1125" office:value-type="string" calcext:value-type="string">
            <text:p>közelharc</text:p>
          </table:table-cell>
          <table:table-cell table:style-name="ce113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Pugos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Ramier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3" calcext:value-type="float">
            <text:p>3</text:p>
          </table:table-cell>
          <table:table-cell table:number-columns-repeated="3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054" office:value-type="string" calcext:value-type="string">
            <text:p>Tőr, hárít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4" office:value-type="string" calcext:value-type="string">
            <text:p><text:span text:style-name="T24">Nagyon</text:span><text:span text:style-name="T25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Tőr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2" calcext:value-type="float">
            <text:p>2</text:p>
          </table:table-cell>
          <table:table-cell table:number-columns-repeated="2" table:style-name="ce1072" office:value-type="float" office:value="4" calcext:value-type="float">
            <text:p>4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ököl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string" calcext:value-type="string">
            <text:p>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-5" calcext:value-type="float">
            <text:p>-5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6">
          <table:table-cell/>
          <table:table-cell table:style-name="ce1056" office:value-type="string" calcext:value-type="string">
            <text:p>Tőr, páncélszúró</text:p>
          </table:table-cell>
          <table:table-cell table:style-name="ce1073" office:value-type="string" calcext:value-type="string">
            <text:p>egykezes</text:p>
          </table:table-cell>
          <table:table-cell table:style-name="ce1073" office:value-type="float" office:value="1" calcext:value-type="float">
            <text:p>1</text:p>
          </table:table-cell>
          <table:table-cell table:style-name="ce1073" office:value-type="string" calcext:value-type="string">
            <text:p>S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0" calcext:value-type="float">
            <text:p>0</text:p>
          </table:table-cell>
          <table:table-cell table:style-name="ce1109"/>
          <table:table-cell table:style-name="ce1073" office:value-type="float" office:value="1" calcext:value-type="float">
            <text:p>1</text:p>
          </table:table-cell>
          <table:table-cell table:style-name="ce1073" office:value-type="float" office:value="4" calcext:value-type="float">
            <text:p>4</text:p>
          </table:table-cell>
          <table:table-cell table:style-name="ce1073" office:value-type="float" office:value="8" calcext:value-type="float">
            <text:p>8</text:p>
          </table:table-cell>
          <table:table-cell table:style-name="ce1073" office:value-type="float" office:value="4" calcext:value-type="float">
            <text:p>4</text:p>
          </table:table-cell>
          <table:table-cell table:style-name="ce1073"/>
          <table:table-cell table:style-name="ce1125" office:value-type="string" calcext:value-type="string">
            <text:p>közelharc</text:p>
          </table:table-cell>
          <table:table-cell table:style-name="ce1135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Tőr, Sla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özelharc</text:p>
          </table:table-cell>
          <table:table-cell table:style-name="ce1133"/>
          <table:table-cell table:number-columns-repeated="16369"/>
        </table:table-row>
        <table:table-row table:style-name="ro1">
          <table:table-cell table:style-name="ce947"/>
          <table:table-cell table:style-name="ce1057" office:value-type="string" calcext:value-type="string">
            <text:p>Vasököl / páncélkesztyű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0" calcext:value-type="float">
            <text:p>0</text:p>
          </table:table-cell>
          <table:table-cell table:style-name="ce1074" office:value-type="string" calcext:value-type="string">
            <text:p>Z</text:p>
          </table:table-cell>
          <table:table-cell table:style-name="ce1100" office:value-type="float" office:value="0" calcext:value-type="float">
            <text:p>0</text:p>
          </table:table-cell>
          <table:table-cell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0" calcext:value-type="float">
            <text:p>0</text:p>
          </table:table-cell>
          <table:table-cell table:number-columns-repeated="3" table:style-name="ce1074" office:value-type="float" office:value="-7" calcext:value-type="float">
            <text:p>-7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özelharc</text:p>
          </table:table-cell>
          <table:table-cell table:style-name="ce1136" office:value-type="string" calcext:value-type="string">
            <text:p>Erőbónusz: 0 feletti rész 1:1-ben számít be.</text:p>
          </table:table-cell>
          <table:table-cell table:style-name="ce109" table:number-columns-repeated="241"/>
          <table:table-cell table:number-columns-repeated="16128"/>
        </table:table-row>
        <table:table-row table:style-name="ro19">
          <table:table-cell table:style-name="ce1011" office:value-type="string" calcext:value-type="string">
            <text:p>Kardvívó fegyverek</text:p>
          </table:table-cell>
          <table:table-cell table:style-name="ce1053" office:value-type="string" calcext:value-type="string">
            <text:p>Kard, dzsenn szablya</text:p>
          </table:table-cell>
          <table:table-cell table:style-name="ce1071" office:value-type="string" calcext:value-type="string">
            <text:p>egykezes</text:p>
          </table:table-cell>
          <table:table-cell table:style-name="ce1071" office:value-type="float" office:value="4" calcext:value-type="float">
            <text:p>4</text:p>
          </table:table-cell>
          <table:table-cell table:style-name="ce1071" office:value-type="string" calcext:value-type="string">
            <text:p>V/S</text:p>
          </table:table-cell>
          <table:table-cell table:style-name="ce1071" office:value-type="float" office:value="0" calcext:value-type="float">
            <text:p>0</text:p>
          </table:table-cell>
          <table:table-cell table:style-name="ce1071" office:value-type="float" office:value="1" calcext:value-type="float">
            <text:p>1</text:p>
          </table:table-cell>
          <table:table-cell table:style-name="ce1108"/>
          <table:table-cell table:style-name="ce1071" office:value-type="float" office:value="1" calcext:value-type="float">
            <text:p>1</text:p>
          </table:table-cell>
          <table:table-cell table:style-name="ce1071" office:value-type="float" office:value="8" calcext:value-type="float">
            <text:p>8</text:p>
          </table:table-cell>
          <table:table-cell table:number-columns-repeated="2" table:style-name="ce1071" office:value-type="float" office:value="15" calcext:value-type="float">
            <text:p>15</text:p>
          </table:table-cell>
          <table:table-cell table:style-name="ce1071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emreli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number-columns-repeated="2" table:style-name="ce1072" office:value-type="float" office:value="13" calcext:value-type="float">
            <text:p>13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7"/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fejvadász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handzsá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hiequar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S/V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hosszú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jatagán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1" calcext:value-type="float">
            <text:p>1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20" calcext:value-type="float">
            <text:p>20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khossa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1" calcext:value-type="float">
            <text:p>11</text:p>
          </table:table-cell>
          <table:table-cell table:style-name="ce1072" office:value-type="float" office:value="10" calcext:value-type="float">
            <text:p>10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Kard, kígyó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95" office:value-type="string" calcext:value-type="string">
            <text:p><text:span text:style-name="T22"> </text:span><text:span text:style-name="T23">V/S</text:span>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5" calcext:value-type="float">
            <text:p>5</text:p>
          </table:table-cell>
          <table:table-cell table:number-columns-repeated="2" table:style-name="ce1072" office:value-type="float" office:value="11" calcext:value-type="float">
            <text:p>11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Szúró sebzés: +5 SP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a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KF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lovag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7" calcext:value-type="float">
            <text:p>7</text:p>
          </table:table-cell>
          <table:table-cell table:style-name="ce1072" office:value-type="float" office:value="15" calcext:value-type="float">
            <text:p>15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054" office:value-type="string" calcext:value-type="string">
            <text:p>Kard, másfél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mester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8" calcext:value-type="float">
            <text:p>18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7" office:value-type="string" calcext:value-type="string">
            <text:p>(MK), továbbá:</text:p>
            <text:p>TODO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Pugoss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KF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string" calcext:value-type="string">
            <text:p>S/V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Slan 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6" calcext:value-type="float">
            <text:p>6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19" calcext:value-type="float">
            <text:p>19</text:p>
          </table:table-cell>
          <table:table-cell table:style-name="ce1072" office:value-type="float" office:value="13" calcext:value-type="float">
            <text:p>13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Kard, Slan rövid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string" calcext:value-type="string">
            <text:p>V/S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5" calcext:value-type="float">
            <text:p>5</text:p>
          </table:table-cell>
          <table:table-cell table:style-name="ce1072" office:value-type="float" office:value="11" calcext:value-type="float">
            <text:p>11</text:p>
          </table:table-cell>
          <table:table-cell table:number-columns-repeated="2" table:style-name="ce1072" office:value-type="float" office:value="5" calcext:value-type="float">
            <text:p>5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054" office:value-type="string" calcext:value-type="string">
            <text:p>Kard, Slan csatakard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0" calcext:value-type="float">
            <text:p>0</text:p>
          </table:table-cell>
          <table:table-cell table:style-name="ce1109"/>
          <table:table-cell table:style-name="ce1072" office:value-type="float" office:value="2" calcext:value-type="float">
            <text:p>2</text:p>
          </table:table-cell>
          <table:table-cell table:style-name="ce1072" office:value-type="float" office:value="9" calcext:value-type="float">
            <text:p>9</text:p>
          </table:table-cell>
          <table:table-cell table:style-name="ce1072" office:value-type="float" office:value="23" calcext:value-type="float">
            <text:p>23</text:p>
          </table:table-cell>
          <table:table-cell table:style-name="ce1072" office:value-type="float" office:value="17" calcext:value-type="float">
            <text:p>17</text:p>
          </table:table-cell>
          <table:table-cell table:style-name="ce1072" office:value-type="float" office:value="8" calcext:value-type="float">
            <text:p>8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Kard, szablya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V/S</text:p>
          </table:table-cell>
          <table:table-cell table:style-name="ce1072" office:value-type="float" office:value="0" calcext:value-type="float">
            <text:p>0</text:p>
          </table:table-cell>
          <table:table-cell table:style-name="ce1072" office:value-type="float" office:value="1" calcext:value-type="float">
            <text:p>1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6" calcext:value-type="float">
            <text:p>6</text:p>
          </table:table-cell>
          <table:table-cell table:number-columns-repeated="2" table:style-name="ce1072" office:value-type="float" office:value="12" calcext:value-type="float">
            <text:p>12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kardvívás</text:p>
          </table:table-cell>
          <table:table-cell table:style-name="ce113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ara-sequor </text:p>
          </table:table-cell>
          <table:table-cell table:style-name="ce1072" office:value-type="string" calcext:value-type="string">
            <text:p>két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/>
          <table:table-cell table:style-name="ce1072" office:value-type="float" office:value="1" calcext:value-type="float">
            <text:p>1</text:p>
          </table:table-cell>
          <table:table-cell table:style-name="ce1073" table:number-columns-repeated="5"/>
          <table:table-cell table:style-name="ce1125" office:value-type="string" calcext:value-type="string">
            <text:p>kardvívás</text:p>
          </table:table-cell>
          <table:table-cell table:style-name="ce1139" office:value-type="string" calcext:value-type="string">
            <text:p>(MK), (KF) továbbá: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Meneth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Predoci egyeneskard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Sequor 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float" office:value="0" calcext:value-type="float">
            <text:p>0</text:p>
          </table:table-cell>
          <table:table-cell table:style-name="ce1073" table:number-columns-repeated="7"/>
          <table:table-cell table:style-name="ce1125" office:value-type="string" calcext:value-type="string">
            <text:p>kardvívás</text:p>
          </table:table-cell>
          <table:table-cell table:style-name="ce1140" office:value-type="string" calcext:value-type="string">
            <text:p>(KF):</text:p>
          </table:table-cell>
          <table:table-cell table:number-columns-repeated="16369"/>
        </table:table-row>
        <table:table-row table:style-name="ro20">
          <table:table-cell table:style-name="ce947"/>
          <table:table-cell table:style-name="ce1057" office:value-type="string" calcext:value-type="string">
            <text:p>Tőrkard</text:p>
          </table:table-cell>
          <table:table-cell table:style-name="ce1074" office:value-type="string" calcext:value-type="string">
            <text:p>egykezes</text:p>
          </table:table-cell>
          <table:table-cell table:style-name="ce1074" office:value-type="float" office:value="2" calcext:value-type="float">
            <text:p>2</text:p>
          </table:table-cell>
          <table:table-cell table:style-name="ce1074" office:value-type="string" calcext:value-type="string">
            <text:p>S</text:p>
          </table:table-cell>
          <table:table-cell table:number-columns-repeated="2" table:style-name="ce1074" office:value-type="float" office:value="0" calcext:value-type="float">
            <text:p>0</text:p>
          </table:table-cell>
          <table:table-cell table:style-name="ce1111"/>
          <table:table-cell table:style-name="ce1074" office:value-type="float" office:value="1" calcext:value-type="float">
            <text:p>1</text:p>
          </table:table-cell>
          <table:table-cell table:style-name="ce1074" office:value-type="float" office:value="6" calcext:value-type="float">
            <text:p>6</text:p>
          </table:table-cell>
          <table:table-cell table:number-columns-repeated="2" table:style-name="ce1074" office:value-type="float" office:value="12" calcext:value-type="float">
            <text:p>12</text:p>
          </table:table-cell>
          <table:table-cell table:style-name="ce1074" office:value-type="float" office:value="5" calcext:value-type="float">
            <text:p>5</text:p>
          </table:table-cell>
          <table:table-cell table:style-name="ce1126" office:value-type="string" calcext:value-type="string">
            <text:p>kardvívás</text:p>
          </table:table-cell>
          <table:table-cell table:style-name="ce1137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Pusztító fegyverek</text:p>
          </table:table-cell>
          <table:table-cell table:style-name="ce1053" office:value-type="string" calcext:value-type="string">
            <text:p>Bot, rövid</text:p>
          </table:table-cell>
          <table:table-cell table:style-name="ce1071" office:value-type="string" calcext:value-type="string">
            <text:p>egykezes</text:p>
          </table:table-cell>
          <table:table-cell table:style-name="ce1075" office:value-type="float" office:value="-3" calcext:value-type="float">
            <text:p>-3</text:p>
          </table:table-cell>
          <table:table-cell table:style-name="ce1075" office:value-type="string" calcext:value-type="string">
            <text:p>Z</text:p>
          </table:table-cell>
          <table:table-cell table:number-columns-repeated="2" table:style-name="ce1075" office:value-type="float" office:value="0" calcext:value-type="float">
            <text:p>0</text:p>
          </table:table-cell>
          <table:table-cell table:style-name="ce1108"/>
          <table:table-cell table:style-name="ce1072" office:value-type="float" office:value="0.5" calcext:value-type="float">
            <text:p>0.5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9" calcext:value-type="float">
            <text:p>9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5" calcext:value-type="float">
            <text:p>5</text:p>
          </table:table-cell>
          <table:table-cell table:style-name="ce1125" office:value-type="string" calcext:value-type="string">
            <text:p>pusztítás</text:p>
          </table:table-cell>
          <table:table-cell table:style-name="ce1135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ot, furkós</text:p>
          </table:table-cell>
          <table:table-cell table:style-name="ce1072" office:value-type="string" calcext:value-type="string">
            <text:p>egykezes</text:p>
          </table:table-cell>
          <table:table-cell table:style-name="ce1076" office:value-type="float" office:value="-1" calcext:value-type="float">
            <text:p>-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8" calcext:value-type="float">
            <text:p>8</text:p>
          </table:table-cell>
          <table:table-cell table:style-name="ce1076" office:value-type="float" office:value="6" calcext:value-type="float">
            <text:p>6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1">
          <table:table-cell/>
          <table:table-cell table:style-name="ce1054" office:value-type="string" calcext:value-type="string">
            <text:p>Buzogány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5" calcext:value-type="float">
            <text:p>5</text:p>
          </table:table-cell>
          <table:table-cell table:style-name="ce1096" office:value-type="string" calcext:value-type="string">
            <text:p>Z</text:p>
          </table:table-cell>
          <table:table-cell table:number-columns-repeated="2" table:style-name="ce1072" office:value-type="float" office:value="0" calcext:value-type="float">
            <text:p>0</text:p>
          </table:table-cell>
          <table:table-cell table:style-name="ce1109"/>
          <table:table-cell table:style-name="ce1071" office:value-type="float" office:value="1" calcext:value-type="float">
            <text:p>1</text:p>
          </table:table-cell>
          <table:table-cell table:style-name="ce1072" office:value-type="float" office:value="4" calcext:value-type="float">
            <text:p>4</text:p>
          </table:table-cell>
          <table:table-cell table:style-name="ce1072" office:value-type="float" office:value="12" calcext:value-type="float">
            <text:p>12</text:p>
          </table:table-cell>
          <table:table-cell table:style-name="ce1072" office:value-type="float" office:value="8" calcext:value-type="float">
            <text:p>8</text:p>
          </table:table-cell>
          <table:table-cell table:style-name="ce1072" office:value-type="float" office:value="7" calcext:value-type="float">
            <text:p>7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lánco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 office:value-type="string" calcext:value-type="string">
            <text:p>Pajzs VÉ a fele! (?)</text:p>
          </table:table-cell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shadleki</text:p>
          </table:table-cell>
          <table:table-cell table:style-name="ce1072" office:value-type="string" calcext:value-type="string">
            <text:p>??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/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ollas</text:p>
          </table:table-cell>
          <table:table-cell table:style-name="ce1072" office:value-type="string" calcext:value-type="string">
            <text:p>egykezes</text:p>
          </table:table-cell>
          <table:table-cell table:style-name="ce1073"/>
          <table:table-cell table:style-name="ce1076" office:value-type="string" calcext:value-type="string">
            <text:p>Z</text:p>
          </table:table-cell>
          <table:table-cell table:style-name="ce1073" office:value-type="string" calcext:value-type="string">
            <text:p>!</text:p>
          </table:table-cell>
          <table:table-cell table:style-name="ce1076" office:value-type="float" office:value="0" calcext:value-type="float">
            <text:p>0</text:p>
          </table:table-cell>
          <table:table-cell table:style-name="ce1109"/>
          <table:table-cell table:style-name="ce1073" table:number-columns-repeated="5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Buzogány, tüskés</text:p>
          </table:table-cell>
          <table:table-cell table:style-name="ce1072" office:value-type="string" calcext:value-type="string">
            <text:p>egykezes</text:p>
          </table:table-cell>
          <table:table-cell table:style-name="ce1073" table:number-columns-repeated="2"/>
          <table:table-cell table:style-name="ce1073" office:value-type="string" calcext:value-type="string">
            <text:p>!!</text:p>
          </table:table-cell>
          <table:table-cell table:style-name="ce1076" office:value-type="float" office:value="0" calcext:value-type="float">
            <text:p>0</text:p>
          </table:table-cell>
          <table:table-cell table:style-name="ce1073" table:number-columns-repeated="6"/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1">
          <table:table-cell/>
          <table:table-cell table:style-name="ce1054" office:value-type="string" calcext:value-type="string">
            <text:p>Csatabárd, egykezes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4" calcext:value-type="float">
            <text:p>4</text:p>
          </table:table-cell>
          <table:table-cell table:style-name="ce1097" office:value-type="string" calcext:value-type="string">
            <text:p>V</text:p>
            <text:p>(néha szúrás)</text:p>
          </table:table-cell>
          <table:table-cell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 office:value-type="float" office:value="6" calcext:value-type="float">
            <text:p>6</text:p>
          </table:table-cell>
          <table:table-cell table:style-name="ce1125" office:value-type="string" calcext:value-type="string">
            <text:p>pusztítás</text:p>
          </table:table-cell>
          <table:table-cell table:style-name="ce1139"/>
          <table:table-cell table:number-columns-repeated="16369"/>
        </table:table-row>
        <table:table-row table:style-name="ro2">
          <table:table-cell/>
          <table:table-cell table:style-name="ce1054" office:value-type="string" calcext:value-type="string">
            <text:p>Csatabárd, kétkezes</text:p>
          </table:table-cell>
          <table:table-cell table:style-name="ce1072" office:value-type="string" calcext:value-type="string">
            <text:p>kétkezes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string" calcext:value-type="string">
            <text:p>??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1.5" calcext:value-type="float">
            <text:p>1.5</text:p>
          </table:table-cell>
          <table:table-cell table:style-name="ce1072" office:value-type="float" office:value="8" calcext:value-type="float">
            <text:p>8</text:p>
          </table:table-cell>
          <table:table-cell table:number-columns-repeated="2" table:style-name="ce1072" office:value-type="float" office:value="16" calcext:value-type="float">
            <text:p>16</text:p>
          </table:table-cell>
          <table:table-cell table:style-name="ce1072"/>
          <table:table-cell table:style-name="ce1125" office:value-type="string" calcext:value-type="string">
            <text:p>pusztítás</text:p>
          </table:table-cell>
          <table:table-cell table:style-name="ce1138"/>
          <table:table-cell table:number-columns-repeated="16369"/>
        </table:table-row>
        <table:table-row table:style-name="ro19">
          <table:table-cell/>
          <table:table-cell table:style-name="ce1054" office:value-type="string" calcext:value-type="string">
            <text:p>Csatacsákány</text:p>
          </table:table-cell>
          <table:table-cell table:style-name="ce1072" office:value-type="string" calcext:value-type="string">
            <text:p>egykezes</text:p>
          </table:table-cell>
          <table:table-cell table:style-name="ce1072" office:value-type="float" office:value="3" calcext:value-type="float">
            <text:p>3</text:p>
          </table:table-cell>
          <table:table-cell table:style-name="ce1072" office:value-type="string" calcext:value-type="string">
            <text:p>S?</text:p>
          </table:table-cell>
          <table:table-cell table:style-name="ce1072" office:value-type="string" calcext:value-type="string">
            <text:p>10 !</text:p>
          </table:table-cell>
          <table:table-cell table:style-name="ce1072" office:value-type="float" office:value="0" calcext:value-type="float">
            <text:p>0</text:p>
          </table:table-cell>
          <table:table-cell table:style-name="ce1072"/>
          <table:table-cell table:style-name="ce1072" office:value-type="float" office:value="0.5" calcext:value-type="float">
            <text:p>0.5</text:p>
          </table:table-cell>
          <table:table-cell table:style-name="ce1072" office:value-type="float" office:value="4" calcext:value-type="float">
            <text:p>4</text:p>
          </table:table-cell>
          <table:table-cell table:number-columns-repeated="2" table:style-name="ce1072" office:value-type="float" office:value="8" calcext:value-type="float">
            <text:p>8</text:p>
          </table:table-cell>
          <table:table-cell table:style-name="ce1072"/>
          <table:table-cell table:style-name="ce1125" office:value-type="string" calcext:value-type="string">
            <text:p>pusztítás</text:p>
          </table:table-cell>
          <table:table-cell table:style-name="ce113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57" office:value-type="string" calcext:value-type="string">
            <text:p>Harci kalapács</text:p>
          </table:table-cell>
          <table:table-cell table:style-name="ce1074" office:value-type="string" calcext:value-type="string">
            <text:p>??</text:p>
          </table:table-cell>
          <table:table-cell table:style-name="ce1085"/>
          <table:table-cell table:style-name="ce1077" office:value-type="string" calcext:value-type="string">
            <text:p>Z</text:p>
          </table:table-cell>
          <table:table-cell table:number-columns-repeated="2" table:style-name="ce1077" office:value-type="float" office:value="0" calcext:value-type="float">
            <text:p>0</text:p>
          </table:table-cell>
          <table:table-cell table:style-name="ce1085" table:number-columns-repeated="6"/>
          <table:table-cell table:style-name="ce1126" office:value-type="string" calcext:value-type="string">
            <text:p>pusztítás</text:p>
          </table:table-cell>
          <table:table-cell table:style-name="ce1139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ándzsavívó fegyverek</text:p>
          </table:table-cell>
          <table:table-cell table:style-name="ce1058" office:value-type="string" calcext:value-type="string">
            <text:p>Alabárd</text:p>
          </table:table-cell>
          <table:table-cell table:style-name="ce1075" office:value-type="string" calcext:value-type="string">
            <text:p>kétkezes</text:p>
          </table:table-cell>
          <table:table-cell table:style-name="ce1075" office:value-type="float" office:value="4" calcext:value-type="float">
            <text:p>4</text:p>
          </table:table-cell>
          <table:table-cell table:style-name="ce1075" office:value-type="string" calcext:value-type="string">
            <text:p>S+Z/V</text:p>
          </table:table-cell>
          <table:table-cell table:style-name="ce1075" office:value-type="float" office:value="6" calcext:value-type="float">
            <text:p>6</text:p>
          </table:table-cell>
          <table:table-cell table:style-name="ce1075" office:value-type="float" office:value="0" calcext:value-type="float">
            <text:p>0</text:p>
          </table:table-cell>
          <table:table-cell table:style-name="ce1075"/>
          <table:table-cell table:style-name="ce1076" office:value-type="float" office:value="3" calcext:value-type="float">
            <text:p>3</text:p>
          </table:table-cell>
          <table:table-cell table:style-name="ce1075" office:value-type="float" office:value="12" calcext:value-type="float">
            <text:p>12</text:p>
          </table:table-cell>
          <table:table-cell table:number-columns-repeated="2" table:style-name="ce1075" office:value-type="float" office:value="28" calcext:value-type="float">
            <text:p>28</text:p>
          </table:table-cell>
          <table:table-cell table:style-name="ce1075" office:value-type="float" office:value="8" calcext:value-type="float">
            <text:p>8</text:p>
          </table:table-cell>
          <table:table-cell table:style-name="ce1127" office:value-type="string" calcext:value-type="string">
            <text:p>lándzsavívás</text:p>
          </table:table-cell>
          <table:table-cell table:style-name="ce1141" office:value-type="string" calcext:value-type="string">
            <text:p>Talán a legjobb a páncélok ellen</text:p>
          </table:table-cell>
          <table:table-cell table:style-name="ce265" table:number-columns-repeated="241"/>
          <table:table-cell table:number-columns-repeated="16128"/>
        </table:table-row>
        <table:table-row table:style-name="ro1">
          <table:table-cell table:style-name="ce1017"/>
          <table:table-cell table:style-name="ce1059" office:value-type="string" calcext:value-type="string">
            <text:p>Bot, hosszú</text:p>
          </table:table-cell>
          <table:table-cell table:style-name="ce1076" office:value-type="string" calcext:value-type="string">
            <text:p>kétkezes</text:p>
          </table:table-cell>
          <table:table-cell table:style-name="ce1086" office:value-type="float" office:value="1" calcext:value-type="float">
            <text:p>1</text:p>
          </table:table-cell>
          <table:table-cell table:style-name="ce1076" office:value-type="string" calcext:value-type="string">
            <text:p>Z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16" calcext:value-type="float">
            <text:p>16</text:p>
          </table:table-cell>
          <table:table-cell table:style-name="ce1076" office:value-type="float" office:value="24" calcext:value-type="float">
            <text:p>24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1">
          <table:table-cell table:style-name="ce1017"/>
          <table:table-cell table:style-name="ce1059" office:value-type="string" calcext:value-type="string">
            <text:p>Lándzs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14" calcext:value-type="float">
            <text:p>14</text:p>
          </table:table-cell>
          <table:table-cell table:number-columns-repeated="2" table:style-name="ce1076" office:value-type="float" office:value="32" calcext:value-type="float">
            <text:p>32</text:p>
          </table:table-cell>
          <table:table-cell table:style-name="ce1076" office:value-type="float" office:value="6" calcext:value-type="float">
            <text:p>6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1">
          <table:table-cell table:style-name="ce1017"/>
          <table:table-cell table:style-name="ce1059" office:value-type="string" calcext:value-type="string">
            <text:p>Pika</text:p>
          </table:table-cell>
          <table:table-cell table:style-name="ce1076" office:value-type="string" calcext:value-type="string">
            <text:p>kétkezes</text:p>
          </table:table-cell>
          <table:table-cell table:style-name="ce1087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style-name="ce1076" office:value-type="string" calcext:value-type="string">
            <text:p>4/0</text:p>
          </table:table-cell>
          <table:table-cell table:style-name="ce1076" office:value-type="float" office:value="0" calcext:value-type="float">
            <text:p>0</text:p>
          </table:table-cell>
          <table:table-cell table:style-name="ce1076"/>
          <table:table-cell table:style-name="ce1076" office:value-type="float" office:value="4" calcext:value-type="float">
            <text:p>4</text:p>
          </table:table-cell>
          <table:table-cell table:style-name="ce1076" office:value-type="float" office:value="18" calcext:value-type="float">
            <text:p>18</text:p>
          </table:table-cell>
          <table:table-cell table:number-columns-repeated="2" table:style-name="ce1076" office:value-type="float" office:value="40" calcext:value-type="float">
            <text:p>40</text:p>
          </table:table-cell>
          <table:table-cell table:style-name="ce1076" office:value-type="float" office:value="9" calcext:value-type="float">
            <text:p>9</text:p>
          </table:table-cell>
          <table:table-cell table:style-name="ce1127" office:value-type="string" calcext:value-type="string">
            <text:p>lándzsavívás</text:p>
          </table:table-cell>
          <table:table-cell table:style-name="ce1142" office:value-type="string" calcext:value-type="string">
            <text:p>Keskeny: +2</text:p>
            <text:p>Széles hegyű: +2</text:p>
          </table:table-cell>
          <table:table-cell table:style-name="ce265" table:number-columns-repeated="241"/>
          <table:table-cell table:number-columns-repeated="16128"/>
        </table:table-row>
        <table:table-row table:style-name="ro2">
          <table:table-cell table:style-name="ce1017"/>
          <table:table-cell table:style-name="ce1059" office:value-type="string" calcext:value-type="string">
            <text:p>Szigony, egykezes</text:p>
          </table:table-cell>
          <table:table-cell table:style-name="ce1076" office:value-type="string" calcext:value-type="string">
            <text:p>egykezes</text:p>
          </table:table-cell>
          <table:table-cell table:style-name="ce1076" office:value-type="float" office:value="2" calcext:value-type="float">
            <text:p>2</text:p>
          </table:table-cell>
          <table:table-cell table:style-name="ce1076" office:value-type="string" calcext:value-type="string">
            <text:p>S</text:p>
          </table:table-cell>
          <table:table-cell table:number-columns-repeated="2" table:style-name="ce1076" office:value-type="float" office:value="0" calcext:value-type="float">
            <text:p>0</text:p>
          </table:table-cell>
          <table:table-cell table:style-name="ce1076"/>
          <table:table-cell table:style-name="ce1072" office:value-type="float" office:value="2" calcext:value-type="float">
            <text:p>2</text:p>
          </table:table-cell>
          <table:table-cell table:style-name="ce1076" office:value-type="float" office:value="5" calcext:value-type="float">
            <text:p>5</text:p>
          </table:table-cell>
          <table:table-cell table:style-name="ce1076" office:value-type="float" office:value="10" calcext:value-type="float">
            <text:p>10</text:p>
          </table:table-cell>
          <table:table-cell table:style-name="ce1076" office:value-type="float" office:value="14" calcext:value-type="float">
            <text:p>14</text:p>
          </table:table-cell>
          <table:table-cell table:style-name="ce1076" office:value-type="float" office:value="7" calcext:value-type="float">
            <text:p>7</text:p>
          </table:table-cell>
          <table:table-cell table:style-name="ce1127" office:value-type="string" calcext:value-type="string">
            <text:p>lándzsavívás</text:p>
          </table:table-cell>
          <table:table-cell table:style-name="ce265" table:number-columns-repeated="242"/>
          <table:table-cell table:number-columns-repeated="16128"/>
        </table:table-row>
        <table:table-row table:style-name="ro2">
          <table:table-cell table:style-name="ce1018"/>
          <table:table-cell table:style-name="ce1060" office:value-type="string" calcext:value-type="string">
            <text:p>Szigony, kétkezes</text:p>
          </table:table-cell>
          <table:table-cell table:style-name="ce1077" office:value-type="string" calcext:value-type="string">
            <text:p>kétkezes</text:p>
          </table:table-cell>
          <table:table-cell table:style-name="ce1077" office:value-type="float" office:value="4" calcext:value-type="float">
            <text:p>4</text:p>
          </table:table-cell>
          <table:table-cell table:style-name="ce1077" office:value-type="string" calcext:value-type="string">
            <text:p>S</text:p>
          </table:table-cell>
          <table:table-cell table:style-name="ce1077" office:value-type="float" office:value="2" calcext:value-type="float">
            <text:p>2</text:p>
          </table:table-cell>
          <table:table-cell table:style-name="ce1077" office:value-type="float" office:value="0" calcext:value-type="float">
            <text:p>0</text:p>
          </table:table-cell>
          <table:table-cell table:style-name="ce1077"/>
          <table:table-cell table:style-name="ce1077" office:value-type="float" office:value="3" calcext:value-type="float">
            <text:p>3</text:p>
          </table:table-cell>
          <table:table-cell table:style-name="ce1077" office:value-type="float" office:value="10" calcext:value-type="float">
            <text:p>10</text:p>
          </table:table-cell>
          <table:table-cell table:style-name="ce1077" office:value-type="float" office:value="22" calcext:value-type="float">
            <text:p>22</text:p>
          </table:table-cell>
          <table:table-cell table:style-name="ce1077" office:value-type="float" office:value="26" calcext:value-type="float">
            <text:p>26</text:p>
          </table:table-cell>
          <table:table-cell table:style-name="ce1077" office:value-type="float" office:value="8" calcext:value-type="float">
            <text:p>8</text:p>
          </table:table-cell>
          <table:table-cell table:style-name="ce1128" office:value-type="string" calcext:value-type="string">
            <text:p>lándzsavívás</text:p>
          </table:table-cell>
          <table:table-cell table:style-name="ce1143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style-name="ce1025"/>
          <table:table-cell table:style-name="ce1061" office:value-type="string" calcext:value-type="string">
            <text:p>Fegyver</text:p>
          </table:table-cell>
          <table:table-cell table:style-name="ce1078" office:value-type="string" calcext:value-type="string">
            <text:p>Forgatás módja</text:p>
          </table:table-cell>
          <table:table-cell table:style-name="ce1061" office:value-type="string" calcext:value-type="string">
            <text:p>SP</text:p>
          </table:table-cell>
          <table:table-cell table:style-name="ce1078" office:value-type="string" calcext:value-type="string">
            <text:p>Sebzés módja</text:p>
          </table:table-cell>
          <table:table-cell table:style-name="ce1061" office:value-type="string" calcext:value-type="string">
            <text:p>Átütés</text:p>
          </table:table-cell>
          <table:table-cell table:style-name="ce1061" table:number-columns-repeated="2"/>
          <table:table-cell table:style-name="ce1061" office:value-type="string" calcext:value-type="string">
            <text:p>Hatótáv</text:p>
          </table:table-cell>
          <table:table-cell table:style-name="ce1061" office:value-type="string" calcext:value-type="string">
            <text:p>KÉ</text:p>
          </table:table-cell>
          <table:table-cell table:style-name="ce1061" office:value-type="string" calcext:value-type="string">
            <text:p>CÉ</text:p>
          </table:table-cell>
          <table:table-cell table:style-name="ce1061" office:value-type="string" calcext:value-type="string">
            <text:p>Osztó</text:p>
          </table:table-cell>
          <table:table-cell table:style-name="ce1061" office:value-type="string" calcext:value-type="string">
            <text:p>Sebesség</text:p>
          </table:table-cell>
          <table:table-cell table:style-name="ce1061" office:value-type="string" calcext:value-type="string">
            <text:p>Harcmodor</text:p>
          </table:table-cell>
          <table:table-cell table:style-name="ce1061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Szál-hajítófegyverek</text:p>
          </table:table-cell>
          <table:table-cell table:style-name="ce1062" office:value-type="string" calcext:value-type="string">
            <text:p><text:s/>__</text:p>
          </table:table-cell>
          <table:table-cell table:number-columns-repeated="2" table:style-name="ce1079" office:value-type="string" calcext:value-type="string">
            <text:p>x</text:p>
          </table:table-cell>
          <table:table-cell table:number-columns-repeated="2" table:style-name="ce1062" office:value-type="string" calcext:value-type="string">
            <text:p>x</text:p>
          </table:table-cell>
          <table:table-cell table:style-name="ce1062" table:number-columns-repeated="3"/>
          <table:table-cell table:number-columns-repeated="3" table:style-name="ce1062" office:value-type="string" calcext:value-type="string">
            <text:p>x</text:p>
          </table:table-cell>
          <table:table-cell table:style-name="ce1081" office:value-type="string" calcext:value-type="string">
            <text:p>x</text:p>
          </table:table-cell>
          <table:table-cell table:style-name="ce1129" office:value-type="string" calcext:value-type="string">
            <text:p>x</text:p>
          </table:table-cell>
          <table:table-cell/>
          <table:table-cell table:style-name="ce1152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Könnyű kopja</text:p>
          </table:table-cell>
          <table:table-cell table:style-name="ce1081" office:value-type="string" calcext:value-type="string">
            <text:p>kétkezes</text:p>
          </table:table-cell>
          <table:table-cell table:style-name="ce1088"/>
          <table:table-cell table:style-name="ce1089" table:number-columns-repeated="2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7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Követelmény: Erő +3</text:p>
          </table:table-cell>
          <table:table-cell table:style-name="ce1151" table:number-columns-repeated="241"/>
          <table:table-cell table:number-columns-repeated="16128"/>
        </table:table-row>
        <table:table-row table:style-name="ro2">
          <table:table-cell/>
          <table:table-cell table:style-name="ce1063" office:value-type="string" calcext:value-type="string">
            <text:p>Lándzsa</text:p>
          </table:table-cell>
          <table:table-cell table:style-name="ce1065" office:value-type="string" calcext:value-type="string">
            <text:p>egykezes</text:p>
          </table:table-cell>
          <table:table-cell table:style-name="ce1089" table:number-columns-repeated="3"/>
          <table:table-cell table:style-name="ce1104"/>
          <table:table-cell table:style-name="ce1062"/>
          <table:table-cell table:style-name="ce1104" office:value-type="string" calcext:value-type="string">
            <text:p>60m</text:p>
          </table:table-cell>
          <table:table-cell table:style-name="ce1089" table:number-columns-repeated="2"/>
          <table:table-cell table:style-name="ce1063" office:value-type="float" office:value="1" calcext:value-type="float">
            <text:p>1</text:p>
          </table:table-cell>
          <table:table-cell table:style-name="ce1118" office:value-type="float" office:value="8" calcext:value-type="float">
            <text:p>8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Követelmény: Erő +2</text:p>
          </table:table-cell>
          <table:table-cell table:number-columns-repeated="16369"/>
        </table:table-row>
        <table:table-row table:style-name="ro5">
          <table:table-cell table:style-name="ce947"/>
          <table:table-cell table:style-name="ce1064" office:value-type="string" calcext:value-type="string">
            <text:p>Dárda, hajító</text:p>
          </table:table-cell>
          <table:table-cell table:style-name="ce1064" office:value-type="string" calcext:value-type="string">
            <text:p>egykezes</text:p>
          </table:table-cell>
          <table:table-cell table:style-name="ce1090" table:number-columns-repeated="3"/>
          <table:table-cell table:style-name="ce1105"/>
          <table:table-cell table:style-name="ce1093"/>
          <table:table-cell table:style-name="ce1105" office:value-type="string" calcext:value-type="string">
            <text:p>60m</text:p>
          </table:table-cell>
          <table:table-cell table:style-name="ce1090" table:number-columns-repeated="2"/>
          <table:table-cell table:style-name="ce1116" office:value-type="float" office:value="2" calcext:value-type="float">
            <text:p>2</text:p>
          </table:table-cell>
          <table:table-cell table:style-name="ce1119" office:value-type="float" office:value="7" calcext:value-type="float">
            <text:p>7</text:p>
          </table:table-cell>
          <table:table-cell table:style-name="ce1126" office:value-type="string" calcext:value-type="string">
            <text:p>hajítás</text:p>
          </table:table-cell>
          <table:table-cell table:style-name="ce1146" office:value-type="string" calcext:value-type="string">
            <text:p>Követelmény: Erő +0</text:p>
          </table:table-cell>
          <table:table-cell table:style-name="ce1146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1" office:value-type="string" calcext:value-type="string">
            <text:p>Hajítófegyverek</text:p>
          </table:table-cell>
          <table:table-cell table:style-name="ce1065" office:value-type="string" calcext:value-type="string">
            <text:p>Bola</text:p>
          </table:table-cell>
          <table:table-cell table:style-name="ce1065" office:value-type="string" calcext:value-type="string">
            <text:p>egykezes</text:p>
          </table:table-cell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82"/>
          <table:table-cell table:style-name="ce1091" office:value-type="float" office:value="2" calcext:value-type="float">
            <text:p>2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Hajítóbárd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2" calcext:value-type="float">
            <text:p>2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102"/>
          <table:table-cell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010"/>
          <table:table-cell table:style-name="ce1067" office:value-type="string" calcext:value-type="string">
            <text:p>Hajítótőr</text:p>
          </table:table-cell>
          <table:table-cell table:style-name="ce1067" office:value-type="string" calcext:value-type="string">
            <text:p>egykezes</text:p>
          </table:table-cell>
          <table:table-cell table:style-name="ce1067" office:value-type="float" office:value="0" calcext:value-type="float">
            <text:p>0</text:p>
          </table:table-cell>
          <table:table-cell table:style-name="ce1098" office:value-type="string" calcext:value-type="string">
            <text:p>S</text:p>
          </table:table-cell>
          <table:table-cell table:style-name="ce1098" office:value-type="float" office:value="0" calcext:value-type="float">
            <text:p>0</text:p>
          </table:table-cell>
          <table:table-cell table:style-name="ce1098"/>
          <table:table-cell table:style-name="ce1112"/>
          <table:table-cell table:style-name="ce1098" office:value-type="string" calcext:value-type="string">
            <text:p>15m</text:p>
          </table:table-cell>
          <table:table-cell table:style-name="ce1098" office:value-type="float" office:value="12" calcext:value-type="float">
            <text:p>12</text:p>
          </table:table-cell>
          <table:table-cell table:style-name="ce1098" office:value-type="float" office:value="4" calcext:value-type="float">
            <text:p>4</text:p>
          </table:table-cell>
          <table:table-cell table:style-name="ce1067" office:value-type="float" office:value="2" calcext:value-type="float">
            <text:p>2</text:p>
          </table:table-cell>
          <table:table-cell table:style-name="ce1122" office:value-type="float" office:value="5" calcext:value-type="float">
            <text:p>5</text:p>
          </table:table-cell>
          <table:table-cell table:style-name="ce1130" office:value-type="string" calcext:value-type="string">
            <text:p>hajítás</text:p>
          </table:table-cell>
          <table:table-cell table:style-name="ce1147" office:value-type="string" calcext:value-type="string">
            <text:p><text:span text:style-name="T21">Automatikusan jár rá a</text:span></text:p>
            <text:p><text:span text:style-name="T21">Közeli lövés fortélynál leírt +10CÉ bónusz</text:span></text:p>
            <text:p><text:span text:style-name="T21">Ha a célpont Cellaszáma 1.</text:span></text:p>
            <text:p><text:span text:style-name="T21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ő, alm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10" calcext:value-type="float">
            <text:p>-1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20m</text:p>
          </table:table-cell>
          <table:table-cell table:style-name="ce1092" office:value-type="float" office:value="8" calcext:value-type="float">
            <text:p>8</text:p>
          </table:table-cell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Paritty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Z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70m</text:p>
          </table:table-cell>
          <table:table-cell table:number-columns-repeated="2" table:style-name="ce1092" office:value-type="float" office:value="4" calcext:value-type="float">
            <text:p>4</text:p>
          </table:table-cell>
          <table:table-cell table:style-name="ce1066" office:value-type="float" office:value="2" calcext:value-type="float">
            <text:p>2</text:p>
          </table:table-cell>
          <table:table-cell table:style-name="ce1121" office:value-type="float" office:value="9" calcext:value-type="float">
            <text:p>9</text:p>
          </table:table-cell>
          <table:table-cell table:style-name="ce1125" office:value-type="string" calcext:value-type="string">
            <text:p>hajítás</text:p>
          </table:table-cell>
          <table:table-cell table:style-name="ce11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Ramiera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0m</text:p>
          </table:table-cell>
          <table:table-cell table:style-name="ce1102"/>
          <table:table-cell table:style-name="ce1092" office:value-type="float" office:value="1" calcext:value-type="float">
            <text:p>1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hajítás</text:p>
          </table:table-cell>
          <table:table-cell table:style-name="ce1145"/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Slan csillag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float" office:value="-5" calcext:value-type="float">
            <text:p>-5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5m</text:p>
          </table:table-cell>
          <table:table-cell table:style-name="ce1102"/>
          <table:table-cell table:style-name="ce1092" office:value-type="float" office:value="3" calcext:value-type="float">
            <text:p>3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4" calcext:value-type="float">
            <text:p>4</text:p>
          </table:table-cell>
          <table:table-cell table:style-name="ce1125" office:value-type="string" calcext:value-type="string">
            <text:p>hajítás</text:p>
          </table:table-cell>
          <table:table-cell table:style-name="ce1148"/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Tőr</text:p>
          </table:table-cell>
          <table:table-cell table:style-name="ce1068" office:value-type="string" calcext:value-type="string">
            <text:p>egykeze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2" calcext:value-type="float">
            <text:p>2</text:p>
          </table:table-cell>
          <table:table-cell table:style-name="ce1068" office:value-type="float" office:value="2" calcext:value-type="float">
            <text:p>2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hajítás</text:p>
          </table:table-cell>
          <table:table-cell table:style-name="ce109" table:number-columns-repeated="242"/>
          <table:table-cell table:number-columns-repeated="16128"/>
        </table:table-row>
        <table:table-row table:style-name="ro2">
          <table:table-cell table:style-name="ce1011" office:value-type="string" calcext:value-type="string">
            <text:p>Egyéb hajítófegyverek</text:p>
          </table:table-cell>
          <table:table-cell table:style-name="ce1065" office:value-type="string" calcext:value-type="string">
            <text:p>Dobóháló</text:p>
          </table:table-cell>
          <table:table-cell table:style-name="ce1082"/>
          <table:table-cell table:number-columns-repeated="2" table:style-name="ce1091" office:value-type="string" calcext:value-type="string">
            <text:p>-</text:p>
          </table:table-cell>
          <table:table-cell table:style-name="ce1091" office:value-type="float" office:value="0" calcext:value-type="float">
            <text:p>0</text:p>
          </table:table-cell>
          <table:table-cell table:style-name="ce1091"/>
          <table:table-cell table:style-name="ce1062"/>
          <table:table-cell table:style-name="ce1091" office:value-type="string" calcext:value-type="string">
            <text:p>4m</text:p>
          </table:table-cell>
          <table:table-cell table:style-name="ce1082"/>
          <table:table-cell table:style-name="ce1091" office:value-type="float" office:value="0" calcext:value-type="float">
            <text:p>0</text:p>
          </table:table-cell>
          <table:table-cell table:style-name="ce1065" office:value-type="float" office:value="1" calcext:value-type="float">
            <text:p>1</text:p>
          </table:table-cell>
          <table:table-cell table:style-name="ce1120" office:value-type="float" office:value="10" calcext:value-type="float">
            <text:p>10</text:p>
          </table:table-cell>
          <table:table-cell table:style-name="ce1125" office:value-type="string" calcext:value-type="string">
            <text:p>hajítás</text:p>
          </table:table-cell>
          <table:table-cell table:style-name="ce1144" office:value-type="string" calcext:value-type="string">
            <text:p>Maximális hatótávolsága: 4+Erő méterben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öpeny</text:p>
          </table:table-cell>
          <table:table-cell table:style-name="ce1066" office:value-type="string" calcext:value-type="string">
            <text:p>egykezes</text:p>
          </table:table-cell>
          <table:table-cell table:number-columns-repeated="2" table:style-name="ce1092" office:value-type="string" calcext:value-type="string">
            <text:p>-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4m</text:p>
          </table:table-cell>
          <table:table-cell table:style-name="ce1102"/>
          <table:table-cell table:style-name="ce1092" office:value-type="float" office:value="0" calcext:value-type="float">
            <text:p>0</text:p>
          </table:table-cell>
          <table:table-cell table:style-name="ce1066" office:value-type="float" office:value="1" calcext:value-type="float">
            <text:p>1</text:p>
          </table:table-cell>
          <table:table-cell table:style-name="ce1124"/>
          <table:table-cell table:style-name="ce1125" office:value-type="string" calcext:value-type="string">
            <text:p>hajítás</text:p>
          </table:table-cell>
          <table:table-cell table:number-columns-repeated="16370"/>
        </table:table-row>
        <table:table-row table:style-name="ro2">
          <table:table-cell table:style-name="ce947"/>
          <table:table-cell table:style-name="ce1068" office:value-type="string" calcext:value-type="string">
            <text:p>Lasszó</text:p>
          </table:table-cell>
          <table:table-cell table:style-name="ce1068" office:value-type="string" calcext:value-type="string">
            <text:p>egykezes</text:p>
          </table:table-cell>
          <table:table-cell table:number-columns-repeated="2" table:style-name="ce1093" office:value-type="string" calcext:value-type="string">
            <text:p>-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2"/>
          <table:table-cell table:style-name="ce1093" office:value-type="string" calcext:value-type="string">
            <text:p>10m</text:p>
          </table:table-cell>
          <table:table-cell table:style-name="ce1114"/>
          <table:table-cell table:style-name="ce1093" office:value-type="float" office:value="0" calcext:value-type="float">
            <text:p>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hajítás</text:p>
          </table:table-cell>
          <table:table-cell table:style-name="ce1144" office:value-type="string" calcext:value-type="string">
            <text:p>Sebesülés az esés következtében lehet.</text:p>
          </table:table-cell>
          <table:table-cell table:style-name="ce109" table:number-columns-repeated="241"/>
          <table:table-cell table:number-columns-repeated="16128"/>
        </table:table-row>
        <table:table-row table:style-name="ro14">
          <table:table-cell table:style-name="ce1011" office:value-type="string" calcext:value-type="string">
            <text:p>Íjász lőfegyverek</text:p>
          </table:table-cell>
          <table:table-cell table:style-name="ce1065" office:value-type="string" calcext:value-type="string">
            <text:p>Rövid íj</text:p>
          </table:table-cell>
          <table:table-cell table:style-name="ce1065" office:value-type="string" calcext:value-type="string">
            <text:p>kétkezes</text:p>
          </table:table-cell>
          <table:table-cell table:style-name="ce1091" office:value-type="float" office:value="1" calcext:value-type="float">
            <text:p>1</text:p>
          </table:table-cell>
          <table:table-cell table:style-name="ce1091" office:value-type="string" calcext:value-type="string">
            <text:p>S</text:p>
          </table:table-cell>
          <table:table-cell table:style-name="ce1101" office:value-type="float" office:value="0" calcext:value-type="float">
            <text:p>0</text:p>
          </table:table-cell>
          <table:table-cell table:style-name="ce1101"/>
          <table:table-cell table:style-name="ce1062"/>
          <table:table-cell table:style-name="ce1091"/>
          <table:table-cell table:style-name="ce1082"/>
          <table:table-cell table:style-name="ce1091" office:value-type="float" office:value="10" calcext:value-type="float">
            <text:p>10</text:p>
          </table:table-cell>
          <table:table-cell table:style-name="ce1065" office:value-type="float" office:value="2" calcext:value-type="float">
            <text:p>2</text:p>
          </table:table-cell>
          <table:table-cell table:style-name="ce1120" office:value-type="float" office:value="5" calcext:value-type="float">
            <text:p>5</text:p>
          </table:table-cell>
          <table:table-cell table:style-name="ce1125" office:value-type="string" calcext:value-type="string">
            <text:p>íjászat</text:p>
          </table:table-cell>
          <table:table-cell table:style-name="ce114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Hosszú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3" calcext:value-type="float">
            <text:p>3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2" calcext:value-type="float">
            <text:p>12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Visszacsapó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2"/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10" calcext:value-type="float">
            <text:p>10</text:p>
          </table:table-cell>
          <table:table-cell table:style-name="ce1066" office:value-type="float" office:value="3" calcext:value-type="float">
            <text:p>3</text:p>
          </table:table-cell>
          <table:table-cell table:style-name="ce1121" office:value-type="float" office:value="7" calcext:value-type="float">
            <text:p>7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9"/>
        </table:table-row>
        <table:table-row table:style-name="ro23">
          <table:table-cell/>
          <table:table-cell table:style-name="ce1066" office:value-type="string" calcext:value-type="string">
            <text:p>Elf íj</text:p>
          </table:table-cell>
          <table:table-cell table:style-name="ce1066" office:value-type="string" calcext:value-type="string">
            <text:p>kétkezes</text:p>
          </table:table-cell>
          <table:table-cell table:style-name="ce1092" office:value-type="float" office:value="4" calcext:value-type="float">
            <text:p>4</text:p>
          </table:table-cell>
          <table:table-cell table:style-name="ce1092" office:value-type="string" calcext:value-type="string">
            <text:p>S</text:p>
          </table:table-cell>
          <table:table-cell table:style-name="ce1103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8"/>
          <table:table-cell table:style-name="ce1103" office:value-type="float" office:value="5" calcext:value-type="float">
            <text:p>5</text:p>
          </table:table-cell>
          <table:table-cell table:style-name="ce1092" office:value-type="float" office:value="13" calcext:value-type="float">
            <text:p>13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6" calcext:value-type="float">
            <text:p>6</text:p>
          </table:table-cell>
          <table:table-cell table:style-name="ce1125" office:value-type="string" calcext:value-type="string">
            <text:p>íjászat</text:p>
          </table:table-cell>
          <table:table-cell table:style-name="ce114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Fúvócső, kicsi</text:p>
          </table:table-cell>
          <table:table-cell table:style-name="ce1066" office:value-type="string" calcext:value-type="string">
            <text:p>egykezes</text:p>
          </table:table-cell>
          <table:table-cell table:style-name="ce1092" office:value-type="string" calcext:value-type="string">
            <text:p>spec</text:p>
          </table:table-cell>
          <table:table-cell table:style-name="ce1092" office:value-type="string" calcext:value-type="string">
            <text:p>S</text:p>
          </table:table-cell>
          <table:table-cell table:style-name="ce1092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/>
          <table:table-cell table:style-name="ce1102"/>
          <table:table-cell table:style-name="ce1092" office:value-type="float" office:value="8" calcext:value-type="float">
            <text:p>8</text:p>
          </table:table-cell>
          <table:table-cell table:style-name="ce1066" office:value-type="float" office:value="1" calcext:value-type="float">
            <text:p>1</text:p>
          </table:table-cell>
          <table:table-cell table:style-name="ce1121" office:value-type="float" office:value="8" calcext:value-type="float">
            <text:p>8</text:p>
          </table:table-cell>
          <table:table-cell table:style-name="ce1125" office:value-type="string" calcext:value-type="string">
            <text:p>íjászat</text:p>
          </table:table-cell>
          <table:table-cell table:style-name="ce1145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947"/>
          <table:table-cell table:style-name="ce1068" office:value-type="string" calcext:value-type="string">
            <text:p>Fúvócső, vadász</text:p>
          </table:table-cell>
          <table:table-cell table:style-name="ce1068" office:value-type="string" calcext:value-type="string">
            <text:p>kétkezes</text:p>
          </table:table-cell>
          <table:table-cell table:style-name="ce1093" office:value-type="float" office:value="-10" calcext:value-type="float">
            <text:p>-10</text:p>
          </table:table-cell>
          <table:table-cell table:style-name="ce1093" office:value-type="string" calcext:value-type="string">
            <text:p>S</text:p>
          </table:table-cell>
          <table:table-cell table:style-name="ce1093" office:value-type="float" office:value="0" calcext:value-type="float">
            <text:p>0</text:p>
          </table:table-cell>
          <table:table-cell table:style-name="ce1093" table:number-columns-repeated="3"/>
          <table:table-cell table:style-name="ce1114"/>
          <table:table-cell table:style-name="ce1093" office:value-type="float" office:value="10" calcext:value-type="float">
            <text:p>10</text:p>
          </table:table-cell>
          <table:table-cell table:style-name="ce1068" office:value-type="float" office:value="1" calcext:value-type="float">
            <text:p>1</text:p>
          </table:table-cell>
          <table:table-cell table:style-name="ce1123" office:value-type="float" office:value="9" calcext:value-type="float">
            <text:p>9</text:p>
          </table:table-cell>
          <table:table-cell table:style-name="ce1126" office:value-type="string" calcext:value-type="string">
            <text:p>íjászat</text:p>
          </table:table-cell>
          <table:table-cell table:style-name="ce1145"/>
          <table:table-cell table:style-name="ce109" table:number-columns-repeated="241"/>
          <table:table-cell table:number-columns-repeated="16128"/>
        </table:table-row>
        <table:table-row table:style-name="ro2">
          <table:table-cell table:style-name="ce1011" office:value-type="string" calcext:value-type="string">
            <text:p>Lövész lőfegyverek</text:p>
          </table:table-cell>
          <table:table-cell table:style-name="ce1065" office:value-type="string" calcext:value-type="string">
            <text:p>Kézi nyílpuska</text:p>
          </table:table-cell>
          <table:table-cell table:style-name="ce1065" office:value-type="string" calcext:value-type="string">
            <text:p>egykezes</text:p>
          </table:table-cell>
          <table:table-cell table:style-name="ce1065" office:value-type="float" office:value="0" calcext:value-type="float">
            <text:p>0</text:p>
          </table:table-cell>
          <table:table-cell table:style-name="ce1065" office:value-type="string" calcext:value-type="string">
            <text:p>S</text:p>
          </table:table-cell>
          <table:table-cell table:style-name="ce1065"/>
          <table:table-cell table:style-name="ce1091"/>
          <table:table-cell table:style-name="ce1062"/>
          <table:table-cell table:style-name="ce1091" office:value-type="string" calcext:value-type="string">
            <text:p>20m</text:p>
          </table:table-cell>
          <table:table-cell table:style-name="ce1065"/>
          <table:table-cell table:style-name="ce1065" office:value-type="float" office:value="10" calcext:value-type="float">
            <text:p>10</text:p>
          </table:table-cell>
          <table:table-cell table:style-name="ce1065" office:value-type="float" office:value="3" calcext:value-type="float">
            <text:p>3</text:p>
          </table:table-cell>
          <table:table-cell table:style-name="ce1120" office:value-type="float" office:value="9" calcext:value-type="float">
            <text:p>9</text:p>
          </table:table-cell>
          <table:table-cell table:style-name="ce1125" office:value-type="string" calcext:value-type="string">
            <text:p>lövészet</text:p>
          </table:table-cell>
          <table:table-cell table:style-name="ce1144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6" calcext:value-type="float">
            <text:p>6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2" calcext:value-type="float">
            <text:p>12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Nehéz nyílpuska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14" calcext:value-type="float">
            <text:p>14</text:p>
          </table:table-cell>
          <table:table-cell table:style-name="ce1066" office:value-type="string" calcext:value-type="string">
            <text:p>S</text:p>
          </table:table-cell>
          <table:table-cell table:style-name="ce1102" office:value-type="float" office:value="10" calcext:value-type="float">
            <text:p>1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80m</text:p>
          </table:table-cell>
          <table:table-cell table:style-name="ce1066"/>
          <table:table-cell table:style-name="ce1066" office:value-type="float" office:value="16" calcext:value-type="float">
            <text:p>16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15" calcext:value-type="float">
            <text:p>1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14">
          <table:table-cell/>
          <table:table-cell table:style-name="ce1066" office:value-type="string" calcext:value-type="string">
            <text:p>Shadoni páncéltörő</text:p>
          </table:table-cell>
          <table:table-cell table:style-name="ce1066" office:value-type="string" calcext:value-type="string">
            <text:p>kétkezes</text:p>
          </table:table-cell>
          <table:table-cell table:style-name="ce1066" office:value-type="float" office:value="20" calcext:value-type="float">
            <text:p>20</text:p>
          </table:table-cell>
          <table:table-cell table:style-name="ce1066" office:value-type="string" calcext:value-type="string">
            <text:p>Z</text:p>
          </table:table-cell>
          <table:table-cell table:style-name="ce1102" office:value-type="float" office:value="20" calcext:value-type="float">
            <text:p>2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120m</text:p>
          </table:table-cell>
          <table:table-cell table:style-name="ce1066"/>
          <table:table-cell table:number-columns-repeated="2" table:style-name="ce1066" office:value-type="float" office:value="4" calcext:value-type="float">
            <text:p>4</text:p>
          </table:table-cell>
          <table:table-cell table:style-name="ce1121" office:value-type="float" office:value="21" calcext:value-type="float">
            <text:p>21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066" office:value-type="string" calcext:value-type="string">
            <text:p>Kharei nyílpuska</text:p>
          </table:table-cell>
          <table:table-cell table:style-name="ce1066" office:value-type="string" calcext:value-type="string">
            <text:p>egykezes</text:p>
          </table:table-cell>
          <table:table-cell table:style-name="ce1066" office:value-type="float" office:value="3" calcext:value-type="float">
            <text:p>3</text:p>
          </table:table-cell>
          <table:table-cell table:style-name="ce1066" office:value-type="string" calcext:value-type="string">
            <text:p>S</text:p>
          </table:table-cell>
          <table:table-cell table:style-name="ce1066" office:value-type="float" office:value="0" calcext:value-type="float">
            <text:p>0</text:p>
          </table:table-cell>
          <table:table-cell table:style-name="ce1092"/>
          <table:table-cell table:style-name="ce1062"/>
          <table:table-cell table:style-name="ce1092" office:value-type="string" calcext:value-type="string">
            <text:p>50m</text:p>
          </table:table-cell>
          <table:table-cell table:style-name="ce1066"/>
          <table:table-cell table:style-name="ce1066" office:value-type="float" office:value="14" calcext:value-type="float">
            <text:p>14</text:p>
          </table:table-cell>
          <table:table-cell table:style-name="ce1066" office:value-type="float" office:value="4" calcext:value-type="float">
            <text:p>4</text:p>
          </table:table-cell>
          <table:table-cell table:style-name="ce1121" office:value-type="float" office:value="5" calcext:value-type="float">
            <text:p>5</text:p>
          </table:table-cell>
          <table:table-cell table:style-name="ce1125" office:value-type="string" calcext:value-type="string">
            <text:p>lövészet</text:p>
          </table:table-cell>
          <table:table-cell table:style-name="ce114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14">
          <table:table-cell table:style-name="ce947"/>
          <table:table-cell table:style-name="ce1068" office:value-type="string" calcext:value-type="string">
            <text:p>Aquir nyílpuska</text:p>
          </table:table-cell>
          <table:table-cell table:style-name="ce1068" office:value-type="string" calcext:value-type="string">
            <text:p>egykezes</text:p>
          </table:table-cell>
          <table:table-cell table:style-name="ce1068" office:value-type="string" calcext:value-type="string">
            <text:p>halál / +6</text:p>
          </table:table-cell>
          <table:table-cell table:style-name="ce1068" office:value-type="string" calcext:value-type="string">
            <text:p>S</text:p>
          </table:table-cell>
          <table:table-cell table:style-name="ce1068"/>
          <table:table-cell table:style-name="ce1093" table:number-columns-repeated="2"/>
          <table:table-cell table:style-name="ce1093" office:value-type="string" calcext:value-type="string">
            <text:p>50m</text:p>
          </table:table-cell>
          <table:table-cell table:style-name="ce1068"/>
          <table:table-cell table:style-name="ce1068" office:value-type="float" office:value="16" calcext:value-type="float">
            <text:p>16</text:p>
          </table:table-cell>
          <table:table-cell table:style-name="ce1068" office:value-type="float" office:value="3" calcext:value-type="float">
            <text:p>3</text:p>
          </table:table-cell>
          <table:table-cell table:style-name="ce1123" office:value-type="float" office:value="6" calcext:value-type="float">
            <text:p>6</text:p>
          </table:table-cell>
          <table:table-cell table:style-name="ce1126" office:value-type="string" calcext:value-type="string">
            <text:p>lövészet</text:p>
          </table:table-cell>
          <table:table-cell table:style-name="ce1150" office:value-type="string" calcext:value-type="string">
            <text:p><text:span text:style-name="T26">* Halálos hatása csak aquir kézben érvényesül</text:span></text:p>
            <text:p><text:span text:style-name="T26">** Páncéltörő</text:span></text:p>
          </table:table-cell>
          <table:table-cell table:style-name="ce1150"/>
          <table:table-cell table:style-name="ce109" table:number-columns-repeated="240"/>
          <table:table-cell table:number-columns-repeated="16128"/>
        </table:table-row>
        <table:table-row table:style-name="ro2">
          <table:table-cell table:style-name="ce1010"/>
          <table:table-cell table:number-columns-repeated="12"/>
          <table:table-cell table:style-name="ce261"/>
          <table:table-cell table:number-columns-repeated="16370"/>
        </table:table-row>
        <table:table-row table:style-name="ro2">
          <table:table-cell table:number-columns-repeated="13"/>
          <table:table-cell table:style-name="ce261"/>
          <table:table-cell table:number-columns-repeated="16370"/>
        </table:table-row>
        <table:table-row table:style-name="ro2">
          <table:table-cell table:number-columns-repeated="2"/>
          <table:table-cell table:style-name="ce1083"/>
          <table:table-cell table:number-columns-repeated="10"/>
          <table:table-cell table:style-name="ce26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261"/>
          <table:table-cell table:number-columns-repeated="16370"/>
        </table:table-row>
        <table:table-row table:style-name="ro2" table:number-rows-repeated="9830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1" table:default-cell-style-name="ce1782"/>
        <table:table-column table:style-name="co12" table:default-cell-style-name="ce1782"/>
        <table:table-column table:style-name="co52" table:default-cell-style-name="ce1782"/>
        <table:table-column table:style-name="co53" table:default-cell-style-name="ce1792"/>
        <table:table-column table:style-name="co54" table:default-cell-style-name="ce1792"/>
        <table:table-column table:style-name="co55" table:default-cell-style-name="ce1782"/>
        <table:table-column table:style-name="co53" table:default-cell-style-name="ce1792"/>
        <table:table-column table:style-name="co56" table:default-cell-style-name="ce1782"/>
        <table:table-column table:style-name="co53" table:default-cell-style-name="ce6"/>
        <table:table-column table:style-name="co57" table:default-cell-style-name="ce1782"/>
        <table:table-column table:style-name="co58" table:default-cell-style-name="ce1782"/>
        <table:table-column table:style-name="co59" table:default-cell-style-name="ce1782"/>
        <table:table-column table:style-name="co12" table:number-columns-repeated="16372" table:default-cell-style-name="ce1782"/>
        <table:table-row table:style-name="ro15">
          <table:table-cell table:style-name="ce1153" office:value-type="string" calcext:value-type="string" table:number-columns-spanned="12" table:number-rows-spanned="1">
            <text:p>Ez csak egy összegző oldal, ahonnan elérhetőek az egyes képzettsége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3">
          <table:table-cell table:style-name="ce1154"/>
          <table:table-cell table:style-name="ce1318" table:number-columns-repeated="11"/>
          <table:table-cell table:number-columns-repeated="16372"/>
        </table:table-row>
        <table:table-row table:style-name="ro1">
          <table:table-cell table:style-name="ce1777" office:value-type="string" calcext:value-type="string">
            <text:p>Primer Átfogó</text:p>
          </table:table-cell>
          <table:table-cell table:style-name="ce1784"/>
          <table:table-cell table:style-name="ce1785" office:value-type="string" calcext:value-type="string">
            <text:p>Szekunder Átfogó</text:p>
          </table:table-cell>
          <table:table-cell table:style-name="ce1789" table:number-columns-repeated="2"/>
          <table:table-cell table:style-name="ce1785" office:value-type="string" calcext:value-type="string">
            <text:p>Szekunder Átlagos</text:p>
          </table:table-cell>
          <table:table-cell table:style-name="ce1796"/>
          <table:table-cell table:style-name="ce1800"/>
          <table:table-cell/>
          <table:table-cell table:style-name="ce1785" office:value-type="string" calcext:value-type="string">
            <text:p>Szekunder Könnyű</text:p>
          </table:table-cell>
          <table:table-cell table:style-name="ce1807"/>
          <table:table-cell table:style-name="ce1800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elettan.md" xlink:type="simple">Élettan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irodalom_ismeret.md" xlink:type="simple">Irodalom 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Asztr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chanika.md" xlink:type="simple">Mechanika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798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nyelvismeret.md" xlink:type="simple">Nyelvismeret</text:a> 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797"/>
          <table:table-cell table:style-name="ce1801"/>
          <table:table-cell/>
          <table:table-cell table:style-name="ce1794" office:value-type="string" calcext:value-type="string">
            <text:p><text:a xlink:href="https://github.com/kaktusztea/km100/blob/master/md/kepzettsegek/zeneles.md" xlink:type="simple">Zenélés</text:a></text:p>
          </table:table-cell>
          <table:table-cell table:style-name="ce1798" office:value-type="string" calcext:value-type="string">
            <text:p>🔁</text:p>
          </table:table-cell>
          <table:table-cell table:style-name="ce1805" office:value-type="string" calcext:value-type="string">
            <text:p>hangszercsoport</text:p>
          </table:table-cell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/>
          <table:table-cell table:style-name="ce1794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ce1171" table:number-columns-repeated="2"/>
          <table:table-cell table:style-name="ce1794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798"/>
          <table:table-cell table:style-name="ce1181"/>
          <table:table-cell/>
          <table:table-cell table:style-name="ce1795"/>
          <table:table-cell table:style-name="ce1809"/>
          <table:table-cell table:style-name="ce1806"/>
          <table:table-cell table:number-columns-repeated="16372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795" office:value-type="string" calcext:value-type="string">
            <text:p><text:a xlink:href="https://github.com/kaktusztea/km100/blob/master/md/kepzettsegek/osi_nyelv_ismerete.md" xlink:type="simple">Ősi nyelv ismerete</text:a> </text:p>
          </table:table-cell>
          <table:table-cell table:style-name="ce1172" office:value-type="string" calcext:value-type="string">
            <text:p>🔁</text:p>
          </table:table-cell>
          <table:table-cell table:style-name="ce1174"/>
          <table:table-cell table:style-name="ce1794" office:value-type="string" calcext:value-type="string">
            <text:p><text:a xlink:href="https://github.com/kaktusztea/km100/blob/master/md/kepzettsegek/enek.md" xlink:type="simple">Éne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piteszet.md" xlink:type="simple">Építészet</text:a></text:p>
          </table:table-cell>
          <table:table-cell table:style-name="ce1798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kultúrkör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festeszet.md" xlink:type="simple">Fest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állatcsopor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jogismeret.md" xlink:type="simple">Jogismeret</text:a></text:p>
          </table:table-cell>
          <table:table-cell table:style-name="ce1798" office:value-type="string" calcext:value-type="string">
            <text:p>🔁</text:p>
          </table:table-cell>
          <table:table-cell table:style-name="ce1181"/>
          <table:table-cell table:number-columns-repeated="16376"/>
        </table:table-row>
        <table:table-row table:style-name="ro1">
          <table:table-cell table:style-name="ce1780" office:value-type="string" calcext:value-type="string">
            <text:p><text:a xlink:href="https://github.com/kaktusztea/km100/blob/master/md/kepzettsegek/harcmodor.md" xlink:type="simple">Pusztít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alligrafia.md" xlink:type="simple">Kalligráfi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158"/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kereses.md" xlink:type="simple">Keresé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7" office:value-type="string" calcext:value-type="string">
            <text:p>Primer Átlagos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0">
          <table:table-cell table:style-name="ce1794" office:value-type="string" calcext:value-type="string">
            <text:p><text:a xlink:href="https://github.com/kaktusztea/km100/blob/master/md/kepzettsegek/nyomolvasas.md" xlink:type="simple">Nyomolvasás</text:a>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osi_kulturak_ismerete.md" xlink:type="simple">Ősi kultúrák ismerete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Külön ősi kultúránként</text:p>
          </table:table-cell>
          <table:table-cell table:number-columns-repeated="16376"/>
        </table:table-row>
        <table:table-row table:style-name="ro1">
          <table:table-cell table:style-name="ce1778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trategia.md" xlink:type="simple">Stratégi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style-name="ce1783" office:value-type="string" calcext:value-type="string">
            <text:p>Pszí iskolák</text:p>
          </table:table-cell>
          <table:table-cell table:number-columns-repeated="4"/>
          <table:table-cell table:style-name="ce1794" office:value-type="string" calcext:value-type="string">
            <text:p><text:a xlink:href="https://github.com/kaktusztea/km100/blob/master/md/kepzettsegek/szakma.md" xlink:type="simple">Szakma</text:a></text:p>
          </table:table-cell>
          <table:table-cell table:style-name="ce1798" office:value-type="string" calcext:value-type="string">
            <text:p>🔁</text:p>
          </table:table-cell>
          <table:table-cell table:style-name="ce1804" office:value-type="string" calcext:value-type="string">
            <text:p>ács, kőműves, borbély, kádár, varga, szűcs, cserző, (fegyver)kovács, gazdálkodás(birtok), ékszerész, molnár, pék, szabó, kötélgyártó, lakatos, rejtjelfejtő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szexualis_kultura.md" xlink:type="simple">Szexuális kultúra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2"/>
          <table:table-cell table:style-name="ce1788"/>
          <table:table-cell table:number-columns-repeated="2"/>
          <table:table-cell table:style-name="ce1794" office:value-type="string" calcext:value-type="string">
            <text:p><text:a xlink:href="https://github.com/kaktusztea/km100/blob/master/md/kepzettsegek/szobraszat.md" xlink:type="simple">Szobrászat</text:a></text:p>
          </table:table-cell>
          <table:table-cell table:style-name="ce1798"/>
          <table:table-cell table:style-name="ce118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ktika.md" xlink:type="simple">Taktika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anc.md" xlink:type="simple">Tánc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kepeszet.md" xlink:type="simple">Térképésze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1798" office:value-type="string" calcext:value-type="string">
            <text:p>🔁</text:p>
          </table:table-cell>
          <table:table-cell table:style-name="ce1803" office:value-type="string" calcext:value-type="string">
            <text:p>adott tájtípus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 office:value-type="string" calcext:value-type="string">
            <text:p>adott régió</text:p>
          </table:table-cell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daszat.md" xlink:type="simple">Vadászat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vallasismeret.md" xlink:type="simple">Vallásismeret</text:a></text:p>
          </table:table-cell>
          <table:table-cell table:style-name="ce1798" office:value-type="string" calcext:value-type="string">
            <text:p>🔁</text:p>
          </table:table-cell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4" office:value-type="string" calcext:value-type="string">
            <text:p><text:a xlink:href="https://github.com/kaktusztea/km100/blob/master/md/kepzettsegek/zeneszerzo.md" xlink:type="simple">Zeneszerző</text:a></text:p>
          </table:table-cell>
          <table:table-cell table:style-name="ce1797"/>
          <table:table-cell table:style-name="ce1801"/>
          <table:table-cell table:number-columns-repeated="16376"/>
        </table:table-row>
        <table:table-row table:style-name="ro1">
          <table:table-cell table:number-columns-repeated="5"/>
          <table:table-cell table:style-name="ce1795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ce1799"/>
          <table:table-cell table:style-name="ce1806"/>
          <table:table-cell table:number-columns-repeated="16376"/>
        </table:table-row>
        <table:table-row table:style-name="ro2">
          <table:table-cell table:number-columns-repeated="5"/>
          <table:table-cell table:style-name="ce6" table:number-columns-repeated="3"/>
          <table:table-cell table:number-columns-repeated="16376"/>
        </table:table-row>
        <table:table-row table:style-name="ro2" table:number-rows-repeated="104853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5">
        <table:table-column table:style-name="co60" table:default-cell-style-name="ce6"/>
        <table:table-column table:style-name="co61" table:default-cell-style-name="ce261"/>
        <table:table-column table:style-name="co12" table:default-cell-style-name="ce737"/>
        <table:table-column table:style-name="co62" table:default-cell-style-name="ce737"/>
        <table:table-column table:style-name="co12" table:default-cell-style-name="ce737"/>
        <table:table-column table:style-name="co12" table:number-columns-repeated="16379" table:default-cell-style-name="ce6"/>
        <table:table-row table:style-name="ro3">
          <table:table-cell table:style-name="ce1190" office:value-type="string" calcext:value-type="string" table:number-columns-spanned="12" table:number-rows-spanned="1">
            <text:p>Ez csak egy összegző oldal, ahonnan elérhetőek az egyes fortélyok webes adatlapjai</text:p>
          </table:table-cell>
          <table:covered-table-cell table:number-columns-repeated="11" table:style-name="ce1318"/>
          <table:table-cell table:number-columns-repeated="16372"/>
        </table:table-row>
        <table:table-row table:style-name="ro2">
          <table:table-cell table:style-name="Default" table:number-columns-repeated="12"/>
          <table:table-cell table:number-columns-repeated="16372"/>
        </table:table-row>
        <table:table-row table:style-name="ro1">
          <table:table-cell table:style-name="ce1810" office:value-type="string" calcext:value-type="string">
            <text:p>ÁLTALÁNOS</text:p>
          </table:table-cell>
          <table:table-cell table:number-columns-repeated="16383"/>
        </table:table-row>
        <table:table-row table:style-name="ro2">
          <table:table-cell table:style-name="ce1811"/>
          <table:table-cell table:style-name="ce1815" office:value-type="string" calcext:value-type="string">
            <text:p>Max fok</text:p>
          </table:table-cell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table:style-name="ce1811"/>
          <table:table-cell table:style-name="ce1815"/>
          <table:table-cell table:number-columns-repeated="3"/>
          <table:table-cell table:style-name="Default" table:number-columns-repeated="7"/>
          <table:table-cell table:number-columns-repeated="16372"/>
        </table:table-row>
        <table:table-row table:style-name="ro2">
          <table:table-cell office:value-type="string" calcext:value-type="string">
            <text:p>➖➖➖ Érzék ➖➖➖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Alvilági, fizikai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64"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3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oteltanc.md" xlink:type="simple">Kötéltánc</text:a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irodalmar.md" xlink:type="simple">Irodalmá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<text:span text:style-name="T27">➖➖➖ Szociális ➖➖➖</text:span></text:p>
          </table:table-cell>
          <table:table-cell office:value-type="float" office:value="0" calcext:value-type="float">
            <text:p>0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meggyozes.md" xlink:type="simple">Meggyőz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szonoklas.md" xlink:type="simple">Szónoklás</text:a></text:p>
          </table:table-cell>
          <table:table-cell table:style-name="ce1816" office:value-type="float" office:value="2" calcext:value-type="float">
            <text:p>2</text:p>
          </table:table-cell>
          <table:table-cell table:number-columns-repeated="16382"/>
        </table:table-row>
        <table:table-row table:style-name="ro1">
          <table:table-cell table:style-name="ce181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 table:number-rows-repeated="104852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5" table:print="false">
        <table:table-column table:style-name="co63" table:default-cell-style-name="ce1189"/>
        <table:table-column table:style-name="co64" table:default-cell-style-name="ce1189"/>
        <table:table-column table:style-name="co13" table:number-columns-repeated="254" table:default-cell-style-name="ce1189"/>
        <table:table-column table:style-name="co12" table:number-columns-repeated="16128" table:default-cell-style-name="ce1189"/>
        <table:table-row table:style-name="ro2">
          <table:table-cell table:style-name="ce1212" office:value-type="string" calcext:value-type="string">
            <text:p>Karakter pontok (KP) elosztása </text:p>
          </table:table-cell>
          <table:table-cell table:style-name="ce1212"/>
          <table:table-cell table:number-columns-repeated="16382"/>
        </table:table-row>
        <table:table-row table:style-name="ro21">
          <table:table-cell/>
          <table:table-cell table:style-name="ce1214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1214"/>
          <table:table-cell table:number-columns-repeated="16382"/>
        </table:table-row>
        <table:table-row table:style-name="ro24">
          <table:table-cell/>
          <table:table-cell table:style-name="ce1214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214"/>
          <table:table-cell table:number-columns-repeated="16382"/>
        </table:table-row>
        <table:table-row table:style-name="ro21">
          <table:table-cell office:value-type="string" calcext:value-type="string">
            <text:p>Mágikus tradíció, Mágiaiskolák (Átfogó képzettség)</text:p>
            <text:p/>
          </table:table-cell>
          <table:table-cell table:number-columns-repeated="16383"/>
        </table:table-row>
        <table:table-row table:style-name="ro25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1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6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7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65" table:default-cell-style-name="ce737"/>
        <table:table-column table:style-name="co12" table:number-columns-repeated="16383" table:default-cell-style-name="ce737"/>
        <table:table-row table:style-name="ro1">
          <table:table-cell table:style-name="ce1215" office:value-type="string" calcext:value-type="string">
            <text:p>V8.2.5</text:p>
          </table:table-cell>
          <table:table-cell table:style-name="Default" table:number-columns-repeated="16383"/>
        </table:table-row>
        <table:table-row table:style-name="ro1">
          <table:table-cell table:style-name="ce1217" office:value-type="string" calcext:value-type="string">
            <text:p>* Zenelés Könnyű képzettség lett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Helyismeret Bónusz háttér lett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Nyomolvasás Primer képzettség lett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style-name="ce1422" table:number-columns-repeated="16383"/>
        </table:table-row>
        <table:table-row table:style-name="ro1">
          <table:table-cell table:style-name="ce1215" office:value-type="string" calcext:value-type="string">
            <text:p>V8.2.4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Fülek átnevezése, színezése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Cellák betűméretének növelése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style-name="ce1422" table:number-columns-repeated="16383"/>
        </table:table-row>
        <table:table-row table:style-name="ro1">
          <table:table-cell table:style-name="ce1215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fortélyok legördülő listából választhatóak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Új fül: Fortélyok</text:p>
          </table:table-cell>
          <table:table-cell table:style-name="ce1422" table:number-columns-repeated="16383"/>
        </table:table-row>
        <table:table-row table:style-name="ro2">
          <table:table-cell table:style-name="ce1215"/>
          <table:table-cell table:style-name="ce1422" table:number-columns-repeated="16383"/>
        </table:table-row>
        <table:table-row table:style-name="ro1">
          <table:table-cell table:style-name="ce1215" office:value-type="string" calcext:value-type="string">
            <text:p>V8.2.2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Új betűtípus: Avenir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Páncélok SFÉ, MGT értékei KP_Táblázat fülön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Képzettségek legördülő listából választhatóak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Tartalék fülön sorok csökkentése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2.0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Vértviselet bekerült a fix fortélyok közé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Erőbónusz ismét beszámolva a fegyverek értékeibe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ÉP táblázat: automatikus kiszürkítés ÉP számától függően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Kétkezes harc táblázat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Páncélok, vértek táblázat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1.1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Max szint: 21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 + (2x Intelligencia)</text:p>
          </table:table-cell>
          <table:table-cell table:style-name="ce1422" table:number-columns-repeated="16383"/>
        </table:table-row>
        <table:table-row table:style-name="ro1">
          <table:table-cell table:style-name="ce1217" office:value-type="string" calcext:value-type="string">
            <text:p>* Szekunder KP/Szint: 40 + (2x Emlékezet)</text:p>
          </table:table-cell>
          <table:table-cell table:style-name="ce1422" table:number-columns-repeated="16383"/>
        </table:table-row>
        <table:table-row table:style-name="ro2">
          <table:table-cell table:style-name="ce1217"/>
          <table:table-cell table:style-name="ce1422" table:number-columns-repeated="16383"/>
        </table:table-row>
        <table:table-row table:style-name="ro1">
          <table:table-cell table:style-name="ce1215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zekunder képzettségek maximuma: (szint x <text:span text:style-name="T28">6</text:span>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217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217"/>
          <table:table-cell table:number-columns-repeated="16383"/>
        </table:table-row>
        <table:table-row table:style-name="ro1">
          <table:table-cell table:style-name="ce1215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221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228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Kiegészítő KP / Szint: (</text:span><text:span text:style-name="T31">20</text:span><text:span text:style-name="T30">+Emlékezet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Új]</text:span>: Erőbónusz beszámít: (Erő/2) <text:span text:style-name="T32">→ </text:span><text:span text:style-name="T33">lefelé</text:span><text:span text:style-name="T32"> kerekítve</text:span>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2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                   <text:span text:style-name="T32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219"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22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28">
          <table:table-cell table:style-name="ce1219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23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2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 <text:span text:style-name="T21"> </text:span><text:span text:style-name="T34">→</text:span><text:span text:style-name="T21"> </text:span>Karakter neve, faja, vallása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Személyiségjegyei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Kommunikáció, szociális érzék</text:span></text:p>
          </table:table-cell>
          <table:table-cell table:number-columns-repeated="16383"/>
        </table:table-row>
        <table:table-row table:style-name="ro10">
          <table:table-cell office:value-type="string" calcext:value-type="string">
            <text:p><text:span text:style-name="T21">  </text:span><text:span text:style-name="T34">→</text:span><text:span text:style-name="T21"> Külső</text:span></text:p>
          </table:table-cell>
          <table:table-cell table:number-columns-repeated="16383"/>
        </table:table-row>
        <table:table-row table:style-name="ro2">
          <table:table-cell table:style-name="ce1219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219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9</text:p>
          </table:table-cell>
          <table:table-cell table:number-columns-repeated="16383"/>
        </table:table-row>
        <table:table-row table:style-name="ro28">
          <table:table-cell table:style-name="ce1222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222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220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231"/>
          <table:table-cell table:number-columns-repeated="16383"/>
        </table:table-row>
        <table:table-row table:style-name="ro2">
          <table:table-cell table:style-name="ce1220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231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220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222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220" office:value-type="string" calcext:value-type="string">
            <text:p>v2.3</text:p>
          </table:table-cell>
          <table:table-cell table:number-columns-repeated="16383"/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20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P_tablazat" table:style-name="ta5" table:print="false">
        <table:table-column table:style-name="co66" table:default-cell-style-name="ce1423"/>
        <table:table-column table:style-name="co67" table:default-cell-style-name="ce1423"/>
        <table:table-column table:style-name="co68" table:default-cell-style-name="ce1423"/>
        <table:table-column table:style-name="co69" table:default-cell-style-name="ce1423"/>
        <table:table-column table:style-name="co68" table:default-cell-style-name="ce1423"/>
        <table:table-column table:style-name="co36" table:default-cell-style-name="ce1423"/>
        <table:table-column table:style-name="co70" table:default-cell-style-name="ce1423"/>
        <table:table-column table:style-name="co71" table:default-cell-style-name="ce1423"/>
        <table:table-column table:style-name="co72" table:default-cell-style-name="ce1423"/>
        <table:table-column table:style-name="co73" table:default-cell-style-name="ce1423"/>
        <table:table-column table:style-name="co74" table:default-cell-style-name="ce1423"/>
        <table:table-column table:style-name="co75" table:default-cell-style-name="ce1423"/>
        <table:table-column table:style-name="co24" table:default-cell-style-name="ce1423"/>
        <table:table-column table:style-name="co76" table:default-cell-style-name="ce1423"/>
        <table:table-column table:style-name="co77" table:default-cell-style-name="ce1423"/>
        <table:table-column table:style-name="co78" table:default-cell-style-name="ce1423"/>
        <table:table-column table:style-name="co79" table:default-cell-style-name="Default"/>
        <table:table-column table:style-name="co13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452"/>
          <table:covered-table-cell table:style-name="ce1461"/>
          <table:covered-table-cell table:style-name="ce1470"/>
          <table:covered-table-cell table:style-name="ce1480"/>
          <table:covered-table-cell table:number-columns-repeated="6" table:style-name="ce1470"/>
          <table:covered-table-cell table:number-columns-repeated="3" table:style-name="ce1539"/>
          <table:covered-table-cell table:style-name="ce1470"/>
          <table:table-cell table:number-columns-repeated="240"/>
        </table:table-row>
        <table:table-row table:style-name="ro29">
          <table:table-cell table:style-name="ce1235"/>
          <table:table-cell table:style-name="ce1246"/>
          <table:table-cell table:style-name="ce1452"/>
          <table:table-cell table:style-name="ce1461"/>
          <table:table-cell table:style-name="ce1470"/>
          <table:table-cell table:style-name="ce1480"/>
          <table:table-cell table:style-name="ce1470" table:number-columns-repeated="6"/>
          <table:table-cell table:style-name="ce1539" table:number-columns-repeated="3"/>
          <table:table-cell table:style-name="ce1470"/>
          <table:table-cell table:number-columns-repeated="240"/>
        </table:table-row>
        <table:table-row table:style-name="ro2">
          <table:table-cell table:style-name="ce1236"/>
          <table:table-cell table:style-name="ce1247" office:value-type="string" calcext:value-type="string" table:number-columns-spanned="7" table:number-rows-spanned="1">
            <text:p>Képzettségek KP igénye</text:p>
          </table:table-cell>
          <table:covered-table-cell table:style-name="ce1262"/>
          <table:covered-table-cell table:style-name="ce1271"/>
          <table:covered-table-cell table:style-name="ce1280"/>
          <table:covered-table-cell table:style-name="ce1290"/>
          <table:covered-table-cell table:number-columns-repeated="2" table:style-name="ce1280"/>
          <table:table-cell table:style-name="ce379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379"/>
          <table:table-cell table:style-name="ce1540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6"/>
          <table:table-cell table:style-name="ce1439" office:value-type="string" calcext:value-type="string">
            <text:p>Szint</text:p>
          </table:table-cell>
          <table:table-cell table:style-name="ce1439" office:value-type="string" calcext:value-type="string" table:number-columns-spanned="2" table:number-rows-spanned="1">
            <text:p>Átfogó</text:p>
          </table:table-cell>
          <table:covered-table-cell table:style-name="ce1439"/>
          <table:table-cell table:style-name="ce1439" office:value-type="string" calcext:value-type="string" table:number-columns-spanned="2" table:number-rows-spanned="1">
            <text:p>Átlagos</text:p>
          </table:table-cell>
          <table:covered-table-cell table:style-name="ce1439"/>
          <table:table-cell table:style-name="ce1439" office:value-type="string" calcext:value-type="string" table:number-columns-spanned="2" table:number-rows-spanned="1">
            <text:p>Spec.</text:p>
          </table:table-cell>
          <table:covered-table-cell table:style-name="ce1472"/>
          <table:table-cell table:style-name="ce379" table:number-columns-repeated="4"/>
          <table:table-cell table:style-name="ce1540" table:number-columns-repeated="3"/>
          <table:table-cell table:style-name="ce379"/>
          <table:table-cell table:number-columns-repeated="240"/>
        </table:table-row>
        <table:table-row table:style-name="ro4">
          <table:table-cell table:style-name="ce1427"/>
          <table:table-cell table:style-name="ce1249" office:value-type="float" office:value="0" calcext:value-type="float">
            <text:p>0</text:p>
          </table:table-cell>
          <table:table-cell table:style-name="ce1249" table:number-columns-repeated="5"/>
          <table:table-cell table:style-name="ce1303"/>
          <table:table-cell table:style-name="ce932"/>
          <table:table-cell table:style-name="ce379" table:number-columns-repeated="3"/>
          <table:table-cell table:style-name="ce1540" table:number-columns-repeated="3"/>
          <table:table-cell table:style-name="ce379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ce1263" office:value-type="float" office:value="4" calcext:value-type="float">
            <text:p>4</text:p>
          </table:table-cell>
          <table:table-cell table:style-name="ce1272" table:formula="of:=[.E7]" office:value-type="float" office:value="4" calcext:value-type="float">
            <text:p>+4KP</text:p>
          </table:table-cell>
          <table:table-cell table:style-name="ce1296" office:value-type="float" office:value="2" calcext:value-type="float">
            <text:p>2</text:p>
          </table:table-cell>
          <table:table-cell table:style-name="ce1272" table:formula="of:=[.G7]" office:value-type="float" office:value="2" calcext:value-type="float">
            <text:p>+2KP</text:p>
          </table:table-cell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379"/>
          <table:table-cell table:number-columns-repeated="240"/>
        </table:table-row>
        <table:table-row table:style-name="ro1">
          <table:table-cell table:style-name="ce1427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ce1264" office:value-type="float" office:value="6" calcext:value-type="float">
            <text:p>6</text:p>
          </table:table-cell>
          <table:table-cell table:style-name="ce1272" table:formula="of:=[.E8]-[.E7]" office:value-type="float" office:value="2" calcext:value-type="float">
            <text:p>+2KP</text:p>
          </table:table-cell>
          <table:table-cell table:style-name="ce1297" office:value-type="float" office:value="3" calcext:value-type="float">
            <text:p>3</text:p>
          </table:table-cell>
          <table:table-cell table:style-name="ce1272" table:formula="of:=[.G8]-[.G7]" office:value-type="float" office:value="1" calcext:value-type="float">
            <text:p>+1KP</text:p>
          </table:table-cell>
          <table:table-cell table:style-name="ce1472"/>
          <table:table-cell table:style-name="ce1309" office:value-type="string" calcext:value-type="string">
            <text:p>KP/Szint</text:p>
          </table:table-cell>
          <table:table-cell table:style-name="ce1325" office:value-type="float" office:value="100" calcext:value-type="float">
            <text:p>10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427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ce1264" office:value-type="float" office:value="9" calcext:value-type="float">
            <text:p>9</text:p>
          </table:table-cell>
          <table:table-cell table:style-name="ce1272" table:formula="of:=[.E9]-[.E8]" office:value-type="float" office:value="3" calcext:value-type="float">
            <text:p>+3KP</text:p>
          </table:table-cell>
          <table:table-cell table:style-name="ce1297" office:value-type="float" office:value="5" calcext:value-type="float">
            <text:p>5</text:p>
          </table:table-cell>
          <table:table-cell table:style-name="ce1272" table:formula="of:=[.G9]-[.G8]" office:value-type="float" office:value="2" calcext:value-type="float">
            <text:p>+2KP</text:p>
          </table:table-cell>
          <table:table-cell table:style-name="ce1472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40" calcext:value-type="float">
            <text:p>4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427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ce1264" office:value-type="float" office:value="13" calcext:value-type="float">
            <text:p>13</text:p>
          </table:table-cell>
          <table:table-cell table:style-name="ce1272" table:formula="of:=[.E10]-[.E9]" office:value-type="float" office:value="4" calcext:value-type="float">
            <text:p>+4KP</text:p>
          </table:table-cell>
          <table:table-cell table:style-name="ce1297" office:value-type="float" office:value="7" calcext:value-type="float">
            <text:p>7</text:p>
          </table:table-cell>
          <table:table-cell table:style-name="ce1272" table:formula="of:=[.G10]-[.G9]" office:value-type="float" office:value="2" calcext:value-type="float">
            <text:p>+2KP</text:p>
          </table:table-cell>
          <table:table-cell table:style-name="ce1472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427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ce1264" office:value-type="float" office:value="18" calcext:value-type="float">
            <text:p>18</text:p>
          </table:table-cell>
          <table:table-cell table:style-name="ce1272" table:formula="of:=[.E11]-[.E10]" office:value-type="float" office:value="5" calcext:value-type="float">
            <text:p>+5KP</text:p>
          </table:table-cell>
          <table:table-cell table:style-name="ce1297" office:value-type="float" office:value="10" calcext:value-type="float">
            <text:p>10</text:p>
          </table:table-cell>
          <table:table-cell table:style-name="ce1272" table:formula="of:=[.G11]-[.G10]" office:value-type="float" office:value="3" calcext:value-type="float">
            <text:p>+3KP</text:p>
          </table:table-cell>
          <table:table-cell table:style-name="ce1472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427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E12]-[.E11]" office:value-type="float" office:value="6" calcext:value-type="float">
            <text:p>+6KP</text:p>
          </table:table-cell>
          <table:table-cell table:style-name="ce1297" office:value-type="float" office:value="13" calcext:value-type="float">
            <text:p>13</text:p>
          </table:table-cell>
          <table:table-cell table:style-name="ce1272" table:formula="of:=[.G12]-[.G11]" office:value-type="float" office:value="3" calcext:value-type="float">
            <text:p>+3KP</text:p>
          </table:table-cell>
          <table:table-cell table:style-name="ce1472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427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ce1264" office:value-type="float" office:value="31" calcext:value-type="float">
            <text:p>31</text:p>
          </table:table-cell>
          <table:table-cell table:style-name="ce1272" table:formula="of:=[.E13]-[.E12]" office:value-type="float" office:value="7" calcext:value-type="float">
            <text:p>+7KP</text:p>
          </table:table-cell>
          <table:table-cell table:style-name="ce1297" office:value-type="float" office:value="17" calcext:value-type="float">
            <text:p>17</text:p>
          </table:table-cell>
          <table:table-cell table:style-name="ce1272" table:formula="of:=[.G13]-[.G12]" office:value-type="float" office:value="4" calcext:value-type="float">
            <text:p>+4KP</text:p>
          </table:table-cell>
          <table:table-cell table:style-name="ce1472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427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ce1264" office:value-type="float" office:value="39" calcext:value-type="float">
            <text:p>39</text:p>
          </table:table-cell>
          <table:table-cell table:style-name="ce1272" table:formula="of:=[.E14]-[.E13]" office:value-type="float" office:value="8" calcext:value-type="float">
            <text:p>+8KP</text:p>
          </table:table-cell>
          <table:table-cell table:style-name="ce1297" office:value-type="float" office:value="21" calcext:value-type="float">
            <text:p>21</text:p>
          </table:table-cell>
          <table:table-cell table:style-name="ce1272" table:formula="of:=[.G14]-[.G13]" office:value-type="float" office:value="4" calcext:value-type="float">
            <text:p>+4KP</text:p>
          </table:table-cell>
          <table:table-cell table:style-name="ce1472"/>
          <table:table-cell table:style-name="ce1311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427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ce1264" office:value-type="float" office:value="48" calcext:value-type="float">
            <text:p>48</text:p>
          </table:table-cell>
          <table:table-cell table:style-name="ce1272" table:formula="of:=[.E15]-[.E14]" office:value-type="float" office:value="9" calcext:value-type="float">
            <text:p>+9KP</text:p>
          </table:table-cell>
          <table:table-cell table:style-name="ce1297" office:value-type="float" office:value="26" calcext:value-type="float">
            <text:p>26</text:p>
          </table:table-cell>
          <table:table-cell table:style-name="ce1272" table:formula="of:=[.G15]-[.G14]" office:value-type="float" office:value="5" calcext:value-type="float">
            <text:p>+5KP</text:p>
          </table:table-cell>
          <table:table-cell table:style-name="ce14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427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ce1264" office:value-type="float" office:value="58" calcext:value-type="float">
            <text:p>58</text:p>
          </table:table-cell>
          <table:table-cell table:style-name="ce1272" table:formula="of:=[.E16]-[.E15]" office:value-type="float" office:value="10" calcext:value-type="float">
            <text:p>+10KP</text:p>
          </table:table-cell>
          <table:table-cell table:style-name="ce1297" office:value-type="float" office:value="31" calcext:value-type="float">
            <text:p>31</text:p>
          </table:table-cell>
          <table:table-cell table:style-name="ce1272" table:formula="of:=[.G16]-[.G15]" office:value-type="float" office:value="5" calcext:value-type="float">
            <text:p>+5KP</text:p>
          </table:table-cell>
          <table:table-cell table:style-name="ce1472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48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443"/>
          <table:table-cell table:number-columns-repeated="240"/>
        </table:table-row>
        <table:table-row table:style-name="ro2">
          <table:table-cell table:style-name="ce1427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ce1264" office:value-type="float" office:value="69" calcext:value-type="float">
            <text:p>69</text:p>
          </table:table-cell>
          <table:table-cell table:style-name="ce1272" table:formula="of:=[.E17]-[.E16]" office:value-type="float" office:value="11" calcext:value-type="float">
            <text:p>+11KP</text:p>
          </table:table-cell>
          <table:table-cell table:style-name="ce1297" office:value-type="float" office:value="37" calcext:value-type="float">
            <text:p>37</text:p>
          </table:table-cell>
          <table:table-cell table:style-name="ce1272" table:formula="of:=[.G17]-[.G16]" office:value-type="float" office:value="6" calcext:value-type="float">
            <text:p>+6KP</text:p>
          </table:table-cell>
          <table:table-cell table:style-name="ce1472"/>
          <table:table-cell table:style-name="ce1419" office:value-type="string" calcext:value-type="string">
            <text:p>CÉ konstans</text:p>
          </table:table-cell>
          <table:table-cell table:style-name="ce1331" table:content-validation-name="val152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ce1264" office:value-type="float" office:value="81" calcext:value-type="float">
            <text:p>81</text:p>
          </table:table-cell>
          <table:table-cell table:style-name="ce1272" table:formula="of:=[.E18]-[.E17]" office:value-type="float" office:value="12" calcext:value-type="float">
            <text:p>+12KP</text:p>
          </table:table-cell>
          <table:table-cell table:style-name="ce1297" office:value-type="float" office:value="43" calcext:value-type="float">
            <text:p>43</text:p>
          </table:table-cell>
          <table:table-cell table:style-name="ce1272" table:formula="of:=[.G18]-[.G17]" office:value-type="float" office:value="6" calcext:value-type="float">
            <text:p>+6KP</text:p>
          </table:table-cell>
          <table:table-cell table:style-name="ce1472"/>
          <table:table-cell table:style-name="ce896" table:number-columns-repeated="2"/>
          <table:table-cell/>
          <table:table-cell table:style-name="ce1443" office:value-type="float" office:value="0" calcext:value-type="float">
            <text:p>0</text:p>
          </table:table-cell>
          <table:table-cell table:style-name="ce1443" office:value-type="float" office:value="-10" calcext:value-type="float">
            <text:p>-10</text:p>
          </table:table-cell>
          <table:table-cell table:style-name="ce1443" office:value-type="float" office:value="-20" calcext:value-type="float">
            <text:p>-20</text:p>
          </table:table-cell>
          <table:table-cell table:style-name="ce1443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427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E19]-[.E18]" office:value-type="float" office:value="13" calcext:value-type="float">
            <text:p>+13KP</text:p>
          </table:table-cell>
          <table:table-cell table:style-name="ce1297" office:value-type="float" office:value="50" calcext:value-type="float">
            <text:p>50</text:p>
          </table:table-cell>
          <table:table-cell table:style-name="ce1272" table:formula="of:=[.G19]-[.G18]" office:value-type="float" office:value="7" calcext:value-type="float">
            <text:p>+7KP</text:p>
          </table:table-cell>
          <table:table-cell table:style-name="ce1472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7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ce1264" office:value-type="float" office:value="108" calcext:value-type="float">
            <text:p>108</text:p>
          </table:table-cell>
          <table:table-cell table:style-name="ce1272" table:formula="of:=[.E20]-[.E19]" office:value-type="float" office:value="14" calcext:value-type="float">
            <text:p>+14KP</text:p>
          </table:table-cell>
          <table:table-cell table:style-name="ce1297" office:value-type="float" office:value="57" calcext:value-type="float">
            <text:p>57</text:p>
          </table:table-cell>
          <table:table-cell table:style-name="ce1272" table:formula="of:=[.G20]-[.G19]" office:value-type="float" office:value="7" calcext:value-type="float">
            <text:p>+7KP</text:p>
          </table:table-cell>
          <table:table-cell table:style-name="ce1472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427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ce1264" office:value-type="float" office:value="123" calcext:value-type="float">
            <text:p>123</text:p>
          </table:table-cell>
          <table:table-cell table:style-name="ce1272" table:formula="of:=[.E21]-[.E20]" office:value-type="float" office:value="15" calcext:value-type="float">
            <text:p>+15KP</text:p>
          </table:table-cell>
          <table:table-cell table:style-name="ce1297" office:value-type="float" office:value="65" calcext:value-type="float">
            <text:p>65</text:p>
          </table:table-cell>
          <table:table-cell table:style-name="ce1272" table:formula="of:=[.G21]-[.G20]" office:value-type="float" office:value="8" calcext:value-type="float">
            <text:p>+8KP</text:p>
          </table:table-cell>
          <table:table-cell table:style-name="ce1472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442" table:number-columns-repeated="3"/>
          <table:table-cell table:style-name="ce1472"/>
          <table:table-cell table:style-name="ce1291"/>
          <table:table-cell table:style-name="ce1298"/>
          <table:table-cell table:style-name="ce1291"/>
          <table:table-cell table:style-name="ce1472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427"/>
          <table:table-cell table:style-name="ce1442" table:number-columns-repeated="3"/>
          <table:table-cell table:style-name="ce1472"/>
          <table:table-cell table:style-name="ce1291"/>
          <table:table-cell table:style-name="ce1298"/>
          <table:table-cell table:style-name="ce1291"/>
          <table:table-cell table:style-name="ce147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3"/>
          <table:table-cell table:style-name="ce1472"/>
          <table:table-cell table:number-columns-repeated="3"/>
          <table:table-cell table:style-name="ce147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443"/>
          <table:table-cell table:style-name="ce1442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50" office:value-type="string" calcext:value-type="string">
            <text:p>Egyik HM nagyobb lehet</text:p>
          </table:table-cell>
          <table:table-cell table:style-name="ce1511" table:content-validation-name="val150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934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249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934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249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934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934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934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45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934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934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249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934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45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934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249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934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249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934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511" office:value-type="string" calcext:value-type="string">
            <text:p>Erőbónusz</text:p>
          </table:table-cell>
          <table:table-cell table:style-name="ce1511" table:formula="of:=[$Alapértékek.C18]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249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511" office:value-type="string" calcext:value-type="string">
            <text:p>N/A</text:p>
          </table:table-cell>
          <table:table-cell table:number-columns-repeated="245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45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249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511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45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45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2"/>
          <table:table-cell table:style-name="ce1448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2"/>
          <table:table-cell table:style-name="ce1459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2"/>
          <table:table-cell table:style-name="ce1459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443" office:value-type="string" calcext:value-type="string">
            <text:p>Erőbónusz</text:p>
          </table:table-cell>
          <table:table-cell table:style-name="ce1443" office:value-type="float" office:value="-3" calcext:value-type="float">
            <text:p>-3</text:p>
          </table:table-cell>
          <table:table-cell table:style-name="ce1343" table:number-columns-spanned="6" table:number-rows-spanned="1"/>
          <table:covered-table-cell table:number-columns-repeated="5"/>
          <table:table-cell table:number-columns-repeated="239"/>
        </table:table-row>
        <table:table-row table:style-name="ro2">
          <table:table-cell table:number-columns-repeated="256"/>
        </table:table-row>
        <table:table-row table:style-name="ro21">
          <table:table-cell table:number-columns-repeated="3"/>
          <table:table-cell table:style-name="ce144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427"/>
          <table:table-cell table:number-columns-repeated="2"/>
          <table:table-cell table:style-name="ce1466" office:value-type="string" calcext:value-type="string">
            <text:p>Fok</text:p>
          </table:table-cell>
          <table:table-cell table:style-name="ce146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427"/>
          <table:table-cell table:number-columns-repeated="2"/>
          <table:table-cell table:style-name="ce1443" office:value-type="float" office:value="0" calcext:value-type="float">
            <text:p>0</text:p>
          </table:table-cell>
          <table:table-cell table:style-name="ce146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443"/>
          <table:table-cell/>
          <table:table-cell table:style-name="ce145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427"/>
          <table:table-cell table:style-name="ce1485"/>
          <table:table-cell/>
          <table:table-cell table:style-name="ce1443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443"/>
          <table:table-cell/>
          <table:table-cell table:style-name="ce1466" office:value-type="string" calcext:value-type="string">
            <text:p>Fok</text:p>
          </table:table-cell>
          <table:table-cell table:style-name="ce1466" office:value-type="string" calcext:value-type="string">
            <text:p>Sebesség bónusz</text:p>
          </table:table-cell>
          <table:table-cell table:style-name="ce1466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427"/>
          <table:table-cell table:number-columns-repeated="2"/>
          <table:table-cell table:style-name="ce1443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7"/>
          <table:table-cell table:number-columns-repeated="2"/>
          <table:table-cell table:style-name="ce1443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427"/>
          <table:table-cell table:number-columns-repeated="5"/>
          <table:table-cell table:style-name="ce1472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427"/>
          <table:table-cell table:number-columns-repeated="4"/>
          <table:table-cell table:style-name="ce148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6">
          <table:table-cell table:style-name="ce1427"/>
          <table:table-cell table:style-name="ce1446" office:value-type="string" calcext:value-type="string" table:number-columns-spanned="2" table:number-rows-spanned="1">
            <text:p>Pajzs</text:p>
          </table:table-cell>
          <table:covered-table-cell/>
          <table:table-cell table:style-name="ce1446" office:value-type="string" calcext:value-type="string">
            <text:p>VÉ</text:p>
          </table:table-cell>
          <table:table-cell table:style-name="ce1446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427" table:number-columns-repeated="4"/>
          <table:table-cell table:number-columns-repeated="243"/>
        </table:table-row>
        <table:table-row table:style-name="ro2">
          <table:table-cell table:style-name="ce1427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450" table:content-validation-name="val151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51"/>
          <table:table-cell table:style-name="ce427" table:number-columns-repeated="2"/>
          <table:table-cell table:number-columns-repeated="243"/>
        </table:table-row>
        <table:table-row table:style-name="ro2">
          <table:table-cell table:style-name="ce1427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472"/>
          <table:table-cell table:style-name="ce1466" table:content-validation-name="val151" office:value-type="string" calcext:value-type="string">
            <text:p>Fok</text:p>
          </table:table-cell>
          <table:table-cell table:style-name="ce1466" table:content-validation-name="val151" office:value-type="string" calcext:value-type="string">
            <text:p>Bónusz</text:p>
          </table:table-cell>
          <table:table-cell table:style-name="ce515"/>
          <table:table-cell table:style-name="ce1546"/>
          <table:table-cell table:number-columns-repeated="243"/>
        </table:table-row>
        <table:table-row table:style-name="ro2">
          <table:table-cell table:style-name="ce1427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472"/>
          <table:table-cell table:style-name="ce507" table:content-validation-name="val151" office:value-type="float" office:value="0" calcext:value-type="float">
            <text:p>0</text:p>
          </table:table-cell>
          <table:table-cell table:style-name="ce1341" table:content-validation-name="val151" office:value-type="float" office:value="0" calcext:value-type="float">
            <text:p>0</text:p>
          </table:table-cell>
          <table:table-cell table:style-name="ce515"/>
          <table:table-cell table:style-name="ce1546"/>
          <table:table-cell table:number-columns-repeated="243"/>
        </table:table-row>
        <table:table-row table:style-name="ro2">
          <table:table-cell table:style-name="ce1427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472"/>
          <table:table-cell table:style-name="ce507" table:content-validation-name="val151" office:value-type="float" office:value="1" calcext:value-type="float">
            <text:p>1</text:p>
          </table:table-cell>
          <table:table-cell table:style-name="ce1341" table:content-validation-name="val151" office:value-type="float" office:value="1" calcext:value-type="float">
            <text:p>1</text:p>
          </table:table-cell>
          <table:table-cell table:style-name="ce515"/>
          <table:table-cell table:style-name="ce1546"/>
          <table:table-cell table:number-columns-repeated="243"/>
        </table:table-row>
        <table:table-row table:style-name="ro2">
          <table:table-cell table:style-name="ce1427"/>
          <table:table-cell table:number-columns-repeated="7"/>
          <table:table-cell table:style-name="ce1472"/>
          <table:table-cell table:style-name="ce515" table:number-columns-repeated="3"/>
          <table:table-cell table:style-name="ce1546"/>
          <table:table-cell table:number-columns-repeated="243"/>
        </table:table-row>
        <table:table-row table:style-name="ro2">
          <table:table-cell table:style-name="ce1427" table:content-validation-name="val52"/>
          <table:table-cell table:style-name="ce1448" table:content-validation-name="val52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459" table:content-validation-name="val52"/>
          <table:covered-table-cell table:number-columns-repeated="3" table:content-validation-name="val52"/>
          <table:table-cell table:content-validation-name="val52" table:number-columns-repeated="3"/>
          <table:table-cell table:style-name="ce1323" table:content-validation-name="val52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52"/>
          <table:table-cell table:style-name="ce515" table:content-validation-name="val52"/>
          <table:table-cell table:style-name="ce1546" table:content-validation-name="val52"/>
          <table:table-cell table:content-validation-name="val52" table:number-columns-repeated="3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9" table:content-validation-name="val52" office:value-type="string" calcext:value-type="string" table:number-columns-spanned="2" table:number-rows-spanned="1">
            <text:p>Fok</text:p>
          </table:table-cell>
          <table:covered-table-cell table:content-validation-name="val52"/>
          <table:table-cell table:style-name="ce1449" table:content-validation-name="val52" office:value-type="string" calcext:value-type="string" table:number-columns-spanned="3" table:number-rows-spanned="1">
            <text:p>Csökkentés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466" table:content-validation-name="val52" office:value-type="string" calcext:value-type="string">
            <text:p>Fegyver</text:p>
          </table:table-cell>
          <table:table-cell table:style-name="ce1466" table:content-validation-name="val52" office:value-type="string" calcext:value-type="string">
            <text:p>Mf Innen számít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3" table:content-validation-name="val52" office:value-type="float" office:value="0" calcext:value-type="float" table:number-columns-spanned="2" table:number-rows-spanned="1">
            <text:p>0</text:p>
          </table:table-cell>
          <table:covered-table-cell table:content-validation-name="val52"/>
          <table:table-cell table:style-name="ce1467" table:content-validation-name="val52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2"/>
          <table:table-cell table:content-validation-name="val52" table:number-columns-repeated="3"/>
          <table:table-cell table:style-name="ce1322" table:content-validation-name="val52" office:value-type="string" calcext:value-type="string">
            <text:p>Elsődleges fegyver</text:p>
          </table:table-cell>
          <table:table-cell table:style-name="ce1342" table:content-validation-name="val52" office:value-type="float" office:value="2" calcext:value-type="float">
            <text:p>2. fok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3" table:content-validation-name="val52" office:value-type="float" office:value="1" calcext:value-type="float" table:number-columns-spanned="2" table:number-rows-spanned="1">
            <text:p>1</text:p>
          </table:table-cell>
          <table:covered-table-cell table:content-validation-name="val52"/>
          <table:table-cell table:style-name="ce1467" table:content-validation-name="val52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2"/>
          <table:table-cell table:style-name="ce1720" table:content-validation-name="val52" office:value-type="string" calcext:value-type="string" table:number-columns-spanned="2" table:number-rows-spanned="1">
            <text:p>Csak könnyűvértre</text:p>
          </table:table-cell>
          <table:covered-table-cell table:content-validation-name="val52"/>
          <table:table-cell table:content-validation-name="val52"/>
          <table:table-cell table:style-name="ce1322" table:content-validation-name="val52" office:value-type="string" calcext:value-type="string">
            <text:p>Másodlagos fegyver</text:p>
          </table:table-cell>
          <table:table-cell table:style-name="ce1342" table:content-validation-name="val52" office:value-type="float" office:value="3" calcext:value-type="float">
            <text:p>3. fok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3" table:content-validation-name="val52" office:value-type="float" office:value="2" calcext:value-type="float" table:number-columns-spanned="2" table:number-rows-spanned="1">
            <text:p>2</text:p>
          </table:table-cell>
          <table:covered-table-cell table:content-validation-name="val52"/>
          <table:table-cell table:style-name="ce1467" table:content-validation-name="val52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2" table:content-validation-name="val52"/>
          <table:table-cell table:style-name="ce515" table:content-validation-name="val52" table:number-columns-repeated="3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3" table:content-validation-name="val52" office:value-type="float" office:value="3" calcext:value-type="float" table:number-columns-spanned="2" table:number-rows-spanned="1">
            <text:p>3</text:p>
          </table:table-cell>
          <table:covered-table-cell table:content-validation-name="val52"/>
          <table:table-cell table:style-name="ce1467" table:content-validation-name="val52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2"/>
          <table:table-cell table:content-validation-name="val52" table:number-columns-repeated="2"/>
          <table:table-cell table:style-name="ce1472" table:content-validation-name="val52"/>
          <table:table-cell table:style-name="ce1324" table:content-validation-name="val52" office:value-type="string" calcext:value-type="string">
            <text:p>Kétkezes harc max pengehossz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42" table:content-validation-name="val52" table:number-columns-repeated="3"/>
          <table:table-cell table:style-name="ce1472" table:content-validation-name="val52"/>
          <table:table-cell table:style-name="ce1294" table:content-validation-name="val52"/>
          <table:table-cell table:style-name="ce1472" table:content-validation-name="val52" table:number-columns-repeated="3"/>
          <table:table-cell table:style-name="ce1322" table:content-validation-name="val52" office:value-type="string" calcext:value-type="string">
            <text:p>Minimum Erő 2 pengénél</text:p>
          </table:table-cell>
          <table:table-cell table:style-name="ce1322" table:content-validation-name="val52" office:value-type="float" office:value="2" calcext:value-type="float">
            <text:p>2</text:p>
          </table:table-cell>
          <table:table-cell table:style-name="ce515" table:content-validation-name="val52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450" table:content-validation-name="val52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2"/>
          <table:covered-table-cell table:number-columns-repeated="5" table:style-name="ce427" table:content-validation-name="val52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260" table:content-validation-name="val52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2"/>
          <table:table-cell table:style-name="ce1468" table:content-validation-name="val52" office:value-type="string" calcext:value-type="string" table:number-columns-spanned="3" table:number-rows-spanned="1">
            <text:p>SFÉ</text:p>
          </table:table-cell>
          <table:covered-table-cell table:number-columns-repeated="2" table:style-name="ce1468" table:content-validation-name="val52"/>
          <table:table-cell table:style-name="ce1493" table:content-validation-name="val52" office:value-type="string" calcext:value-type="string">
            <text:p>SFÉ diff</text:p>
          </table:table-cell>
          <table:table-cell table:style-name="ce1493" table:content-validation-name="val52" office:value-type="string" calcext:value-type="string" table:number-columns-spanned="2" table:number-rows-spanned="1">
            <text:p>Alap MGT</text:p>
          </table:table-cell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1260" table:content-validation-name="val52" table:number-columns-spanned="2" table:number-rows-spanned="1"/>
          <table:covered-table-cell table:style-name="ce1269" table:content-validation-name="val52"/>
          <table:table-cell table:style-name="ce1468" table:content-validation-name="val52" office:value-type="string" calcext:value-type="string">
            <text:p>Szúró</text:p>
          </table:table-cell>
          <table:table-cell table:style-name="ce1468" table:content-validation-name="val52" office:value-type="string" calcext:value-type="string">
            <text:p>Vágó</text:p>
          </table:table-cell>
          <table:table-cell table:style-name="ce1468" table:content-validation-name="val52" office:value-type="string" calcext:value-type="string">
            <text:p>Zúzó</text:p>
          </table:table-cell>
          <table:table-cell table:style-name="ce1302" table:content-validation-name="val52"/>
          <table:table-cell table:style-name="ce1304" table:content-validation-name="val52" table:number-columns-spanned="2" table:number-rows-spanned="1"/>
          <table:covered-table-cell table:style-name="ce515" table:content-validation-name="val52"/>
          <table:table-cell table:style-name="ce515" table:content-validation-name="val52" table:number-columns-repeated="3"/>
          <table:table-cell table:style-name="ce1546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Posztó/Bunda</text:p>
          </table:table-cell>
          <table:covered-table-cell table:style-name="ce585" table:content-validation-name="val52"/>
          <table:table-cell table:style-name="ce1278" table:content-validation-name="val52" office:value-type="float" office:value="0" calcext:value-type="float">
            <text:p>0</text:p>
          </table:table-cell>
          <table:table-cell table:number-columns-repeated="2"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Fegyverkabát</text:p>
          </table:table-cell>
          <table:covered-table-cell table:style-name="ce585" table:content-validation-name="val52"/>
          <table:table-cell table:number-columns-repeated="2" table:style-name="ce1278" table:content-validation-name="val52" office:value-type="float" office:value="3" calcext:value-type="float">
            <text:p>3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278" table:content-validation-name="val52" office:value-type="float" office:value="0" calcext:value-type="float">
            <text:p>0</text:p>
          </table:table-cell>
          <table:table-cell table:style-name="ce1305" table:content-validation-name="val52" office:value-type="float" office:value="3" calcext:value-type="float" table:number-columns-spanned="2" table:number-rows-spanned="1">
            <text:p>3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Bőr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8" calcext:value-type="float" table:number-columns-spanned="2" table:number-rows-spanned="1">
            <text:p>8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Brigantin</text:p>
          </table:table-cell>
          <table:covered-table-cell table:style-name="ce585" table:content-validation-name="val52"/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7" calcext:value-type="float">
            <text:p>7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1" calcext:value-type="float" table:number-columns-spanned="2" table:number-rows-spanned="1">
            <text:p>11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Lánc/Sodrony</text:p>
          </table:table-cell>
          <table:covered-table-cell table:style-name="ce585" table:content-validation-name="val52"/>
          <table:table-cell table:style-name="ce1278" table:content-validation-name="val52" office:value-type="float" office:value="8" calcext:value-type="float">
            <text:p>8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5" calcext:value-type="float">
            <text:p>5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3" calcext:value-type="float" table:number-columns-spanned="2" table:number-rows-spanned="1">
            <text:p>13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Pikkely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2" calcext:value-type="float">
            <text:p>12</text:p>
          </table:table-cell>
          <table:table-cell table:style-name="ce1278" table:content-validation-name="val52" office:value-type="float" office:value="13" calcext:value-type="float">
            <text:p>13</text:p>
          </table:table-cell>
          <table:table-cell table:style-name="ce1278" table:content-validation-name="val52" office:value-type="float" office:value="6" calcext:value-type="float">
            <text:p>6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7" calcext:value-type="float" table:number-columns-spanned="2" table:number-rows-spanned="1">
            <text:p>17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>
          <table:table-cell table:style-name="ce1427" table:content-validation-name="val52"/>
          <table:table-cell table:style-name="ce585" table:content-validation-name="val52" office:value-type="string" calcext:value-type="string" table:number-columns-spanned="2" table:number-rows-spanned="1">
            <text:p>Lemezpáncél</text:p>
          </table:table-cell>
          <table:covered-table-cell table:style-name="ce585" table:content-validation-name="val52"/>
          <table:table-cell table:style-name="ce1278" table:content-validation-name="val52" office:value-type="float" office:value="15" calcext:value-type="float">
            <text:p>15</text:p>
          </table:table-cell>
          <table:table-cell table:style-name="ce1278" table:content-validation-name="val52" office:value-type="float" office:value="18" calcext:value-type="float">
            <text:p>18</text:p>
          </table:table-cell>
          <table:table-cell table:style-name="ce1278" table:content-validation-name="val52" office:value-type="float" office:value="10" calcext:value-type="float">
            <text:p>10</text:p>
          </table:table-cell>
          <table:table-cell table:style-name="ce1278" table:content-validation-name="val52" office:value-type="float" office:value="2" calcext:value-type="float">
            <text:p>2</text:p>
          </table:table-cell>
          <table:table-cell table:style-name="ce1305" table:content-validation-name="val52" office:value-type="float" office:value="18" calcext:value-type="float" table:number-columns-spanned="2" table:number-rows-spanned="1">
            <text:p>18</text:p>
          </table:table-cell>
          <table:covered-table-cell table:style-name="ce515" table:content-validation-name="val52"/>
          <table:table-cell table:content-validation-name="val52"/>
          <table:table-cell table:style-name="ce1472" table:content-validation-name="val52" table:number-columns-repeated="2"/>
          <table:table-cell table:style-name="ce1540" table:content-validation-name="val52"/>
          <table:table-cell table:style-name="ce1553" table:content-validation-name="val52" table:number-columns-repeated="2"/>
          <table:table-cell table:style-name="ce1472" table:content-validation-name="val52"/>
          <table:table-cell table:number-columns-repeated="240"/>
        </table:table-row>
        <table:table-row table:style-name="ro2" table:number-rows-repeated="148">
          <table:table-cell table:style-name="Default" table:number-columns-repeated="16"/>
          <table:table-cell table:number-columns-repeated="240"/>
        </table:table-row>
        <table:table-row table:style-name="ro2" table:number-rows-repeated="65306">
          <table:table-cell table:style-name="ce1427"/>
          <table:table-cell table:style-name="ce1442" table:number-columns-repeated="3"/>
          <table:table-cell table:style-name="ce1472"/>
          <table:table-cell table:style-name="ce932"/>
          <table:table-cell table:style-name="ce1472" table:number-columns-repeated="6"/>
          <table:table-cell table:style-name="ce1540"/>
          <table:table-cell table:style-name="ce1553" table:number-columns-repeated="2"/>
          <table:table-cell table:style-name="ce1472"/>
          <table:table-cell table:number-columns-repeated="240"/>
        </table:table-row>
        <table:table-row table:style-name="ro2" table:number-rows-repeated="2">
          <table:table-cell table:style-name="ce1427"/>
          <table:table-cell table:number-columns-repeated="8"/>
          <table:table-cell table:style-name="ce1472" table:number-columns-repeated="3"/>
          <table:table-cell table:style-name="ce1540"/>
          <table:table-cell table:style-name="ce1553" table:number-columns-repeated="2"/>
          <table:table-cell table:style-name="ce1472"/>
          <table:table-cell table:number-columns-repeated="240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80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4">
          <table:table-cell table:style-name="ce136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expression table:name="Fortély_KP" table:base-cell-address="$Alapértékek.$G$14" table:expression="$#HIV!.$H$20:$H$23"/>
        <table:named-range table:name="KP_fejléc" table:base-cell-address="$Alapértékek.$L$28" table:cell-range-address="$KP_tablazat.$B$5:.$G$5"/>
        <table:named-range table:name="KP_táblázat" table:base-cell-address="$Alapértékek.$L$28" table:cell-range-address="$KP_tablazat.$B$6:.$G$21"/>
        <table:named-expression table:name="Spec" table:base-cell-address="$Alapértékek.$D$17" table:expression="$#HIV!.$G$6:$G$20"/>
        <table:named-expression table:name="Átfogó" table:base-cell-address="$Alapértékek.$B$17" table:expression="$#HIV!.$C$6:$C$20"/>
        <table:named-expression table:name="Átlagos" table:base-cell-address="$Alapértékek.$C$17" table:expression="$#HIV!.$E$6:$E$20"/>
      </table:named-expressions>
      <table:database-ranges>
        <table:database-range table:name="fortelyok_altalanos" table:target-range-address="Fortélylista.A5:Fortélylista.A47" table:on-update-keep-styles="true" table:on-update-keep-size="false"/>
        <table:database-range table:name="fortelyok_altalanos_full" table:target-range-address="Fortélylista.A5:Fortélylista.B47" table:on-update-keep-styles="true" table:on-update-keep-size="false" table:contains-header="false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.B2:Fegyverek.O63"/>
        <table:database-range table:name="kezifegyverek_nev" table:target-range-address="Fegyverek.B2:Fegyverek.B63" table:orientation="column"/>
        <table:database-range table:name="mesterfegyver_fortelyok" table:target-range-address="Alapértékek.A51:Alapérték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I79" table:on-update-keep-styles="true" table:on-update-keep-size="false"/>
        <table:database-range table:name="pancel_strukturak_nev" table:target-range-address="KP_tablazat.B73:KP_tablazat.C79" table:on-update-keep-styles="true" table:on-update-keep-size="false"/>
        <table:database-range table:name="primer_atfogo" table:target-range-address="Képzettséglista.A4:Képzettséglista.A16" table:on-update-keep-styles="true" table:on-update-keep-size="false"/>
        <table:database-range table:name="primer_atlagos" table:target-range-address="Képzettséglista.A20:Képzettséglista.A25"/>
        <table:database-range table:name="szekunder_atfogo" table:target-range-address="Képzettséglista.C4:Képzettséglista.C8"/>
        <table:database-range table:name="szekunder_atlagos" table:target-range-address="Képzettséglista.F4:Képzettséglista.F40"/>
        <table:database-range table:name="szekunder_konnyu" table:target-range-address="Képzettséglista.J4:Képzettséglista.J7"/>
        <table:database-range table:name="tavolsagi_fegyverek_all" table:target-range-address="Fegyverek.B67:Fegyverek.O93" table:on-update-keep-size="false"/>
        <table:database-range table:name="tavolsagi_fegyverek_nev" table:target-range-address="Fegyverek.B67:Fegyverek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Alapértékek.N52:Alapértékek.N52" table:contains-header="false" table:orientation="column"/>
        <table:database-range table:name="__Anonymous_Sheet_DB__5" table:target-range-address="Képzettséglista.J4:Képzettséglista.J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15:33:27.14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16T15:39:59.555000000</dc:date>
    <meta:editing-cycles>414</meta:editing-cycles>
    <meta:editing-duration>P2DT5H25S</meta:editing-duration>
    <meta:document-statistic meta:table-count="11" meta:cell-count="2774" meta:object-count="0"/>
    <meta:user-defined meta:name="Author">Fekete Bálint (Kaktusztea, Ailtas)</meta:user-defined>
    <meta:user-defined meta:name="Szerepjáték">km100</meta:user-defined>
  </office:meta>
</office:document-meta>
</file>